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29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3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shot1000 -&gt; RPM" table:style-name="ta1">
        <table:shapes>
          <draw:frame draw:z-index="0" draw:style-name="gr1" draw:text-style-name="P1" svg:width="1147.89pt" svg:height="612.79pt" svg:x="0pt" svg:y="0pt">
            <draw:object draw:notify-on-update-of-ranges="6a199013bdb_no_prop.C1:6a199013bdb_no_prop.C1528 6a199013bdb_no_prop.F1:6a199013bdb_no_prop.F15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ramp test</text:p>
          </table:table-cell>
          <table:table-cell office:value-type="string" calcext:value-type="string">
            <text:p>Hqprop 5.1x4x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00ms up</text:p>
          </table:table-cell>
          <table:table-cell office:value-type="string" calcext:value-type="string">
            <text:p>EMAX RS-II 2600KV</text:p>
          </table:table-cell>
          <table:table-cell table:number-columns-repeated="17"/>
          <table:table-cell office:value-type="string" calcext:value-type="string">
            <text:p>ramp test</text:p>
          </table:table-cell>
          <table:table-cell office:value-type="string" calcext:value-type="string">
            <text:p>Hqprop 5.1x4x3</text:p>
          </table:table-cell>
        </table:table-row>
        <table:table-row table:style-name="ro1">
          <table:table-cell office:value-type="string" calcext:value-type="string">
            <text:p>100ms top</text:p>
          </table:table-cell>
          <table:table-cell table:number-columns-repeated="18"/>
          <table:table-cell office:value-type="string" calcext:value-type="string">
            <text:p>100ms up</text:p>
          </table:table-cell>
          <table:table-cell office:value-type="string" calcext:value-type="string">
            <text:p>EMAX RS-II 2600KV</text:p>
          </table:table-cell>
        </table:table-row>
        <table:table-row table:style-name="ro1">
          <table:table-cell office:value-type="string" calcext:value-type="string">
            <text:p>100ms down</text:p>
          </table:table-cell>
          <table:table-cell table:number-columns-repeated="18"/>
          <table:table-cell office:value-type="string" calcext:value-type="string">
            <text:p>100ms 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tage 10 mV resolution</text:p>
          </table:table-cell>
          <table:table-cell table:number-columns-repeated="17"/>
          <table:table-cell office:value-type="string" calcext:value-type="string">
            <text:p>100ms d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 10 mA resolution</text:p>
          </table:table-cell>
          <table:table-cell table:number-columns-repeated="18"/>
          <table:table-cell office:value-type="string" calcext:value-type="string">
            <text:p>Voltage 10 mV resolution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current 10 mA resolution</text:p>
          </table:table-cell>
        </table:table-row>
      </table:table>
      <table:table table:name="voltage, current" table:style-name="ta1">
        <table:shapes>
          <draw:frame draw:z-index="0" draw:style-name="gr1" draw:text-style-name="P1" svg:width="1148.74pt" svg:height="619.26pt" svg:x="0.03pt" svg:y="0.03pt">
            <draw:object draw:notify-on-update-of-ranges="6a199013bdb_no_prop.D1:6a199013bdb_no_prop.D1528 6a199013bdb_no_prop.E1:6a199013bdb_no_prop.E15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ms index" table:style-name="ta1">
        <table:shapes>
          <draw:frame draw:z-index="0" draw:style-name="gr1" draw:text-style-name="P1" svg:width="1141.48pt" svg:height="582.41pt" svg:x="0pt" svg:y="0pt">
            <draw:object draw:notify-on-update-of-ranges="6a199013bdb_no_prop.A1:6a199013bdb_no_prop.A15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6a199013bdb_no_prop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table:formula="of:= 20.63 * [.B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float" office:value="133" calcext:value-type="float">
            <text:p>133</text:p>
          </table:table-cell>
          <table:table-cell table:formula="of:= 20.63 * [.B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4121" calcext:value-type="float">
            <text:p>4121</text:p>
          </table:table-cell>
          <table:table-cell office:value-type="float" office:value="1649" calcext:value-type="float">
            <text:p>1649</text:p>
          </table:table-cell>
          <table:table-cell office:value-type="float" office:value="233" calcext:value-type="float">
            <text:p>233</text:p>
          </table:table-cell>
          <table:table-cell table:formula="of:= 20.63 * [.B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99" calcext:value-type="float">
            <text:p>2499</text:p>
          </table:table-cell>
          <table:table-cell office:value-type="float" office:value="1632" calcext:value-type="float">
            <text:p>1632</text:p>
          </table:table-cell>
          <table:table-cell office:value-type="float" office:value="323" calcext:value-type="float">
            <text:p>323</text:p>
          </table:table-cell>
          <table:table-cell table:formula="of:= 20.63 * [.B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936" calcext:value-type="float">
            <text:p>1936</text:p>
          </table:table-cell>
          <table:table-cell office:value-type="float" office:value="1626" calcext:value-type="float">
            <text:p>1626</text:p>
          </table:table-cell>
          <table:table-cell office:value-type="float" office:value="406" calcext:value-type="float">
            <text:p>406</text:p>
          </table:table-cell>
          <table:table-cell table:formula="of:= 20.63 * [.B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224" calcext:value-type="float">
            <text:p>3224</text:p>
          </table:table-cell>
          <table:table-cell office:value-type="float" office:value="1626" calcext:value-type="float">
            <text:p>1626</text:p>
          </table:table-cell>
          <table:table-cell office:value-type="float" office:value="462" calcext:value-type="float">
            <text:p>462</text:p>
          </table:table-cell>
          <table:table-cell table:formula="of:= 20.63 * [.B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838" calcext:value-type="float">
            <text:p>3838</text:p>
          </table:table-cell>
          <table:table-cell office:value-type="float" office:value="1626" calcext:value-type="float">
            <text:p>1626</text:p>
          </table:table-cell>
          <table:table-cell office:value-type="float" office:value="520" calcext:value-type="float">
            <text:p>520</text:p>
          </table:table-cell>
          <table:table-cell table:formula="of:= 20.63 * [.B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4552" calcext:value-type="float">
            <text:p>4552</text:p>
          </table:table-cell>
          <table:table-cell office:value-type="float" office:value="1622" calcext:value-type="float">
            <text:p>1622</text:p>
          </table:table-cell>
          <table:table-cell office:value-type="float" office:value="568" calcext:value-type="float">
            <text:p>568</text:p>
          </table:table-cell>
          <table:table-cell table:formula="of:= 20.63 * [.B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4946" calcext:value-type="float">
            <text:p>4946</text:p>
          </table:table-cell>
          <table:table-cell office:value-type="float" office:value="1628" calcext:value-type="float">
            <text:p>1628</text:p>
          </table:table-cell>
          <table:table-cell office:value-type="float" office:value="609" calcext:value-type="float">
            <text:p>609</text:p>
          </table:table-cell>
          <table:table-cell table:formula="of:= 20.63 * [.B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5259" calcext:value-type="float">
            <text:p>5259</text:p>
          </table:table-cell>
          <table:table-cell office:value-type="float" office:value="1624" calcext:value-type="float">
            <text:p>1624</text:p>
          </table:table-cell>
          <table:table-cell office:value-type="float" office:value="516" calcext:value-type="float">
            <text:p>516</text:p>
          </table:table-cell>
          <table:table-cell table:formula="of:= 20.63 * [.B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5473" calcext:value-type="float">
            <text:p>5473</text:p>
          </table:table-cell>
          <table:table-cell office:value-type="float" office:value="1624" calcext:value-type="float">
            <text:p>1624</text:p>
          </table:table-cell>
          <table:table-cell office:value-type="float" office:value="449" calcext:value-type="float">
            <text:p>449</text:p>
          </table:table-cell>
          <table:table-cell table:formula="of:= 20.63 * [.B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5772" calcext:value-type="float">
            <text:p>5772</text:p>
          </table:table-cell>
          <table:table-cell office:value-type="float" office:value="1636" calcext:value-type="float">
            <text:p>1636</text:p>
          </table:table-cell>
          <table:table-cell office:value-type="float" office:value="391" calcext:value-type="float">
            <text:p>391</text:p>
          </table:table-cell>
          <table:table-cell table:formula="of:= 20.63 * [.B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6054" calcext:value-type="float">
            <text:p>6054</text:p>
          </table:table-cell>
          <table:table-cell office:value-type="float" office:value="1641" calcext:value-type="float">
            <text:p>1641</text:p>
          </table:table-cell>
          <table:table-cell office:value-type="float" office:value="336" calcext:value-type="float">
            <text:p>336</text:p>
          </table:table-cell>
          <table:table-cell table:formula="of:= 20.63 * [.B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6189" calcext:value-type="float">
            <text:p>6189</text:p>
          </table:table-cell>
          <table:table-cell office:value-type="float" office:value="1642" calcext:value-type="float">
            <text:p>1642</text:p>
          </table:table-cell>
          <table:table-cell office:value-type="float" office:value="305" calcext:value-type="float">
            <text:p>305</text:p>
          </table:table-cell>
          <table:table-cell table:formula="of:= 20.63 * [.B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450" calcext:value-type="float">
            <text:p>6450</text:p>
          </table:table-cell>
          <table:table-cell office:value-type="float" office:value="1639" calcext:value-type="float">
            <text:p>1639</text:p>
          </table:table-cell>
          <table:table-cell office:value-type="float" office:value="271" calcext:value-type="float">
            <text:p>271</text:p>
          </table:table-cell>
          <table:table-cell table:formula="of:= 20.63 * [.B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6570" calcext:value-type="float">
            <text:p>6570</text:p>
          </table:table-cell>
          <table:table-cell office:value-type="float" office:value="1639" calcext:value-type="float">
            <text:p>1639</text:p>
          </table:table-cell>
          <table:table-cell office:value-type="float" office:value="241" calcext:value-type="float">
            <text:p>241</text:p>
          </table:table-cell>
          <table:table-cell table:formula="of:= 20.63 * [.B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6637" calcext:value-type="float">
            <text:p>6637</text:p>
          </table:table-cell>
          <table:table-cell office:value-type="float" office:value="1636" calcext:value-type="float">
            <text:p>1636</text:p>
          </table:table-cell>
          <table:table-cell office:value-type="float" office:value="222" calcext:value-type="float">
            <text:p>222</text:p>
          </table:table-cell>
          <table:table-cell table:formula="of:= 20.63 * [.B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6676" calcext:value-type="float">
            <text:p>6676</text:p>
          </table:table-cell>
          <table:table-cell office:value-type="float" office:value="1638" calcext:value-type="float">
            <text:p>1638</text:p>
          </table:table-cell>
          <table:table-cell office:value-type="float" office:value="202" calcext:value-type="float">
            <text:p>202</text:p>
          </table:table-cell>
          <table:table-cell table:formula="of:= 20.63 * [.B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6794" calcext:value-type="float">
            <text:p>6794</text:p>
          </table:table-cell>
          <table:table-cell office:value-type="float" office:value="1633" calcext:value-type="float">
            <text:p>1633</text:p>
          </table:table-cell>
          <table:table-cell office:value-type="float" office:value="194" calcext:value-type="float">
            <text:p>194</text:p>
          </table:table-cell>
          <table:table-cell table:formula="of:= 20.63 * [.B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6872" calcext:value-type="float">
            <text:p>6872</text:p>
          </table:table-cell>
          <table:table-cell office:value-type="float" office:value="1638" calcext:value-type="float">
            <text:p>1638</text:p>
          </table:table-cell>
          <table:table-cell office:value-type="float" office:value="177" calcext:value-type="float">
            <text:p>177</text:p>
          </table:table-cell>
          <table:table-cell table:formula="of:= 20.63 * [.B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6920" calcext:value-type="float">
            <text:p>6920</text:p>
          </table:table-cell>
          <table:table-cell office:value-type="float" office:value="1638" calcext:value-type="float">
            <text:p>1638</text:p>
          </table:table-cell>
          <table:table-cell office:value-type="float" office:value="166" calcext:value-type="float">
            <text:p>166</text:p>
          </table:table-cell>
          <table:table-cell table:formula="of:= 20.63 * [.B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6921" calcext:value-type="float">
            <text:p>6921</text:p>
          </table:table-cell>
          <table:table-cell office:value-type="float" office:value="1640" calcext:value-type="float">
            <text:p>1640</text:p>
          </table:table-cell>
          <table:table-cell office:value-type="float" office:value="129" calcext:value-type="float">
            <text:p>129</text:p>
          </table:table-cell>
          <table:table-cell table:formula="of:= 20.63 * [.B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6866" calcext:value-type="float">
            <text:p>6866</text:p>
          </table:table-cell>
          <table:table-cell office:value-type="float" office:value="1643" calcext:value-type="float">
            <text:p>1643</text:p>
          </table:table-cell>
          <table:table-cell office:value-type="float" office:value="89" calcext:value-type="float">
            <text:p>89</text:p>
          </table:table-cell>
          <table:table-cell table:formula="of:= 20.63 * [.B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6682" calcext:value-type="float">
            <text:p>6682</text:p>
          </table:table-cell>
          <table:table-cell office:value-type="float" office:value="1648" calcext:value-type="float">
            <text:p>1648</text:p>
          </table:table-cell>
          <table:table-cell office:value-type="float" office:value="52" calcext:value-type="float">
            <text:p>52</text:p>
          </table:table-cell>
          <table:table-cell table:formula="of:= 20.63 * [.B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6472" calcext:value-type="float">
            <text:p>6472</text:p>
          </table:table-cell>
          <table:table-cell office:value-type="float" office:value="1652" calcext:value-type="float">
            <text:p>1652</text:p>
          </table:table-cell>
          <table:table-cell office:value-type="float" office:value="17" calcext:value-type="float">
            <text:p>17</text:p>
          </table:table-cell>
          <table:table-cell table:formula="of:= 20.63 * [.B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132" calcext:value-type="float">
            <text:p>6132</text:p>
          </table:table-cell>
          <table:table-cell office:value-type="float" office:value="1650" calcext:value-type="float">
            <text:p>1650</text:p>
          </table:table-cell>
          <table:table-cell office:value-type="float" office:value="16" calcext:value-type="float">
            <text:p>16</text:p>
          </table:table-cell>
          <table:table-cell table:formula="of:= 20.63 * [.B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5902" calcext:value-type="float">
            <text:p>5902</text:p>
          </table:table-cell>
          <table:table-cell office:value-type="float" office:value="1658" calcext:value-type="float">
            <text:p>1658</text:p>
          </table:table-cell>
          <table:table-cell office:value-type="float" office:value="50" calcext:value-type="float">
            <text:p>50</text:p>
          </table:table-cell>
          <table:table-cell table:formula="of:= 20.63 * [.B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5644" calcext:value-type="float">
            <text:p>5644</text:p>
          </table:table-cell>
          <table:table-cell office:value-type="float" office:value="1657" calcext:value-type="float">
            <text:p>1657</text:p>
          </table:table-cell>
          <table:table-cell office:value-type="float" office:value="78" calcext:value-type="float">
            <text:p>78</text:p>
          </table:table-cell>
          <table:table-cell table:formula="of:= 20.63 * [.B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5357" calcext:value-type="float">
            <text:p>5357</text:p>
          </table:table-cell>
          <table:table-cell office:value-type="float" office:value="1657" calcext:value-type="float">
            <text:p>1657</text:p>
          </table:table-cell>
          <table:table-cell office:value-type="float" office:value="102" calcext:value-type="float">
            <text:p>102</text:p>
          </table:table-cell>
          <table:table-cell table:formula="of:= 20.63 * [.B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5090" calcext:value-type="float">
            <text:p>5090</text:p>
          </table:table-cell>
          <table:table-cell office:value-type="float" office:value="1655" calcext:value-type="float">
            <text:p>1655</text:p>
          </table:table-cell>
          <table:table-cell office:value-type="float" office:value="98" calcext:value-type="float">
            <text:p>98</text:p>
          </table:table-cell>
          <table:table-cell table:formula="of:= 20.63 * [.B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949" calcext:value-type="float">
            <text:p>4949</text:p>
          </table:table-cell>
          <table:table-cell office:value-type="float" office:value="1655" calcext:value-type="float">
            <text:p>1655</text:p>
          </table:table-cell>
          <table:table-cell office:value-type="float" office:value="89" calcext:value-type="float">
            <text:p>89</text:p>
          </table:table-cell>
          <table:table-cell table:formula="of:= 20.63 * [.B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4826" calcext:value-type="float">
            <text:p>4826</text:p>
          </table:table-cell>
          <table:table-cell office:value-type="float" office:value="1655" calcext:value-type="float">
            <text:p>1655</text:p>
          </table:table-cell>
          <table:table-cell office:value-type="float" office:value="82" calcext:value-type="float">
            <text:p>82</text:p>
          </table:table-cell>
          <table:table-cell table:formula="of:= 20.63 * [.B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4566" calcext:value-type="float">
            <text:p>4566</text:p>
          </table:table-cell>
          <table:table-cell office:value-type="float" office:value="1657" calcext:value-type="float">
            <text:p>1657</text:p>
          </table:table-cell>
          <table:table-cell office:value-type="float" office:value="72" calcext:value-type="float">
            <text:p>72</text:p>
          </table:table-cell>
          <table:table-cell table:formula="of:= 20.63 * [.B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4451" calcext:value-type="float">
            <text:p>4451</text:p>
          </table:table-cell>
          <table:table-cell office:value-type="float" office:value="1658" calcext:value-type="float">
            <text:p>1658</text:p>
          </table:table-cell>
          <table:table-cell office:value-type="float" office:value="65" calcext:value-type="float">
            <text:p>65</text:p>
          </table:table-cell>
          <table:table-cell table:formula="of:= 20.63 * [.B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4241" calcext:value-type="float">
            <text:p>4241</text:p>
          </table:table-cell>
          <table:table-cell office:value-type="float" office:value="1655" calcext:value-type="float">
            <text:p>1655</text:p>
          </table:table-cell>
          <table:table-cell office:value-type="float" office:value="61" calcext:value-type="float">
            <text:p>61</text:p>
          </table:table-cell>
          <table:table-cell table:formula="of:= 20.63 * [.B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4140" calcext:value-type="float">
            <text:p>4140</text:p>
          </table:table-cell>
          <table:table-cell office:value-type="float" office:value="1655" calcext:value-type="float">
            <text:p>1655</text:p>
          </table:table-cell>
          <table:table-cell office:value-type="float" office:value="54" calcext:value-type="float">
            <text:p>54</text:p>
          </table:table-cell>
          <table:table-cell table:formula="of:= 20.63 * [.B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4001" calcext:value-type="float">
            <text:p>4001</text:p>
          </table:table-cell>
          <table:table-cell office:value-type="float" office:value="1657" calcext:value-type="float">
            <text:p>1657</text:p>
          </table:table-cell>
          <table:table-cell office:value-type="float" office:value="50" calcext:value-type="float">
            <text:p>50</text:p>
          </table:table-cell>
          <table:table-cell table:formula="of:= 20.63 * [.B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900" calcext:value-type="float">
            <text:p>3900</text:p>
          </table:table-cell>
          <table:table-cell office:value-type="float" office:value="1657" calcext:value-type="float">
            <text:p>1657</text:p>
          </table:table-cell>
          <table:table-cell office:value-type="float" office:value="42" calcext:value-type="float">
            <text:p>42</text:p>
          </table:table-cell>
          <table:table-cell table:formula="of:= 20.63 * [.B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3793" calcext:value-type="float">
            <text:p>3793</text:p>
          </table:table-cell>
          <table:table-cell office:value-type="float" office:value="1656" calcext:value-type="float">
            <text:p>1656</text:p>
          </table:table-cell>
          <table:table-cell office:value-type="float" office:value="39" calcext:value-type="float">
            <text:p>39</text:p>
          </table:table-cell>
          <table:table-cell table:formula="of:= 20.63 * [.B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3709" calcext:value-type="float">
            <text:p>3709</text:p>
          </table:table-cell>
          <table:table-cell office:value-type="float" office:value="1653" calcext:value-type="float">
            <text:p>1653</text:p>
          </table:table-cell>
          <table:table-cell office:value-type="float" office:value="33" calcext:value-type="float">
            <text:p>33</text:p>
          </table:table-cell>
          <table:table-cell table:formula="of:= 20.63 * [.B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566" calcext:value-type="float">
            <text:p>3566</text:p>
          </table:table-cell>
          <table:table-cell office:value-type="float" office:value="1652" calcext:value-type="float">
            <text:p>1652</text:p>
          </table:table-cell>
          <table:table-cell office:value-type="float" office:value="29" calcext:value-type="float">
            <text:p>29</text:p>
          </table:table-cell>
          <table:table-cell table:formula="of:= 20.63 * [.B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3498" calcext:value-type="float">
            <text:p>3498</text:p>
          </table:table-cell>
          <table:table-cell office:value-type="float" office:value="1652" calcext:value-type="float">
            <text:p>1652</text:p>
          </table:table-cell>
          <table:table-cell office:value-type="float" office:value="24" calcext:value-type="float">
            <text:p>24</text:p>
          </table:table-cell>
          <table:table-cell table:formula="of:= 20.63 * [.B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3390" calcext:value-type="float">
            <text:p>3390</text:p>
          </table:table-cell>
          <table:table-cell office:value-type="float" office:value="1652" calcext:value-type="float">
            <text:p>1652</text:p>
          </table:table-cell>
          <table:table-cell office:value-type="float" office:value="20" calcext:value-type="float">
            <text:p>20</text:p>
          </table:table-cell>
          <table:table-cell table:formula="of:= 20.63 * [.B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332" calcext:value-type="float">
            <text:p>3332</text:p>
          </table:table-cell>
          <table:table-cell office:value-type="float" office:value="1652" calcext:value-type="float">
            <text:p>1652</text:p>
          </table:table-cell>
          <table:table-cell office:value-type="float" office:value="18" calcext:value-type="float">
            <text:p>18</text:p>
          </table:table-cell>
          <table:table-cell table:formula="of:= 20.63 * [.B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269" calcext:value-type="float">
            <text:p>3269</text:p>
          </table:table-cell>
          <table:table-cell office:value-type="float" office:value="1651" calcext:value-type="float">
            <text:p>1651</text:p>
          </table:table-cell>
          <table:table-cell office:value-type="float" office:value="16" calcext:value-type="float">
            <text:p>16</text:p>
          </table:table-cell>
          <table:table-cell table:formula="of:= 20.63 * [.B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227" calcext:value-type="float">
            <text:p>3227</text:p>
          </table:table-cell>
          <table:table-cell office:value-type="float" office:value="1651" calcext:value-type="float">
            <text:p>1651</text:p>
          </table:table-cell>
          <table:table-cell office:value-type="float" office:value="16" calcext:value-type="float">
            <text:p>16</text:p>
          </table:table-cell>
          <table:table-cell table:formula="of:= 20.63 * [.B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175" calcext:value-type="float">
            <text:p>3175</text:p>
          </table:table-cell>
          <table:table-cell office:value-type="float" office:value="1650" calcext:value-type="float">
            <text:p>1650</text:p>
          </table:table-cell>
          <table:table-cell office:value-type="float" office:value="14" calcext:value-type="float">
            <text:p>14</text:p>
          </table:table-cell>
          <table:table-cell table:formula="of:= 20.63 * [.B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3116" calcext:value-type="float">
            <text:p>3116</text:p>
          </table:table-cell>
          <table:table-cell office:value-type="float" office:value="1651" calcext:value-type="float">
            <text:p>1651</text:p>
          </table:table-cell>
          <table:table-cell office:value-type="float" office:value="10" calcext:value-type="float">
            <text:p>10</text:p>
          </table:table-cell>
          <table:table-cell table:formula="of:= 20.63 * [.B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053" calcext:value-type="float">
            <text:p>3053</text:p>
          </table:table-cell>
          <table:table-cell office:value-type="float" office:value="1651" calcext:value-type="float">
            <text:p>1651</text:p>
          </table:table-cell>
          <table:table-cell office:value-type="float" office:value="10" calcext:value-type="float">
            <text:p>10</text:p>
          </table:table-cell>
          <table:table-cell table:formula="of:= 20.63 * [.B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3016" calcext:value-type="float">
            <text:p>3016</text:p>
          </table:table-cell>
          <table:table-cell office:value-type="float" office:value="1651" calcext:value-type="float">
            <text:p>1651</text:p>
          </table:table-cell>
          <table:table-cell office:value-type="float" office:value="10" calcext:value-type="float">
            <text:p>10</text:p>
          </table:table-cell>
          <table:table-cell table:formula="of:= 20.63 * [.B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998" calcext:value-type="float">
            <text:p>299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955" calcext:value-type="float">
            <text:p>2955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907" calcext:value-type="float">
            <text:p>2907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884" calcext:value-type="float">
            <text:p>2884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 20.63 * [.B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860" calcext:value-type="float">
            <text:p>2860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 20.63 * [.B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840" calcext:value-type="float">
            <text:p>2840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 20.63 * [.B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808" calcext:value-type="float">
            <text:p>2808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table:formula="of:= 20.63 * [.B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782" calcext:value-type="float">
            <text:p>2782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 20.63 * [.B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763" calcext:value-type="float">
            <text:p>2763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 20.63 * [.B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716" calcext:value-type="float">
            <text:p>2716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 20.63 * [.B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723" calcext:value-type="float">
            <text:p>2723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 20.63 * [.B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693" calcext:value-type="float">
            <text:p>2693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 20.63 * [.B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683" calcext:value-type="float">
            <text:p>2683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 20.63 * [.B63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680" calcext:value-type="float">
            <text:p>2680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64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649" calcext:value-type="float">
            <text:p>2649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640" calcext:value-type="float">
            <text:p>2640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 20.63 * [.B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626" calcext:value-type="float">
            <text:p>2626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608" calcext:value-type="float">
            <text:p>2608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592" calcext:value-type="float">
            <text:p>2592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584" calcext:value-type="float">
            <text:p>2584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565" calcext:value-type="float">
            <text:p>2565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567" calcext:value-type="float">
            <text:p>2567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556" calcext:value-type="float">
            <text:p>2556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548" calcext:value-type="float">
            <text:p>2548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541" calcext:value-type="float">
            <text:p>2541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525" calcext:value-type="float">
            <text:p>2525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516" calcext:value-type="float">
            <text:p>2516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521" calcext:value-type="float">
            <text:p>2521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509" calcext:value-type="float">
            <text:p>2509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505" calcext:value-type="float">
            <text:p>2505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89" calcext:value-type="float">
            <text:p>2489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86" calcext:value-type="float">
            <text:p>2486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82" calcext:value-type="float">
            <text:p>248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77" calcext:value-type="float">
            <text:p>2477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80" calcext:value-type="float">
            <text:p>2480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74" calcext:value-type="float">
            <text:p>2474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63" calcext:value-type="float">
            <text:p>246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57" calcext:value-type="float">
            <text:p>245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60" calcext:value-type="float">
            <text:p>246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56" calcext:value-type="float">
            <text:p>245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55" calcext:value-type="float">
            <text:p>245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50" calcext:value-type="float">
            <text:p>245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43" calcext:value-type="float">
            <text:p>2443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32" calcext:value-type="float">
            <text:p>243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35" calcext:value-type="float">
            <text:p>243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39" calcext:value-type="float">
            <text:p>243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29" calcext:value-type="float">
            <text:p>242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49" calcext:value-type="float">
            <text:p>244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37" calcext:value-type="float">
            <text:p>243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34" calcext:value-type="float">
            <text:p>243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26" calcext:value-type="float">
            <text:p>242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39" calcext:value-type="float">
            <text:p>243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18" calcext:value-type="float">
            <text:p>241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25" calcext:value-type="float">
            <text:p>242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21" calcext:value-type="float">
            <text:p>242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25" calcext:value-type="float">
            <text:p>242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25" calcext:value-type="float">
            <text:p>242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84" calcext:value-type="float">
            <text:p>238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23" calcext:value-type="float">
            <text:p>242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92" calcext:value-type="float">
            <text:p>239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389" calcext:value-type="float">
            <text:p>238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1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92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18" calcext:value-type="float">
            <text:p>241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2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2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2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2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86" calcext:value-type="float">
            <text:p>238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28" calcext:value-type="float">
            <text:p>242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2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2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392" calcext:value-type="float">
            <text:p>239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2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2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20" calcext:value-type="float">
            <text:p>242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2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85" calcext:value-type="float">
            <text:p>238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22" calcext:value-type="float">
            <text:p>242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91" calcext:value-type="float">
            <text:p>239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88" calcext:value-type="float">
            <text:p>238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20" calcext:value-type="float">
            <text:p>242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3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3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17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89" calcext:value-type="float">
            <text:p>2389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3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3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3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3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3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3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3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3" calcext:value-type="float">
            <text:p>13</text:p>
          </table:table-cell>
          <table:table-cell table:formula="of:= 20.63 * [.B3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3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3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4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4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4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4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4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439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40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3" calcext:value-type="float">
            <text:p>1653</text:p>
          </table:table-cell>
          <table:table-cell office:value-type="float" office:value="13" calcext:value-type="float">
            <text:p>13</text:p>
          </table:table-cell>
          <table:table-cell table:formula="of:= 20.63 * [.B4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89" calcext:value-type="float">
            <text:p>2389</text:p>
          </table:table-cell>
          <table:table-cell office:value-type="float" office:value="1653" calcext:value-type="float">
            <text:p>1653</text:p>
          </table:table-cell>
          <table:table-cell office:value-type="float" office:value="13" calcext:value-type="float">
            <text:p>13</text:p>
          </table:table-cell>
          <table:table-cell table:formula="of:= 20.63 * [.B4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4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380" calcext:value-type="float">
            <text:p>238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391" calcext:value-type="float">
            <text:p>239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20" calcext:value-type="float">
            <text:p>242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89" calcext:value-type="float">
            <text:p>238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393" calcext:value-type="float">
            <text:p>2393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5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5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5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5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5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5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88" calcext:value-type="float">
            <text:p>238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5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5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18" calcext:value-type="float">
            <text:p>241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5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3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4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90" calcext:value-type="float">
            <text:p>239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5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5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418" calcext:value-type="float">
            <text:p>241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5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5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5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6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385" calcext:value-type="float">
            <text:p>238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6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21" calcext:value-type="float">
            <text:p>242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6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6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6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6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6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6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6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6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6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6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681]" office:value-type="float" office:value="1402.84" calcext:value-type="float">
            <text:p>1402.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682]" office:value-type="float" office:value="1712.29" calcext:value-type="float">
            <text:p>1712.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3" calcext:value-type="float">
            <text:p>13</text:p>
          </table:table-cell>
          <table:table-cell table:formula="of:= 20.63 * [.B683]" office:value-type="float" office:value="2021.74" calcext:value-type="float">
            <text:p>2021.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2414" calcext:value-type="float">
            <text:p>2414</text:p>
          </table:table-cell>
          <table:table-cell office:value-type="float" office:value="1653" calcext:value-type="float">
            <text:p>1653</text:p>
          </table:table-cell>
          <table:table-cell office:value-type="float" office:value="17" calcext:value-type="float">
            <text:p>17</text:p>
          </table:table-cell>
          <table:table-cell table:formula="of:= 20.63 * [.B684]" office:value-type="float" office:value="2331.19" calcext:value-type="float">
            <text:p>2331.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3" calcext:value-type="float">
            <text:p>133</text:p>
          </table:table-cell>
          <table:table-cell office:value-type="float" office:value="2440" calcext:value-type="float">
            <text:p>2440</text:p>
          </table:table-cell>
          <table:table-cell office:value-type="float" office:value="1654" calcext:value-type="float">
            <text:p>1654</text:p>
          </table:table-cell>
          <table:table-cell office:value-type="float" office:value="22" calcext:value-type="float">
            <text:p>22</text:p>
          </table:table-cell>
          <table:table-cell table:formula="of:= 20.63 * [.B685]" office:value-type="float" office:value="2743.79" calcext:value-type="float">
            <text:p>2743.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3" calcext:value-type="float">
            <text:p>153</text:p>
          </table:table-cell>
          <table:table-cell office:value-type="float" office:value="2501" calcext:value-type="float">
            <text:p>2501</text:p>
          </table:table-cell>
          <table:table-cell office:value-type="float" office:value="1652" calcext:value-type="float">
            <text:p>1652</text:p>
          </table:table-cell>
          <table:table-cell office:value-type="float" office:value="33" calcext:value-type="float">
            <text:p>33</text:p>
          </table:table-cell>
          <table:table-cell table:formula="of:= 20.63 * [.B686]" office:value-type="float" office:value="3156.39" calcext:value-type="float">
            <text:p>3156.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3" calcext:value-type="float">
            <text:p>173</text:p>
          </table:table-cell>
          <table:table-cell office:value-type="float" office:value="2583" calcext:value-type="float">
            <text:p>2583</text:p>
          </table:table-cell>
          <table:table-cell office:value-type="float" office:value="1653" calcext:value-type="float">
            <text:p>1653</text:p>
          </table:table-cell>
          <table:table-cell office:value-type="float" office:value="46" calcext:value-type="float">
            <text:p>46</text:p>
          </table:table-cell>
          <table:table-cell table:formula="of:= 20.63 * [.B687]" office:value-type="float" office:value="3568.99" calcext:value-type="float">
            <text:p>3568.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office:value-type="float" office:value="2766" calcext:value-type="float">
            <text:p>2766</text:p>
          </table:table-cell>
          <table:table-cell office:value-type="float" office:value="1649" calcext:value-type="float">
            <text:p>1649</text:p>
          </table:table-cell>
          <table:table-cell office:value-type="float" office:value="63" calcext:value-type="float">
            <text:p>63</text:p>
          </table:table-cell>
          <table:table-cell table:formula="of:= 20.63 * [.B688]" office:value-type="float" office:value="3981.59" calcext:value-type="float">
            <text:p>3981.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float" office:value="2988" calcext:value-type="float">
            <text:p>2988</text:p>
          </table:table-cell>
          <table:table-cell office:value-type="float" office:value="1648" calcext:value-type="float">
            <text:p>1648</text:p>
          </table:table-cell>
          <table:table-cell office:value-type="float" office:value="86" calcext:value-type="float">
            <text:p>86</text:p>
          </table:table-cell>
          <table:table-cell table:formula="of:= 20.63 * [.B689]" office:value-type="float" office:value="4600.49" calcext:value-type="float">
            <text:p>4600.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3" calcext:value-type="float">
            <text:p>243</text:p>
          </table:table-cell>
          <table:table-cell office:value-type="float" office:value="3256" calcext:value-type="float">
            <text:p>3256</text:p>
          </table:table-cell>
          <table:table-cell office:value-type="float" office:value="1646" calcext:value-type="float">
            <text:p>1646</text:p>
          </table:table-cell>
          <table:table-cell office:value-type="float" office:value="112" calcext:value-type="float">
            <text:p>112</text:p>
          </table:table-cell>
          <table:table-cell table:formula="of:= 20.63 * [.B690]" office:value-type="float" office:value="5013.09" calcext:value-type="float">
            <text:p>5013.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8" calcext:value-type="float">
            <text:p>268</text:p>
          </table:table-cell>
          <table:table-cell office:value-type="float" office:value="3681" calcext:value-type="float">
            <text:p>3681</text:p>
          </table:table-cell>
          <table:table-cell office:value-type="float" office:value="1640" calcext:value-type="float">
            <text:p>1640</text:p>
          </table:table-cell>
          <table:table-cell office:value-type="float" office:value="136" calcext:value-type="float">
            <text:p>136</text:p>
          </table:table-cell>
          <table:table-cell table:formula="of:= 20.63 * [.B691]" office:value-type="float" office:value="5528.84" calcext:value-type="float">
            <text:p>5528.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3" calcext:value-type="float">
            <text:p>293</text:p>
          </table:table-cell>
          <table:table-cell office:value-type="float" office:value="4013" calcext:value-type="float">
            <text:p>4013</text:p>
          </table:table-cell>
          <table:table-cell office:value-type="float" office:value="1639" calcext:value-type="float">
            <text:p>1639</text:p>
          </table:table-cell>
          <table:table-cell office:value-type="float" office:value="166" calcext:value-type="float">
            <text:p>166</text:p>
          </table:table-cell>
          <table:table-cell table:formula="of:= 20.63 * [.B692]" office:value-type="float" office:value="6044.59" calcext:value-type="float">
            <text:p>6044.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8" calcext:value-type="float">
            <text:p>328</text:p>
          </table:table-cell>
          <table:table-cell office:value-type="float" office:value="4378" calcext:value-type="float">
            <text:p>4378</text:p>
          </table:table-cell>
          <table:table-cell office:value-type="float" office:value="1633" calcext:value-type="float">
            <text:p>1633</text:p>
          </table:table-cell>
          <table:table-cell office:value-type="float" office:value="198" calcext:value-type="float">
            <text:p>198</text:p>
          </table:table-cell>
          <table:table-cell table:formula="of:= 20.63 * [.B693]" office:value-type="float" office:value="6766.64" calcext:value-type="float">
            <text:p>6766.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  <table:table-cell office:value-type="float" office:value="4860" calcext:value-type="float">
            <text:p>4860</text:p>
          </table:table-cell>
          <table:table-cell office:value-type="float" office:value="1627" calcext:value-type="float">
            <text:p>1627</text:p>
          </table:table-cell>
          <table:table-cell office:value-type="float" office:value="233" calcext:value-type="float">
            <text:p>233</text:p>
          </table:table-cell>
          <table:table-cell table:formula="of:= 20.63 * [.B694]" office:value-type="float" office:value="7282.39" calcext:value-type="float">
            <text:p>7282.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8" calcext:value-type="float">
            <text:p>378</text:p>
          </table:table-cell>
          <table:table-cell office:value-type="float" office:value="5352" calcext:value-type="float">
            <text:p>5352</text:p>
          </table:table-cell>
          <table:table-cell office:value-type="float" office:value="1618" calcext:value-type="float">
            <text:p>1618</text:p>
          </table:table-cell>
          <table:table-cell office:value-type="float" office:value="271" calcext:value-type="float">
            <text:p>271</text:p>
          </table:table-cell>
          <table:table-cell table:formula="of:= 20.63 * [.B695]" office:value-type="float" office:value="7798.14" calcext:value-type="float">
            <text:p>7798.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office:value-type="float" office:value="5748" calcext:value-type="float">
            <text:p>5748</text:p>
          </table:table-cell>
          <table:table-cell office:value-type="float" office:value="1619" calcext:value-type="float">
            <text:p>1619</text:p>
          </table:table-cell>
          <table:table-cell office:value-type="float" office:value="303" calcext:value-type="float">
            <text:p>303</text:p>
          </table:table-cell>
          <table:table-cell table:formula="of:= 20.63 * [.B696]" office:value-type="float" office:value="8313.89" calcext:value-type="float">
            <text:p>8313.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3" calcext:value-type="float">
            <text:p>433</text:p>
          </table:table-cell>
          <table:table-cell office:value-type="float" office:value="6240" calcext:value-type="float">
            <text:p>6240</text:p>
          </table:table-cell>
          <table:table-cell office:value-type="float" office:value="1623" calcext:value-type="float">
            <text:p>1623</text:p>
          </table:table-cell>
          <table:table-cell office:value-type="float" office:value="334" calcext:value-type="float">
            <text:p>334</text:p>
          </table:table-cell>
          <table:table-cell table:formula="of:= 20.63 * [.B697]" office:value-type="float" office:value="8932.79" calcext:value-type="float">
            <text:p>8932.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8" calcext:value-type="float">
            <text:p>458</text:p>
          </table:table-cell>
          <table:table-cell office:value-type="float" office:value="6737" calcext:value-type="float">
            <text:p>6737</text:p>
          </table:table-cell>
          <table:table-cell office:value-type="float" office:value="1615" calcext:value-type="float">
            <text:p>1615</text:p>
          </table:table-cell>
          <table:table-cell office:value-type="float" office:value="361" calcext:value-type="float">
            <text:p>361</text:p>
          </table:table-cell>
          <table:table-cell table:formula="of:= 20.63 * [.B698]" office:value-type="float" office:value="9448.54" calcext:value-type="float">
            <text:p>9448.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3" calcext:value-type="float">
            <text:p>483</text:p>
          </table:table-cell>
          <table:table-cell office:value-type="float" office:value="7136" calcext:value-type="float">
            <text:p>7136</text:p>
          </table:table-cell>
          <table:table-cell office:value-type="float" office:value="1623" calcext:value-type="float">
            <text:p>1623</text:p>
          </table:table-cell>
          <table:table-cell office:value-type="float" office:value="391" calcext:value-type="float">
            <text:p>391</text:p>
          </table:table-cell>
          <table:table-cell table:formula="of:= 20.63 * [.B699]" office:value-type="float" office:value="9964.29" calcext:value-type="float">
            <text:p>9964.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8" calcext:value-type="float">
            <text:p>508</text:p>
          </table:table-cell>
          <table:table-cell office:value-type="float" office:value="7627" calcext:value-type="float">
            <text:p>7627</text:p>
          </table:table-cell>
          <table:table-cell office:value-type="float" office:value="1613" calcext:value-type="float">
            <text:p>1613</text:p>
          </table:table-cell>
          <table:table-cell office:value-type="float" office:value="422" calcext:value-type="float">
            <text:p>422</text:p>
          </table:table-cell>
          <table:table-cell table:formula="of:= 20.63 * [.B700]" office:value-type="float" office:value="10480.04" calcext:value-type="float">
            <text:p>10480.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8" calcext:value-type="float">
            <text:p>538</text:p>
          </table:table-cell>
          <table:table-cell office:value-type="float" office:value="8093" calcext:value-type="float">
            <text:p>8093</text:p>
          </table:table-cell>
          <table:table-cell office:value-type="float" office:value="1616" calcext:value-type="float">
            <text:p>1616</text:p>
          </table:table-cell>
          <table:table-cell office:value-type="float" office:value="437" calcext:value-type="float">
            <text:p>437</text:p>
          </table:table-cell>
          <table:table-cell table:formula="of:= 20.63 * [.B701]" office:value-type="float" office:value="11098.94" calcext:value-type="float">
            <text:p>11098.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3" calcext:value-type="float">
            <text:p>563</text:p>
          </table:table-cell>
          <table:table-cell office:value-type="float" office:value="8462" calcext:value-type="float">
            <text:p>8462</text:p>
          </table:table-cell>
          <table:table-cell office:value-type="float" office:value="1617" calcext:value-type="float">
            <text:p>1617</text:p>
          </table:table-cell>
          <table:table-cell office:value-type="float" office:value="450" calcext:value-type="float">
            <text:p>450</text:p>
          </table:table-cell>
          <table:table-cell table:formula="of:= 20.63 * [.B702]" office:value-type="float" office:value="11614.69" calcext:value-type="float">
            <text:p>11614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93" calcext:value-type="float">
            <text:p>593</text:p>
          </table:table-cell>
          <table:table-cell office:value-type="float" office:value="9126" calcext:value-type="float">
            <text:p>9126</text:p>
          </table:table-cell>
          <table:table-cell office:value-type="float" office:value="1627" calcext:value-type="float">
            <text:p>1627</text:p>
          </table:table-cell>
          <table:table-cell office:value-type="float" office:value="458" calcext:value-type="float">
            <text:p>458</text:p>
          </table:table-cell>
          <table:table-cell table:formula="of:= 20.63 * [.B703]" office:value-type="float" office:value="12233.59" calcext:value-type="float">
            <text:p>12233.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3" calcext:value-type="float">
            <text:p>623</text:p>
          </table:table-cell>
          <table:table-cell office:value-type="float" office:value="9648" calcext:value-type="float">
            <text:p>9648</text:p>
          </table:table-cell>
          <table:table-cell office:value-type="float" office:value="1619" calcext:value-type="float">
            <text:p>1619</text:p>
          </table:table-cell>
          <table:table-cell office:value-type="float" office:value="482" calcext:value-type="float">
            <text:p>482</text:p>
          </table:table-cell>
          <table:table-cell table:formula="of:= 20.63 * [.B704]" office:value-type="float" office:value="12852.49" calcext:value-type="float">
            <text:p>12852.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53" calcext:value-type="float">
            <text:p>653</text:p>
          </table:table-cell>
          <table:table-cell office:value-type="float" office:value="10113" calcext:value-type="float">
            <text:p>10113</text:p>
          </table:table-cell>
          <table:table-cell office:value-type="float" office:value="1611" calcext:value-type="float">
            <text:p>1611</text:p>
          </table:table-cell>
          <table:table-cell office:value-type="float" office:value="499" calcext:value-type="float">
            <text:p>499</text:p>
          </table:table-cell>
          <table:table-cell table:formula="of:= 20.63 * [.B705]" office:value-type="float" office:value="13471.39" calcext:value-type="float">
            <text:p>13471.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88" calcext:value-type="float">
            <text:p>688</text:p>
          </table:table-cell>
          <table:table-cell office:value-type="float" office:value="10809" calcext:value-type="float">
            <text:p>10809</text:p>
          </table:table-cell>
          <table:table-cell office:value-type="float" office:value="1620" calcext:value-type="float">
            <text:p>1620</text:p>
          </table:table-cell>
          <table:table-cell office:value-type="float" office:value="535" calcext:value-type="float">
            <text:p>535</text:p>
          </table:table-cell>
          <table:table-cell table:formula="of:= 20.63 * [.B706]" office:value-type="float" office:value="14193.44" calcext:value-type="float">
            <text:p>14193.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18" calcext:value-type="float">
            <text:p>718</text:p>
          </table:table-cell>
          <table:table-cell office:value-type="float" office:value="11380" calcext:value-type="float">
            <text:p>11380</text:p>
          </table:table-cell>
          <table:table-cell office:value-type="float" office:value="1613" calcext:value-type="float">
            <text:p>1613</text:p>
          </table:table-cell>
          <table:table-cell office:value-type="float" office:value="564" calcext:value-type="float">
            <text:p>564</text:p>
          </table:table-cell>
          <table:table-cell table:formula="of:= 20.63 * [.B707]" office:value-type="float" office:value="14812.34" calcext:value-type="float">
            <text:p>14812.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3" calcext:value-type="float">
            <text:p>743</text:p>
          </table:table-cell>
          <table:table-cell office:value-type="float" office:value="11889" calcext:value-type="float">
            <text:p>11889</text:p>
          </table:table-cell>
          <table:table-cell office:value-type="float" office:value="1619" calcext:value-type="float">
            <text:p>1619</text:p>
          </table:table-cell>
          <table:table-cell office:value-type="float" office:value="600" calcext:value-type="float">
            <text:p>600</text:p>
          </table:table-cell>
          <table:table-cell table:formula="of:= 20.63 * [.B708]" office:value-type="float" office:value="15328.09" calcext:value-type="float">
            <text:p>15328.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73" calcext:value-type="float">
            <text:p>773</text:p>
          </table:table-cell>
          <table:table-cell office:value-type="float" office:value="12548" calcext:value-type="float">
            <text:p>12548</text:p>
          </table:table-cell>
          <table:table-cell office:value-type="float" office:value="1601" calcext:value-type="float">
            <text:p>1601</text:p>
          </table:table-cell>
          <table:table-cell office:value-type="float" office:value="649" calcext:value-type="float">
            <text:p>649</text:p>
          </table:table-cell>
          <table:table-cell table:formula="of:= 20.63 * [.B709]" office:value-type="float" office:value="15946.99" calcext:value-type="float">
            <text:p>15946.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3" calcext:value-type="float">
            <text:p>793</text:p>
          </table:table-cell>
          <table:table-cell office:value-type="float" office:value="12572" calcext:value-type="float">
            <text:p>12572</text:p>
          </table:table-cell>
          <table:table-cell office:value-type="float" office:value="1592" calcext:value-type="float">
            <text:p>1592</text:p>
          </table:table-cell>
          <table:table-cell office:value-type="float" office:value="690" calcext:value-type="float">
            <text:p>690</text:p>
          </table:table-cell>
          <table:table-cell table:formula="of:= 20.63 * [.B710]" office:value-type="float" office:value="16359.59" calcext:value-type="float">
            <text:p>16359.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3" calcext:value-type="float">
            <text:p>803</text:p>
          </table:table-cell>
          <table:table-cell office:value-type="float" office:value="13489" calcext:value-type="float">
            <text:p>13489</text:p>
          </table:table-cell>
          <table:table-cell office:value-type="float" office:value="1575" calcext:value-type="float">
            <text:p>1575</text:p>
          </table:table-cell>
          <table:table-cell office:value-type="float" office:value="740" calcext:value-type="float">
            <text:p>740</text:p>
          </table:table-cell>
          <table:table-cell table:formula="of:= 20.63 * [.B711]" office:value-type="float" office:value="16565.89" calcext:value-type="float">
            <text:p>16565.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23" calcext:value-type="float">
            <text:p>823</text:p>
          </table:table-cell>
          <table:table-cell office:value-type="float" office:value="13493" calcext:value-type="float">
            <text:p>13493</text:p>
          </table:table-cell>
          <table:table-cell office:value-type="float" office:value="1591" calcext:value-type="float">
            <text:p>1591</text:p>
          </table:table-cell>
          <table:table-cell office:value-type="float" office:value="774" calcext:value-type="float">
            <text:p>774</text:p>
          </table:table-cell>
          <table:table-cell table:formula="of:= 20.63 * [.B712]" office:value-type="float" office:value="16978.49" calcext:value-type="float">
            <text:p>16978.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8" calcext:value-type="float">
            <text:p>838</text:p>
          </table:table-cell>
          <table:table-cell office:value-type="float" office:value="13496" calcext:value-type="float">
            <text:p>13496</text:p>
          </table:table-cell>
          <table:table-cell office:value-type="float" office:value="1583" calcext:value-type="float">
            <text:p>1583</text:p>
          </table:table-cell>
          <table:table-cell office:value-type="float" office:value="813" calcext:value-type="float">
            <text:p>813</text:p>
          </table:table-cell>
          <table:table-cell table:formula="of:= 20.63 * [.B713]" office:value-type="float" office:value="17287.94" calcext:value-type="float">
            <text:p>17287.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3" calcext:value-type="float">
            <text:p>853</text:p>
          </table:table-cell>
          <table:table-cell office:value-type="float" office:value="14968" calcext:value-type="float">
            <text:p>14968</text:p>
          </table:table-cell>
          <table:table-cell office:value-type="float" office:value="1563" calcext:value-type="float">
            <text:p>1563</text:p>
          </table:table-cell>
          <table:table-cell office:value-type="float" office:value="849" calcext:value-type="float">
            <text:p>849</text:p>
          </table:table-cell>
          <table:table-cell table:formula="of:= 20.63 * [.B714]" office:value-type="float" office:value="17597.39" calcext:value-type="float">
            <text:p>17597.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8" calcext:value-type="float">
            <text:p>878</text:p>
          </table:table-cell>
          <table:table-cell office:value-type="float" office:value="14219" calcext:value-type="float">
            <text:p>14219</text:p>
          </table:table-cell>
          <table:table-cell office:value-type="float" office:value="1570" calcext:value-type="float">
            <text:p>1570</text:p>
          </table:table-cell>
          <table:table-cell office:value-type="float" office:value="881" calcext:value-type="float">
            <text:p>881</text:p>
          </table:table-cell>
          <table:table-cell table:formula="of:= 20.63 * [.B715]" office:value-type="float" office:value="18113.14" calcext:value-type="float">
            <text:p>18113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15834" calcext:value-type="float">
            <text:p>15834</text:p>
          </table:table-cell>
          <table:table-cell office:value-type="float" office:value="1558" calcext:value-type="float">
            <text:p>1558</text:p>
          </table:table-cell>
          <table:table-cell office:value-type="float" office:value="899" calcext:value-type="float">
            <text:p>899</text:p>
          </table:table-cell>
          <table:table-cell table:formula="of:= 20.63 * [.B716]" office:value-type="float" office:value="18628.89" calcext:value-type="float">
            <text:p>18628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float" office:value="15829" calcext:value-type="float">
            <text:p>15829</text:p>
          </table:table-cell>
          <table:table-cell office:value-type="float" office:value="1575" calcext:value-type="float">
            <text:p>1575</text:p>
          </table:table-cell>
          <table:table-cell office:value-type="float" office:value="905" calcext:value-type="float">
            <text:p>905</text:p>
          </table:table-cell>
          <table:table-cell table:formula="of:= 20.63 * [.B717]" office:value-type="float" office:value="19041.49" calcext:value-type="float">
            <text:p>19041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3" calcext:value-type="float">
            <text:p>943</text:p>
          </table:table-cell>
          <table:table-cell office:value-type="float" office:value="16563" calcext:value-type="float">
            <text:p>16563</text:p>
          </table:table-cell>
          <table:table-cell office:value-type="float" office:value="1586" calcext:value-type="float">
            <text:p>1586</text:p>
          </table:table-cell>
          <table:table-cell office:value-type="float" office:value="927" calcext:value-type="float">
            <text:p>927</text:p>
          </table:table-cell>
          <table:table-cell table:formula="of:= 20.63 * [.B718]" office:value-type="float" office:value="19454.09" calcext:value-type="float">
            <text:p>19454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6563" calcext:value-type="float">
            <text:p>16563</text:p>
          </table:table-cell>
          <table:table-cell office:value-type="float" office:value="1588" calcext:value-type="float">
            <text:p>1588</text:p>
          </table:table-cell>
          <table:table-cell office:value-type="float" office:value="944" calcext:value-type="float">
            <text:p>944</text:p>
          </table:table-cell>
          <table:table-cell table:formula="of:= 20.63 * [.B719]" office:value-type="float" office:value="20072.99" calcext:value-type="float">
            <text:p>20072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8" calcext:value-type="float">
            <text:p>998</text:p>
          </table:table-cell>
          <table:table-cell office:value-type="float" office:value="16677" calcext:value-type="float">
            <text:p>16677</text:p>
          </table:table-cell>
          <table:table-cell office:value-type="float" office:value="1582" calcext:value-type="float">
            <text:p>1582</text:p>
          </table:table-cell>
          <table:table-cell office:value-type="float" office:value="955" calcext:value-type="float">
            <text:p>955</text:p>
          </table:table-cell>
          <table:table-cell table:formula="of:= 20.63 * [.B720]" office:value-type="float" office:value="20588.74" calcext:value-type="float">
            <text:p>20588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8" calcext:value-type="float">
            <text:p>1018</text:p>
          </table:table-cell>
          <table:table-cell office:value-type="float" office:value="18227" calcext:value-type="float">
            <text:p>18227</text:p>
          </table:table-cell>
          <table:table-cell office:value-type="float" office:value="1591" calcext:value-type="float">
            <text:p>1591</text:p>
          </table:table-cell>
          <table:table-cell office:value-type="float" office:value="963" calcext:value-type="float">
            <text:p>963</text:p>
          </table:table-cell>
          <table:table-cell table:formula="of:= 20.63 * [.B721]" office:value-type="float" office:value="21001.34" calcext:value-type="float">
            <text:p>21001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3" calcext:value-type="float">
            <text:p>1043</text:p>
          </table:table-cell>
          <table:table-cell office:value-type="float" office:value="18220" calcext:value-type="float">
            <text:p>18220</text:p>
          </table:table-cell>
          <table:table-cell office:value-type="float" office:value="1603" calcext:value-type="float">
            <text:p>1603</text:p>
          </table:table-cell>
          <table:table-cell office:value-type="float" office:value="963" calcext:value-type="float">
            <text:p>963</text:p>
          </table:table-cell>
          <table:table-cell table:formula="of:= 20.63 * [.B722]" office:value-type="float" office:value="21517.09" calcext:value-type="float">
            <text:p>21517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3" calcext:value-type="float">
            <text:p>1073</text:p>
          </table:table-cell>
          <table:table-cell office:value-type="float" office:value="19127" calcext:value-type="float">
            <text:p>19127</text:p>
          </table:table-cell>
          <table:table-cell office:value-type="float" office:value="1598" calcext:value-type="float">
            <text:p>1598</text:p>
          </table:table-cell>
          <table:table-cell office:value-type="float" office:value="967" calcext:value-type="float">
            <text:p>967</text:p>
          </table:table-cell>
          <table:table-cell table:formula="of:= 20.63 * [.B723]" office:value-type="float" office:value="22135.99" calcext:value-type="float">
            <text:p>22135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8" calcext:value-type="float">
            <text:p>1098</text:p>
          </table:table-cell>
          <table:table-cell office:value-type="float" office:value="19119" calcext:value-type="float">
            <text:p>19119</text:p>
          </table:table-cell>
          <table:table-cell office:value-type="float" office:value="1593" calcext:value-type="float">
            <text:p>1593</text:p>
          </table:table-cell>
          <table:table-cell office:value-type="float" office:value="978" calcext:value-type="float">
            <text:p>978</text:p>
          </table:table-cell>
          <table:table-cell table:formula="of:= 20.63 * [.B724]" office:value-type="float" office:value="22651.74" calcext:value-type="float">
            <text:p>22651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8" calcext:value-type="float">
            <text:p>1118</text:p>
          </table:table-cell>
          <table:table-cell office:value-type="float" office:value="18396" calcext:value-type="float">
            <text:p>18396</text:p>
          </table:table-cell>
          <table:table-cell office:value-type="float" office:value="1589" calcext:value-type="float">
            <text:p>1589</text:p>
          </table:table-cell>
          <table:table-cell office:value-type="float" office:value="993" calcext:value-type="float">
            <text:p>993</text:p>
          </table:table-cell>
          <table:table-cell table:formula="of:= 20.63 * [.B725]" office:value-type="float" office:value="23064.34" calcext:value-type="float">
            <text:p>23064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43" calcext:value-type="float">
            <text:p>1143</text:p>
          </table:table-cell>
          <table:table-cell office:value-type="float" office:value="19103" calcext:value-type="float">
            <text:p>19103</text:p>
          </table:table-cell>
          <table:table-cell office:value-type="float" office:value="1581" calcext:value-type="float">
            <text:p>1581</text:p>
          </table:table-cell>
          <table:table-cell office:value-type="float" office:value="1002" calcext:value-type="float">
            <text:p>1002</text:p>
          </table:table-cell>
          <table:table-cell table:formula="of:= 20.63 * [.B726]" office:value-type="float" office:value="23580.09" calcext:value-type="float">
            <text:p>23580.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3" calcext:value-type="float">
            <text:p>1173</text:p>
          </table:table-cell>
          <table:table-cell office:value-type="float" office:value="22234" calcext:value-type="float">
            <text:p>22234</text:p>
          </table:table-cell>
          <table:table-cell office:value-type="float" office:value="1594" calcext:value-type="float">
            <text:p>1594</text:p>
          </table:table-cell>
          <table:table-cell office:value-type="float" office:value="1006" calcext:value-type="float">
            <text:p>1006</text:p>
          </table:table-cell>
          <table:table-cell table:formula="of:= 20.63 * [.B727]" office:value-type="float" office:value="24198.99" calcext:value-type="float">
            <text:p>24198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93" calcext:value-type="float">
            <text:p>1193</text:p>
          </table:table-cell>
          <table:table-cell office:value-type="float" office:value="19619" calcext:value-type="float">
            <text:p>19619</text:p>
          </table:table-cell>
          <table:table-cell office:value-type="float" office:value="1585" calcext:value-type="float">
            <text:p>1585</text:p>
          </table:table-cell>
          <table:table-cell office:value-type="float" office:value="1041" calcext:value-type="float">
            <text:p>1041</text:p>
          </table:table-cell>
          <table:table-cell table:formula="of:= 20.63 * [.B728]" office:value-type="float" office:value="24611.59" calcext:value-type="float">
            <text:p>24611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18" calcext:value-type="float">
            <text:p>1218</text:p>
          </table:table-cell>
          <table:table-cell office:value-type="float" office:value="20435" calcext:value-type="float">
            <text:p>20435</text:p>
          </table:table-cell>
          <table:table-cell office:value-type="float" office:value="1579" calcext:value-type="float">
            <text:p>1579</text:p>
          </table:table-cell>
          <table:table-cell office:value-type="float" office:value="1028" calcext:value-type="float">
            <text:p>1028</text:p>
          </table:table-cell>
          <table:table-cell table:formula="of:= 20.63 * [.B729]" office:value-type="float" office:value="25127.34" calcext:value-type="float">
            <text:p>25127.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43" calcext:value-type="float">
            <text:p>1243</text:p>
          </table:table-cell>
          <table:table-cell office:value-type="float" office:value="21573" calcext:value-type="float">
            <text:p>21573</text:p>
          </table:table-cell>
          <table:table-cell office:value-type="float" office:value="1570" calcext:value-type="float">
            <text:p>1570</text:p>
          </table:table-cell>
          <table:table-cell office:value-type="float" office:value="1047" calcext:value-type="float">
            <text:p>1047</text:p>
          </table:table-cell>
          <table:table-cell table:formula="of:= 20.63 * [.B730]" office:value-type="float" office:value="25643.09" calcext:value-type="float">
            <text:p>25643.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3" calcext:value-type="float">
            <text:p>1263</text:p>
          </table:table-cell>
          <table:table-cell office:value-type="float" office:value="21282" calcext:value-type="float">
            <text:p>21282</text:p>
          </table:table-cell>
          <table:table-cell office:value-type="float" office:value="1549" calcext:value-type="float">
            <text:p>1549</text:p>
          </table:table-cell>
          <table:table-cell office:value-type="float" office:value="1086" calcext:value-type="float">
            <text:p>1086</text:p>
          </table:table-cell>
          <table:table-cell table:formula="of:= 20.63 * [.B731]" office:value-type="float" office:value="26055.69" calcext:value-type="float">
            <text:p>26055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3" calcext:value-type="float">
            <text:p>1293</text:p>
          </table:table-cell>
          <table:table-cell office:value-type="float" office:value="22223" calcext:value-type="float">
            <text:p>22223</text:p>
          </table:table-cell>
          <table:table-cell office:value-type="float" office:value="1548" calcext:value-type="float">
            <text:p>1548</text:p>
          </table:table-cell>
          <table:table-cell office:value-type="float" office:value="1116" calcext:value-type="float">
            <text:p>1116</text:p>
          </table:table-cell>
          <table:table-cell table:formula="of:= 20.63 * [.B732]" office:value-type="float" office:value="26674.59" calcext:value-type="float">
            <text:p>26674.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3" calcext:value-type="float">
            <text:p>1323</text:p>
          </table:table-cell>
          <table:table-cell office:value-type="float" office:value="22073" calcext:value-type="float">
            <text:p>22073</text:p>
          </table:table-cell>
          <table:table-cell office:value-type="float" office:value="1537" calcext:value-type="float">
            <text:p>1537</text:p>
          </table:table-cell>
          <table:table-cell office:value-type="float" office:value="1129" calcext:value-type="float">
            <text:p>1129</text:p>
          </table:table-cell>
          <table:table-cell table:formula="of:= 20.63 * [.B733]" office:value-type="float" office:value="27293.49" calcext:value-type="float">
            <text:p>27293.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48" calcext:value-type="float">
            <text:p>1348</text:p>
          </table:table-cell>
          <table:table-cell office:value-type="float" office:value="22983" calcext:value-type="float">
            <text:p>22983</text:p>
          </table:table-cell>
          <table:table-cell office:value-type="float" office:value="1529" calcext:value-type="float">
            <text:p>1529</text:p>
          </table:table-cell>
          <table:table-cell office:value-type="float" office:value="1163" calcext:value-type="float">
            <text:p>1163</text:p>
          </table:table-cell>
          <table:table-cell table:formula="of:= 20.63 * [.B734]" office:value-type="float" office:value="27809.24" calcext:value-type="float">
            <text:p>27809.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73" calcext:value-type="float">
            <text:p>1373</text:p>
          </table:table-cell>
          <table:table-cell office:value-type="float" office:value="23029" calcext:value-type="float">
            <text:p>23029</text:p>
          </table:table-cell>
          <table:table-cell office:value-type="float" office:value="1513" calcext:value-type="float">
            <text:p>1513</text:p>
          </table:table-cell>
          <table:table-cell office:value-type="float" office:value="1185" calcext:value-type="float">
            <text:p>1185</text:p>
          </table:table-cell>
          <table:table-cell table:formula="of:= 20.63 * [.B735]" office:value-type="float" office:value="28324.99" calcext:value-type="float">
            <text:p>28324.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3" calcext:value-type="float">
            <text:p>1403</text:p>
          </table:table-cell>
          <table:table-cell office:value-type="float" office:value="23099" calcext:value-type="float">
            <text:p>23099</text:p>
          </table:table-cell>
          <table:table-cell office:value-type="float" office:value="1504" calcext:value-type="float">
            <text:p>1504</text:p>
          </table:table-cell>
          <table:table-cell office:value-type="float" office:value="1167" calcext:value-type="float">
            <text:p>1167</text:p>
          </table:table-cell>
          <table:table-cell table:formula="of:= 20.63 * [.B736]" office:value-type="float" office:value="28943.89" calcext:value-type="float">
            <text:p>28943.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28" calcext:value-type="float">
            <text:p>1428</text:p>
          </table:table-cell>
          <table:table-cell office:value-type="float" office:value="25495" calcext:value-type="float">
            <text:p>25495</text:p>
          </table:table-cell>
          <table:table-cell office:value-type="float" office:value="1504" calcext:value-type="float">
            <text:p>1504</text:p>
          </table:table-cell>
          <table:table-cell office:value-type="float" office:value="1221" calcext:value-type="float">
            <text:p>1221</text:p>
          </table:table-cell>
          <table:table-cell table:formula="of:= 20.63 * [.B737]" office:value-type="float" office:value="29459.64" calcext:value-type="float">
            <text:p>29459.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8" calcext:value-type="float">
            <text:p>1458</text:p>
          </table:table-cell>
          <table:table-cell office:value-type="float" office:value="24657" calcext:value-type="float">
            <text:p>24657</text:p>
          </table:table-cell>
          <table:table-cell office:value-type="float" office:value="1519" calcext:value-type="float">
            <text:p>1519</text:p>
          </table:table-cell>
          <table:table-cell office:value-type="float" office:value="1230" calcext:value-type="float">
            <text:p>1230</text:p>
          </table:table-cell>
          <table:table-cell table:formula="of:= 20.63 * [.B738]" office:value-type="float" office:value="30078.54" calcext:value-type="float">
            <text:p>30078.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83" calcext:value-type="float">
            <text:p>1483</text:p>
          </table:table-cell>
          <table:table-cell office:value-type="float" office:value="24683" calcext:value-type="float">
            <text:p>24683</text:p>
          </table:table-cell>
          <table:table-cell office:value-type="float" office:value="1522" calcext:value-type="float">
            <text:p>1522</text:p>
          </table:table-cell>
          <table:table-cell office:value-type="float" office:value="1213" calcext:value-type="float">
            <text:p>1213</text:p>
          </table:table-cell>
          <table:table-cell table:formula="of:= 20.63 * [.B739]" office:value-type="float" office:value="30594.29" calcext:value-type="float">
            <text:p>30594.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3" calcext:value-type="float">
            <text:p>1513</text:p>
          </table:table-cell>
          <table:table-cell office:value-type="float" office:value="25595" calcext:value-type="float">
            <text:p>25595</text:p>
          </table:table-cell>
          <table:table-cell office:value-type="float" office:value="1525" calcext:value-type="float">
            <text:p>1525</text:p>
          </table:table-cell>
          <table:table-cell office:value-type="float" office:value="1198" calcext:value-type="float">
            <text:p>1198</text:p>
          </table:table-cell>
          <table:table-cell table:formula="of:= 20.63 * [.B740]" office:value-type="float" office:value="31213.19" calcext:value-type="float">
            <text:p>31213.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38" calcext:value-type="float">
            <text:p>1538</text:p>
          </table:table-cell>
          <table:table-cell office:value-type="float" office:value="26107" calcext:value-type="float">
            <text:p>26107</text:p>
          </table:table-cell>
          <table:table-cell office:value-type="float" office:value="1523" calcext:value-type="float">
            <text:p>1523</text:p>
          </table:table-cell>
          <table:table-cell office:value-type="float" office:value="1208" calcext:value-type="float">
            <text:p>1208</text:p>
          </table:table-cell>
          <table:table-cell table:formula="of:= 20.63 * [.B741]" office:value-type="float" office:value="31728.94" calcext:value-type="float">
            <text:p>31728.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68" calcext:value-type="float">
            <text:p>1568</text:p>
          </table:table-cell>
          <table:table-cell office:value-type="float" office:value="26470" calcext:value-type="float">
            <text:p>26470</text:p>
          </table:table-cell>
          <table:table-cell office:value-type="float" office:value="1535" calcext:value-type="float">
            <text:p>1535</text:p>
          </table:table-cell>
          <table:table-cell office:value-type="float" office:value="1202" calcext:value-type="float">
            <text:p>1202</text:p>
          </table:table-cell>
          <table:table-cell table:formula="of:= 20.63 * [.B742]" office:value-type="float" office:value="32347.84" calcext:value-type="float">
            <text:p>32347.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03" calcext:value-type="float">
            <text:p>1603</text:p>
          </table:table-cell>
          <table:table-cell office:value-type="float" office:value="26107" calcext:value-type="float">
            <text:p>26107</text:p>
          </table:table-cell>
          <table:table-cell office:value-type="float" office:value="1541" calcext:value-type="float">
            <text:p>1541</text:p>
          </table:table-cell>
          <table:table-cell office:value-type="float" office:value="1208" calcext:value-type="float">
            <text:p>1208</text:p>
          </table:table-cell>
          <table:table-cell table:formula="of:= 20.63 * [.B743]" office:value-type="float" office:value="33069.89" calcext:value-type="float">
            <text:p>33069.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28" calcext:value-type="float">
            <text:p>1628</text:p>
          </table:table-cell>
          <table:table-cell office:value-type="float" office:value="27994" calcext:value-type="float">
            <text:p>27994</text:p>
          </table:table-cell>
          <table:table-cell office:value-type="float" office:value="1544" calcext:value-type="float">
            <text:p>1544</text:p>
          </table:table-cell>
          <table:table-cell office:value-type="float" office:value="1225" calcext:value-type="float">
            <text:p>1225</text:p>
          </table:table-cell>
          <table:table-cell table:formula="of:= 20.63 * [.B744]" office:value-type="float" office:value="33585.64" calcext:value-type="float">
            <text:p>33585.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58" calcext:value-type="float">
            <text:p>1658</text:p>
          </table:table-cell>
          <table:table-cell office:value-type="float" office:value="27942" calcext:value-type="float">
            <text:p>27942</text:p>
          </table:table-cell>
          <table:table-cell office:value-type="float" office:value="1530" calcext:value-type="float">
            <text:p>1530</text:p>
          </table:table-cell>
          <table:table-cell office:value-type="float" office:value="1225" calcext:value-type="float">
            <text:p>1225</text:p>
          </table:table-cell>
          <table:table-cell table:formula="of:= 20.63 * [.B745]" office:value-type="float" office:value="34204.54" calcext:value-type="float">
            <text:p>34204.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88" calcext:value-type="float">
            <text:p>1688</text:p>
          </table:table-cell>
          <table:table-cell office:value-type="float" office:value="29684" calcext:value-type="float">
            <text:p>29684</text:p>
          </table:table-cell>
          <table:table-cell office:value-type="float" office:value="1525" calcext:value-type="float">
            <text:p>1525</text:p>
          </table:table-cell>
          <table:table-cell office:value-type="float" office:value="1228" calcext:value-type="float">
            <text:p>1228</text:p>
          </table:table-cell>
          <table:table-cell table:formula="of:= 20.63 * [.B746]" office:value-type="float" office:value="34823.44" calcext:value-type="float">
            <text:p>34823.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18" calcext:value-type="float">
            <text:p>1718</text:p>
          </table:table-cell>
          <table:table-cell office:value-type="float" office:value="29665" calcext:value-type="float">
            <text:p>29665</text:p>
          </table:table-cell>
          <table:table-cell office:value-type="float" office:value="1528" calcext:value-type="float">
            <text:p>1528</text:p>
          </table:table-cell>
          <table:table-cell office:value-type="float" office:value="1253" calcext:value-type="float">
            <text:p>1253</text:p>
          </table:table-cell>
          <table:table-cell table:formula="of:= 20.63 * [.B747]" office:value-type="float" office:value="35442.34" calcext:value-type="float">
            <text:p>35442.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48" calcext:value-type="float">
            <text:p>1748</text:p>
          </table:table-cell>
          <table:table-cell office:value-type="float" office:value="30415" calcext:value-type="float">
            <text:p>30415</text:p>
          </table:table-cell>
          <table:table-cell office:value-type="float" office:value="1533" calcext:value-type="float">
            <text:p>1533</text:p>
          </table:table-cell>
          <table:table-cell office:value-type="float" office:value="1271" calcext:value-type="float">
            <text:p>1271</text:p>
          </table:table-cell>
          <table:table-cell table:formula="of:= 20.63 * [.B748]" office:value-type="float" office:value="36061.24" calcext:value-type="float">
            <text:p>36061.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73" calcext:value-type="float">
            <text:p>1773</text:p>
          </table:table-cell>
          <table:table-cell office:value-type="float" office:value="30154" calcext:value-type="float">
            <text:p>30154</text:p>
          </table:table-cell>
          <table:table-cell office:value-type="float" office:value="1540" calcext:value-type="float">
            <text:p>1540</text:p>
          </table:table-cell>
          <table:table-cell office:value-type="float" office:value="1290" calcext:value-type="float">
            <text:p>1290</text:p>
          </table:table-cell>
          <table:table-cell table:formula="of:= 20.63 * [.B749]" office:value-type="float" office:value="36576.99" calcext:value-type="float">
            <text:p>36576.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03" calcext:value-type="float">
            <text:p>1803</text:p>
          </table:table-cell>
          <table:table-cell office:value-type="float" office:value="30804" calcext:value-type="float">
            <text:p>30804</text:p>
          </table:table-cell>
          <table:table-cell office:value-type="float" office:value="1530" calcext:value-type="float">
            <text:p>1530</text:p>
          </table:table-cell>
          <table:table-cell office:value-type="float" office:value="1298" calcext:value-type="float">
            <text:p>1298</text:p>
          </table:table-cell>
          <table:table-cell table:formula="of:= 20.63 * [.B750]" office:value-type="float" office:value="37195.89" calcext:value-type="float">
            <text:p>37195.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33" calcext:value-type="float">
            <text:p>1833</text:p>
          </table:table-cell>
          <table:table-cell office:value-type="float" office:value="31140" calcext:value-type="float">
            <text:p>31140</text:p>
          </table:table-cell>
          <table:table-cell office:value-type="float" office:value="1525" calcext:value-type="float">
            <text:p>1525</text:p>
          </table:table-cell>
          <table:table-cell office:value-type="float" office:value="1314" calcext:value-type="float">
            <text:p>1314</text:p>
          </table:table-cell>
          <table:table-cell table:formula="of:= 20.63 * [.B751]" office:value-type="float" office:value="37814.79" calcext:value-type="float">
            <text:p>37814.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68" calcext:value-type="float">
            <text:p>1868</text:p>
          </table:table-cell>
          <table:table-cell office:value-type="float" office:value="31483" calcext:value-type="float">
            <text:p>31483</text:p>
          </table:table-cell>
          <table:table-cell office:value-type="float" office:value="1519" calcext:value-type="float">
            <text:p>1519</text:p>
          </table:table-cell>
          <table:table-cell office:value-type="float" office:value="1339" calcext:value-type="float">
            <text:p>1339</text:p>
          </table:table-cell>
          <table:table-cell table:formula="of:= 20.63 * [.B752]" office:value-type="float" office:value="38536.84" calcext:value-type="float">
            <text:p>38536.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98" calcext:value-type="float">
            <text:p>1898</text:p>
          </table:table-cell>
          <table:table-cell office:value-type="float" office:value="32560" calcext:value-type="float">
            <text:p>32560</text:p>
          </table:table-cell>
          <table:table-cell office:value-type="float" office:value="1517" calcext:value-type="float">
            <text:p>1517</text:p>
          </table:table-cell>
          <table:table-cell office:value-type="float" office:value="1348" calcext:value-type="float">
            <text:p>1348</text:p>
          </table:table-cell>
          <table:table-cell table:formula="of:= 20.63 * [.B753]" office:value-type="float" office:value="39155.74" calcext:value-type="float">
            <text:p>39155.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33" calcext:value-type="float">
            <text:p>1933</text:p>
          </table:table-cell>
          <table:table-cell office:value-type="float" office:value="32329" calcext:value-type="float">
            <text:p>32329</text:p>
          </table:table-cell>
          <table:table-cell office:value-type="float" office:value="1517" calcext:value-type="float">
            <text:p>1517</text:p>
          </table:table-cell>
          <table:table-cell office:value-type="float" office:value="1369" calcext:value-type="float">
            <text:p>1369</text:p>
          </table:table-cell>
          <table:table-cell table:formula="of:= 20.63 * [.B754]" office:value-type="float" office:value="39877.79" calcext:value-type="float">
            <text:p>39877.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68" calcext:value-type="float">
            <text:p>1968</text:p>
          </table:table-cell>
          <table:table-cell office:value-type="float" office:value="33368" calcext:value-type="float">
            <text:p>33368</text:p>
          </table:table-cell>
          <table:table-cell office:value-type="float" office:value="1514" calcext:value-type="float">
            <text:p>1514</text:p>
          </table:table-cell>
          <table:table-cell office:value-type="float" office:value="1374" calcext:value-type="float">
            <text:p>1374</text:p>
          </table:table-cell>
          <table:table-cell table:formula="of:= 20.63 * [.B755]" office:value-type="float" office:value="40599.84" calcext:value-type="float">
            <text:p>40599.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98" calcext:value-type="float">
            <text:p>1998</text:p>
          </table:table-cell>
          <table:table-cell office:value-type="float" office:value="33937" calcext:value-type="float">
            <text:p>33937</text:p>
          </table:table-cell>
          <table:table-cell office:value-type="float" office:value="1510" calcext:value-type="float">
            <text:p>1510</text:p>
          </table:table-cell>
          <table:table-cell office:value-type="float" office:value="1355" calcext:value-type="float">
            <text:p>1355</text:p>
          </table:table-cell>
          <table:table-cell table:formula="of:= 20.63 * [.B756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8" calcext:value-type="float">
            <text:p>1998</text:p>
          </table:table-cell>
          <table:table-cell office:value-type="float" office:value="35300" calcext:value-type="float">
            <text:p>35300</text:p>
          </table:table-cell>
          <table:table-cell office:value-type="float" office:value="1514" calcext:value-type="float">
            <text:p>1514</text:p>
          </table:table-cell>
          <table:table-cell office:value-type="float" office:value="1327" calcext:value-type="float">
            <text:p>1327</text:p>
          </table:table-cell>
          <table:table-cell table:formula="of:= 20.63 * [.B757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98" calcext:value-type="float">
            <text:p>1998</text:p>
          </table:table-cell>
          <table:table-cell office:value-type="float" office:value="34737" calcext:value-type="float">
            <text:p>34737</text:p>
          </table:table-cell>
          <table:table-cell office:value-type="float" office:value="1516" calcext:value-type="float">
            <text:p>1516</text:p>
          </table:table-cell>
          <table:table-cell office:value-type="float" office:value="1275" calcext:value-type="float">
            <text:p>1275</text:p>
          </table:table-cell>
          <table:table-cell table:formula="of:= 20.63 * [.B758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98" calcext:value-type="float">
            <text:p>1998</text:p>
          </table:table-cell>
          <table:table-cell office:value-type="float" office:value="35382" calcext:value-type="float">
            <text:p>35382</text:p>
          </table:table-cell>
          <table:table-cell office:value-type="float" office:value="1524" calcext:value-type="float">
            <text:p>1524</text:p>
          </table:table-cell>
          <table:table-cell office:value-type="float" office:value="1217" calcext:value-type="float">
            <text:p>1217</text:p>
          </table:table-cell>
          <table:table-cell table:formula="of:= 20.63 * [.B759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98" calcext:value-type="float">
            <text:p>1998</text:p>
          </table:table-cell>
          <table:table-cell office:value-type="float" office:value="35382" calcext:value-type="float">
            <text:p>35382</text:p>
          </table:table-cell>
          <table:table-cell office:value-type="float" office:value="1531" calcext:value-type="float">
            <text:p>1531</text:p>
          </table:table-cell>
          <table:table-cell office:value-type="float" office:value="1135" calcext:value-type="float">
            <text:p>1135</text:p>
          </table:table-cell>
          <table:table-cell table:formula="of:= 20.63 * [.B760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8" calcext:value-type="float">
            <text:p>1998</text:p>
          </table:table-cell>
          <table:table-cell office:value-type="float" office:value="36137" calcext:value-type="float">
            <text:p>36137</text:p>
          </table:table-cell>
          <table:table-cell office:value-type="float" office:value="1540" calcext:value-type="float">
            <text:p>1540</text:p>
          </table:table-cell>
          <table:table-cell office:value-type="float" office:value="1056" calcext:value-type="float">
            <text:p>1056</text:p>
          </table:table-cell>
          <table:table-cell table:formula="of:= 20.63 * [.B761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8" calcext:value-type="float">
            <text:p>1998</text:p>
          </table:table-cell>
          <table:table-cell office:value-type="float" office:value="36396" calcext:value-type="float">
            <text:p>36396</text:p>
          </table:table-cell>
          <table:table-cell office:value-type="float" office:value="1536" calcext:value-type="float">
            <text:p>1536</text:p>
          </table:table-cell>
          <table:table-cell office:value-type="float" office:value="970" calcext:value-type="float">
            <text:p>970</text:p>
          </table:table-cell>
          <table:table-cell table:formula="of:= 20.63 * [.B762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98" calcext:value-type="float">
            <text:p>1998</text:p>
          </table:table-cell>
          <table:table-cell office:value-type="float" office:value="36866" calcext:value-type="float">
            <text:p>36866</text:p>
          </table:table-cell>
          <table:table-cell office:value-type="float" office:value="1548" calcext:value-type="float">
            <text:p>1548</text:p>
          </table:table-cell>
          <table:table-cell office:value-type="float" office:value="875" calcext:value-type="float">
            <text:p>875</text:p>
          </table:table-cell>
          <table:table-cell table:formula="of:= 20.63 * [.B763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98" calcext:value-type="float">
            <text:p>1998</text:p>
          </table:table-cell>
          <table:table-cell office:value-type="float" office:value="37015" calcext:value-type="float">
            <text:p>37015</text:p>
          </table:table-cell>
          <table:table-cell office:value-type="float" office:value="1556" calcext:value-type="float">
            <text:p>1556</text:p>
          </table:table-cell>
          <table:table-cell office:value-type="float" office:value="793" calcext:value-type="float">
            <text:p>793</text:p>
          </table:table-cell>
          <table:table-cell table:formula="of:= 20.63 * [.B764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98" calcext:value-type="float">
            <text:p>1998</text:p>
          </table:table-cell>
          <table:table-cell office:value-type="float" office:value="39786" calcext:value-type="float">
            <text:p>39786</text:p>
          </table:table-cell>
          <table:table-cell office:value-type="float" office:value="1555" calcext:value-type="float">
            <text:p>1555</text:p>
          </table:table-cell>
          <table:table-cell office:value-type="float" office:value="725" calcext:value-type="float">
            <text:p>725</text:p>
          </table:table-cell>
          <table:table-cell table:formula="of:= 20.63 * [.B765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98" calcext:value-type="float">
            <text:p>1998</text:p>
          </table:table-cell>
          <table:table-cell office:value-type="float" office:value="36571" calcext:value-type="float">
            <text:p>36571</text:p>
          </table:table-cell>
          <table:table-cell office:value-type="float" office:value="1561" calcext:value-type="float">
            <text:p>1561</text:p>
          </table:table-cell>
          <table:table-cell office:value-type="float" office:value="677" calcext:value-type="float">
            <text:p>677</text:p>
          </table:table-cell>
          <table:table-cell table:formula="of:= 20.63 * [.B766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98" calcext:value-type="float">
            <text:p>1998</text:p>
          </table:table-cell>
          <table:table-cell office:value-type="float" office:value="37532" calcext:value-type="float">
            <text:p>37532</text:p>
          </table:table-cell>
          <table:table-cell office:value-type="float" office:value="1560" calcext:value-type="float">
            <text:p>1560</text:p>
          </table:table-cell>
          <table:table-cell office:value-type="float" office:value="621" calcext:value-type="float">
            <text:p>621</text:p>
          </table:table-cell>
          <table:table-cell table:formula="of:= 20.63 * [.B767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7905" calcext:value-type="float">
            <text:p>37905</text:p>
          </table:table-cell>
          <table:table-cell office:value-type="float" office:value="1565" calcext:value-type="float">
            <text:p>1565</text:p>
          </table:table-cell>
          <table:table-cell office:value-type="float" office:value="587" calcext:value-type="float">
            <text:p>587</text:p>
          </table:table-cell>
          <table:table-cell table:formula="of:= 20.63 * [.B768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98" calcext:value-type="float">
            <text:p>1998</text:p>
          </table:table-cell>
          <table:table-cell office:value-type="float" office:value="38905" calcext:value-type="float">
            <text:p>38905</text:p>
          </table:table-cell>
          <table:table-cell office:value-type="float" office:value="1566" calcext:value-type="float">
            <text:p>1566</text:p>
          </table:table-cell>
          <table:table-cell office:value-type="float" office:value="542" calcext:value-type="float">
            <text:p>542</text:p>
          </table:table-cell>
          <table:table-cell table:formula="of:= 20.63 * [.B769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40065" calcext:value-type="float">
            <text:p>40065</text:p>
          </table:table-cell>
          <table:table-cell office:value-type="float" office:value="1573" calcext:value-type="float">
            <text:p>1573</text:p>
          </table:table-cell>
          <table:table-cell office:value-type="float" office:value="510" calcext:value-type="float">
            <text:p>510</text:p>
          </table:table-cell>
          <table:table-cell table:formula="of:= 20.63 * [.B770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98" calcext:value-type="float">
            <text:p>1998</text:p>
          </table:table-cell>
          <table:table-cell office:value-type="float" office:value="38350" calcext:value-type="float">
            <text:p>38350</text:p>
          </table:table-cell>
          <table:table-cell office:value-type="float" office:value="1572" calcext:value-type="float">
            <text:p>1572</text:p>
          </table:table-cell>
          <table:table-cell office:value-type="float" office:value="478" calcext:value-type="float">
            <text:p>478</text:p>
          </table:table-cell>
          <table:table-cell table:formula="of:= 20.63 * [.B771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98" calcext:value-type="float">
            <text:p>1998</text:p>
          </table:table-cell>
          <table:table-cell office:value-type="float" office:value="37045" calcext:value-type="float">
            <text:p>37045</text:p>
          </table:table-cell>
          <table:table-cell office:value-type="float" office:value="1575" calcext:value-type="float">
            <text:p>1575</text:p>
          </table:table-cell>
          <table:table-cell office:value-type="float" office:value="463" calcext:value-type="float">
            <text:p>463</text:p>
          </table:table-cell>
          <table:table-cell table:formula="of:= 20.63 * [.B772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98" calcext:value-type="float">
            <text:p>1998</text:p>
          </table:table-cell>
          <table:table-cell office:value-type="float" office:value="38675" calcext:value-type="float">
            <text:p>38675</text:p>
          </table:table-cell>
          <table:table-cell office:value-type="float" office:value="1577" calcext:value-type="float">
            <text:p>1577</text:p>
          </table:table-cell>
          <table:table-cell office:value-type="float" office:value="441" calcext:value-type="float">
            <text:p>441</text:p>
          </table:table-cell>
          <table:table-cell table:formula="of:= 20.63 * [.B773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98" calcext:value-type="float">
            <text:p>1998</text:p>
          </table:table-cell>
          <table:table-cell office:value-type="float" office:value="38938" calcext:value-type="float">
            <text:p>38938</text:p>
          </table:table-cell>
          <table:table-cell office:value-type="float" office:value="1580" calcext:value-type="float">
            <text:p>1580</text:p>
          </table:table-cell>
          <table:table-cell office:value-type="float" office:value="420" calcext:value-type="float">
            <text:p>420</text:p>
          </table:table-cell>
          <table:table-cell table:formula="of:= 20.63 * [.B774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98" calcext:value-type="float">
            <text:p>1998</text:p>
          </table:table-cell>
          <table:table-cell office:value-type="float" office:value="38000" calcext:value-type="float">
            <text:p>38000</text:p>
          </table:table-cell>
          <table:table-cell office:value-type="float" office:value="1583" calcext:value-type="float">
            <text:p>1583</text:p>
          </table:table-cell>
          <table:table-cell office:value-type="float" office:value="402" calcext:value-type="float">
            <text:p>402</text:p>
          </table:table-cell>
          <table:table-cell table:formula="of:= 20.63 * [.B775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38480" calcext:value-type="float">
            <text:p>38480</text:p>
          </table:table-cell>
          <table:table-cell office:value-type="float" office:value="1586" calcext:value-type="float">
            <text:p>1586</text:p>
          </table:table-cell>
          <table:table-cell office:value-type="float" office:value="385" calcext:value-type="float">
            <text:p>385</text:p>
          </table:table-cell>
          <table:table-cell table:formula="of:= 20.63 * [.B776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office:value-type="float" office:value="39138" calcext:value-type="float">
            <text:p>39138</text:p>
          </table:table-cell>
          <table:table-cell office:value-type="float" office:value="1593" calcext:value-type="float">
            <text:p>1593</text:p>
          </table:table-cell>
          <table:table-cell office:value-type="float" office:value="381" calcext:value-type="float">
            <text:p>381</text:p>
          </table:table-cell>
          <table:table-cell table:formula="of:= 20.63 * [.B777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8" calcext:value-type="float">
            <text:p>1998</text:p>
          </table:table-cell>
          <table:table-cell office:value-type="float" office:value="39476" calcext:value-type="float">
            <text:p>39476</text:p>
          </table:table-cell>
          <table:table-cell office:value-type="float" office:value="1594" calcext:value-type="float">
            <text:p>1594</text:p>
          </table:table-cell>
          <table:table-cell office:value-type="float" office:value="363" calcext:value-type="float">
            <text:p>363</text:p>
          </table:table-cell>
          <table:table-cell table:formula="of:= 20.63 * [.B778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8" calcext:value-type="float">
            <text:p>1998</text:p>
          </table:table-cell>
          <table:table-cell office:value-type="float" office:value="39341" calcext:value-type="float">
            <text:p>39341</text:p>
          </table:table-cell>
          <table:table-cell office:value-type="float" office:value="1596" calcext:value-type="float">
            <text:p>1596</text:p>
          </table:table-cell>
          <table:table-cell office:value-type="float" office:value="355" calcext:value-type="float">
            <text:p>355</text:p>
          </table:table-cell>
          <table:table-cell table:formula="of:= 20.63 * [.B779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8" calcext:value-type="float">
            <text:p>1998</text:p>
          </table:table-cell>
          <table:table-cell office:value-type="float" office:value="39476" calcext:value-type="float">
            <text:p>39476</text:p>
          </table:table-cell>
          <table:table-cell office:value-type="float" office:value="1599" calcext:value-type="float">
            <text:p>1599</text:p>
          </table:table-cell>
          <table:table-cell office:value-type="float" office:value="346" calcext:value-type="float">
            <text:p>346</text:p>
          </table:table-cell>
          <table:table-cell table:formula="of:= 20.63 * [.B780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98" calcext:value-type="float">
            <text:p>1998</text:p>
          </table:table-cell>
          <table:table-cell office:value-type="float" office:value="39476" calcext:value-type="float">
            <text:p>39476</text:p>
          </table:table-cell>
          <table:table-cell office:value-type="float" office:value="1604" calcext:value-type="float">
            <text:p>1604</text:p>
          </table:table-cell>
          <table:table-cell office:value-type="float" office:value="333" calcext:value-type="float">
            <text:p>333</text:p>
          </table:table-cell>
          <table:table-cell table:formula="of:= 20.63 * [.B781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98" calcext:value-type="float">
            <text:p>1998</text:p>
          </table:table-cell>
          <table:table-cell office:value-type="float" office:value="39751" calcext:value-type="float">
            <text:p>39751</text:p>
          </table:table-cell>
          <table:table-cell office:value-type="float" office:value="1605" calcext:value-type="float">
            <text:p>1605</text:p>
          </table:table-cell>
          <table:table-cell office:value-type="float" office:value="327" calcext:value-type="float">
            <text:p>327</text:p>
          </table:table-cell>
          <table:table-cell table:formula="of:= 20.63 * [.B782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8" calcext:value-type="float">
            <text:p>1998</text:p>
          </table:table-cell>
          <table:table-cell office:value-type="float" office:value="39579" calcext:value-type="float">
            <text:p>39579</text:p>
          </table:table-cell>
          <table:table-cell office:value-type="float" office:value="1608" calcext:value-type="float">
            <text:p>1608</text:p>
          </table:table-cell>
          <table:table-cell office:value-type="float" office:value="323" calcext:value-type="float">
            <text:p>323</text:p>
          </table:table-cell>
          <table:table-cell table:formula="of:= 20.63 * [.B783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8" calcext:value-type="float">
            <text:p>1998</text:p>
          </table:table-cell>
          <table:table-cell office:value-type="float" office:value="39786" calcext:value-type="float">
            <text:p>39786</text:p>
          </table:table-cell>
          <table:table-cell office:value-type="float" office:value="1608" calcext:value-type="float">
            <text:p>1608</text:p>
          </table:table-cell>
          <table:table-cell office:value-type="float" office:value="314" calcext:value-type="float">
            <text:p>314</text:p>
          </table:table-cell>
          <table:table-cell table:formula="of:= 20.63 * [.B784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98" calcext:value-type="float">
            <text:p>1998</text:p>
          </table:table-cell>
          <table:table-cell office:value-type="float" office:value="39206" calcext:value-type="float">
            <text:p>39206</text:p>
          </table:table-cell>
          <table:table-cell office:value-type="float" office:value="1610" calcext:value-type="float">
            <text:p>1610</text:p>
          </table:table-cell>
          <table:table-cell office:value-type="float" office:value="305" calcext:value-type="float">
            <text:p>305</text:p>
          </table:table-cell>
          <table:table-cell table:formula="of:= 20.63 * [.B785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98" calcext:value-type="float">
            <text:p>1998</text:p>
          </table:table-cell>
          <table:table-cell office:value-type="float" office:value="39890" calcext:value-type="float">
            <text:p>39890</text:p>
          </table:table-cell>
          <table:table-cell office:value-type="float" office:value="1608" calcext:value-type="float">
            <text:p>1608</text:p>
          </table:table-cell>
          <table:table-cell office:value-type="float" office:value="303" calcext:value-type="float">
            <text:p>303</text:p>
          </table:table-cell>
          <table:table-cell table:formula="of:= 20.63 * [.B786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98" calcext:value-type="float">
            <text:p>1998</text:p>
          </table:table-cell>
          <table:table-cell office:value-type="float" office:value="39072" calcext:value-type="float">
            <text:p>39072</text:p>
          </table:table-cell>
          <table:table-cell office:value-type="float" office:value="1611" calcext:value-type="float">
            <text:p>1611</text:p>
          </table:table-cell>
          <table:table-cell office:value-type="float" office:value="286" calcext:value-type="float">
            <text:p>286</text:p>
          </table:table-cell>
          <table:table-cell table:formula="of:= 20.63 * [.B787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98" calcext:value-type="float">
            <text:p>1998</text:p>
          </table:table-cell>
          <table:table-cell office:value-type="float" office:value="39925" calcext:value-type="float">
            <text:p>39925</text:p>
          </table:table-cell>
          <table:table-cell office:value-type="float" office:value="1613" calcext:value-type="float">
            <text:p>1613</text:p>
          </table:table-cell>
          <table:table-cell office:value-type="float" office:value="276" calcext:value-type="float">
            <text:p>276</text:p>
          </table:table-cell>
          <table:table-cell table:formula="of:= 20.63 * [.B788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98" calcext:value-type="float">
            <text:p>1998</text:p>
          </table:table-cell>
          <table:table-cell office:value-type="float" office:value="40100" calcext:value-type="float">
            <text:p>40100</text:p>
          </table:table-cell>
          <table:table-cell office:value-type="float" office:value="1612" calcext:value-type="float">
            <text:p>1612</text:p>
          </table:table-cell>
          <table:table-cell office:value-type="float" office:value="271" calcext:value-type="float">
            <text:p>271</text:p>
          </table:table-cell>
          <table:table-cell table:formula="of:= 20.63 * [.B789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98" calcext:value-type="float">
            <text:p>1998</text:p>
          </table:table-cell>
          <table:table-cell office:value-type="float" office:value="40065" calcext:value-type="float">
            <text:p>40065</text:p>
          </table:table-cell>
          <table:table-cell office:value-type="float" office:value="1611" calcext:value-type="float">
            <text:p>1611</text:p>
          </table:table-cell>
          <table:table-cell office:value-type="float" office:value="265" calcext:value-type="float">
            <text:p>265</text:p>
          </table:table-cell>
          <table:table-cell table:formula="of:= 20.63 * [.B790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98" calcext:value-type="float">
            <text:p>1998</text:p>
          </table:table-cell>
          <table:table-cell office:value-type="float" office:value="40135" calcext:value-type="float">
            <text:p>40135</text:p>
          </table:table-cell>
          <table:table-cell office:value-type="float" office:value="1611" calcext:value-type="float">
            <text:p>1611</text:p>
          </table:table-cell>
          <table:table-cell office:value-type="float" office:value="260" calcext:value-type="float">
            <text:p>260</text:p>
          </table:table-cell>
          <table:table-cell table:formula="of:= 20.63 * [.B791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98" calcext:value-type="float">
            <text:p>1998</text:p>
          </table:table-cell>
          <table:table-cell office:value-type="float" office:value="40135" calcext:value-type="float">
            <text:p>40135</text:p>
          </table:table-cell>
          <table:table-cell office:value-type="float" office:value="1612" calcext:value-type="float">
            <text:p>1612</text:p>
          </table:table-cell>
          <table:table-cell office:value-type="float" office:value="254" calcext:value-type="float">
            <text:p>254</text:p>
          </table:table-cell>
          <table:table-cell table:formula="of:= 20.63 * [.B792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98" calcext:value-type="float">
            <text:p>1998</text:p>
          </table:table-cell>
          <table:table-cell office:value-type="float" office:value="40526" calcext:value-type="float">
            <text:p>40526</text:p>
          </table:table-cell>
          <table:table-cell office:value-type="float" office:value="1614" calcext:value-type="float">
            <text:p>1614</text:p>
          </table:table-cell>
          <table:table-cell office:value-type="float" office:value="239" calcext:value-type="float">
            <text:p>239</text:p>
          </table:table-cell>
          <table:table-cell table:formula="of:= 20.63 * [.B793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8" calcext:value-type="float">
            <text:p>1998</text:p>
          </table:table-cell>
          <table:table-cell office:value-type="float" office:value="42288" calcext:value-type="float">
            <text:p>42288</text:p>
          </table:table-cell>
          <table:table-cell office:value-type="float" office:value="1617" calcext:value-type="float">
            <text:p>1617</text:p>
          </table:table-cell>
          <table:table-cell office:value-type="float" office:value="228" calcext:value-type="float">
            <text:p>228</text:p>
          </table:table-cell>
          <table:table-cell table:formula="of:= 20.63 * [.B794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98" calcext:value-type="float">
            <text:p>1998</text:p>
          </table:table-cell>
          <table:table-cell office:value-type="float" office:value="41146" calcext:value-type="float">
            <text:p>41146</text:p>
          </table:table-cell>
          <table:table-cell office:value-type="float" office:value="1617" calcext:value-type="float">
            <text:p>1617</text:p>
          </table:table-cell>
          <table:table-cell office:value-type="float" office:value="239" calcext:value-type="float">
            <text:p>239</text:p>
          </table:table-cell>
          <table:table-cell table:formula="of:= 20.63 * [.B795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98" calcext:value-type="float">
            <text:p>1998</text:p>
          </table:table-cell>
          <table:table-cell office:value-type="float" office:value="40348" calcext:value-type="float">
            <text:p>40348</text:p>
          </table:table-cell>
          <table:table-cell office:value-type="float" office:value="1617" calcext:value-type="float">
            <text:p>1617</text:p>
          </table:table-cell>
          <table:table-cell office:value-type="float" office:value="243" calcext:value-type="float">
            <text:p>243</text:p>
          </table:table-cell>
          <table:table-cell table:formula="of:= 20.63 * [.B796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98" calcext:value-type="float">
            <text:p>1998</text:p>
          </table:table-cell>
          <table:table-cell office:value-type="float" office:value="41221" calcext:value-type="float">
            <text:p>41221</text:p>
          </table:table-cell>
          <table:table-cell office:value-type="float" office:value="1617" calcext:value-type="float">
            <text:p>1617</text:p>
          </table:table-cell>
          <table:table-cell office:value-type="float" office:value="239" calcext:value-type="float">
            <text:p>239</text:p>
          </table:table-cell>
          <table:table-cell table:formula="of:= 20.63 * [.B797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98" calcext:value-type="float">
            <text:p>1998</text:p>
          </table:table-cell>
          <table:table-cell office:value-type="float" office:value="40490" calcext:value-type="float">
            <text:p>40490</text:p>
          </table:table-cell>
          <table:table-cell office:value-type="float" office:value="1619" calcext:value-type="float">
            <text:p>1619</text:p>
          </table:table-cell>
          <table:table-cell office:value-type="float" office:value="239" calcext:value-type="float">
            <text:p>239</text:p>
          </table:table-cell>
          <table:table-cell table:formula="of:= 20.63 * [.B798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8" calcext:value-type="float">
            <text:p>1998</text:p>
          </table:table-cell>
          <table:table-cell office:value-type="float" office:value="40455" calcext:value-type="float">
            <text:p>40455</text:p>
          </table:table-cell>
          <table:table-cell office:value-type="float" office:value="1620" calcext:value-type="float">
            <text:p>1620</text:p>
          </table:table-cell>
          <table:table-cell office:value-type="float" office:value="232" calcext:value-type="float">
            <text:p>232</text:p>
          </table:table-cell>
          <table:table-cell table:formula="of:= 20.63 * [.B799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98" calcext:value-type="float">
            <text:p>1998</text:p>
          </table:table-cell>
          <table:table-cell office:value-type="float" office:value="40925" calcext:value-type="float">
            <text:p>40925</text:p>
          </table:table-cell>
          <table:table-cell office:value-type="float" office:value="1622" calcext:value-type="float">
            <text:p>1622</text:p>
          </table:table-cell>
          <table:table-cell office:value-type="float" office:value="233" calcext:value-type="float">
            <text:p>233</text:p>
          </table:table-cell>
          <table:table-cell table:formula="of:= 20.63 * [.B800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98" calcext:value-type="float">
            <text:p>1998</text:p>
          </table:table-cell>
          <table:table-cell office:value-type="float" office:value="40455" calcext:value-type="float">
            <text:p>40455</text:p>
          </table:table-cell>
          <table:table-cell office:value-type="float" office:value="1621" calcext:value-type="float">
            <text:p>1621</text:p>
          </table:table-cell>
          <table:table-cell office:value-type="float" office:value="239" calcext:value-type="float">
            <text:p>239</text:p>
          </table:table-cell>
          <table:table-cell table:formula="of:= 20.63 * [.B801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48" calcext:value-type="float">
            <text:p>1948</text:p>
          </table:table-cell>
          <table:table-cell office:value-type="float" office:value="40526" calcext:value-type="float">
            <text:p>40526</text:p>
          </table:table-cell>
          <table:table-cell office:value-type="float" office:value="1622" calcext:value-type="float">
            <text:p>1622</text:p>
          </table:table-cell>
          <table:table-cell office:value-type="float" office:value="239" calcext:value-type="float">
            <text:p>239</text:p>
          </table:table-cell>
          <table:table-cell table:formula="of:= 20.63 * [.B802]" office:value-type="float" office:value="40187.24" calcext:value-type="float">
            <text:p>40187.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03" calcext:value-type="float">
            <text:p>1903</text:p>
          </table:table-cell>
          <table:table-cell office:value-type="float" office:value="40634" calcext:value-type="float">
            <text:p>40634</text:p>
          </table:table-cell>
          <table:table-cell office:value-type="float" office:value="1623" calcext:value-type="float">
            <text:p>1623</text:p>
          </table:table-cell>
          <table:table-cell office:value-type="float" office:value="219" calcext:value-type="float">
            <text:p>219</text:p>
          </table:table-cell>
          <table:table-cell table:formula="of:= 20.63 * [.B803]" office:value-type="float" office:value="39258.89" calcext:value-type="float">
            <text:p>39258.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58" calcext:value-type="float">
            <text:p>1858</text:p>
          </table:table-cell>
          <table:table-cell office:value-type="float" office:value="40526" calcext:value-type="float">
            <text:p>40526</text:p>
          </table:table-cell>
          <table:table-cell office:value-type="float" office:value="1626" calcext:value-type="float">
            <text:p>1626</text:p>
          </table:table-cell>
          <table:table-cell office:value-type="float" office:value="196" calcext:value-type="float">
            <text:p>196</text:p>
          </table:table-cell>
          <table:table-cell table:formula="of:= 20.63 * [.B804]" office:value-type="float" office:value="38330.54" calcext:value-type="float">
            <text:p>38330.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18" calcext:value-type="float">
            <text:p>1818</text:p>
          </table:table-cell>
          <table:table-cell office:value-type="float" office:value="41184" calcext:value-type="float">
            <text:p>41184</text:p>
          </table:table-cell>
          <table:table-cell office:value-type="float" office:value="1630" calcext:value-type="float">
            <text:p>1630</text:p>
          </table:table-cell>
          <table:table-cell office:value-type="float" office:value="157" calcext:value-type="float">
            <text:p>157</text:p>
          </table:table-cell>
          <table:table-cell table:formula="of:= 20.63 * [.B805]" office:value-type="float" office:value="37505.34" calcext:value-type="float">
            <text:p>37505.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73" calcext:value-type="float">
            <text:p>1773</text:p>
          </table:table-cell>
          <table:table-cell office:value-type="float" office:value="41036" calcext:value-type="float">
            <text:p>41036</text:p>
          </table:table-cell>
          <table:table-cell office:value-type="float" office:value="1635" calcext:value-type="float">
            <text:p>1635</text:p>
          </table:table-cell>
          <table:table-cell office:value-type="float" office:value="101" calcext:value-type="float">
            <text:p>101</text:p>
          </table:table-cell>
          <table:table-cell table:formula="of:= 20.63 * [.B806]" office:value-type="float" office:value="36576.99" calcext:value-type="float">
            <text:p>36576.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28" calcext:value-type="float">
            <text:p>1728</text:p>
          </table:table-cell>
          <table:table-cell office:value-type="float" office:value="39995" calcext:value-type="float">
            <text:p>39995</text:p>
          </table:table-cell>
          <table:table-cell office:value-type="float" office:value="1644" calcext:value-type="float">
            <text:p>1644</text:p>
          </table:table-cell>
          <table:table-cell office:value-type="float" office:value="37" calcext:value-type="float">
            <text:p>37</text:p>
          </table:table-cell>
          <table:table-cell table:formula="of:= 20.63 * [.B807]" office:value-type="float" office:value="35648.64" calcext:value-type="float">
            <text:p>35648.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83" calcext:value-type="float">
            <text:p>1683</text:p>
          </table:table-cell>
          <table:table-cell office:value-type="float" office:value="39682" calcext:value-type="float">
            <text:p>39682</text:p>
          </table:table-cell>
          <table:table-cell office:value-type="float" office:value="1645" calcext:value-type="float">
            <text:p>1645</text:p>
          </table:table-cell>
          <table:table-cell office:value-type="float" office:value="44" calcext:value-type="float">
            <text:p>44</text:p>
          </table:table-cell>
          <table:table-cell table:formula="of:= 20.63 * [.B808]" office:value-type="float" office:value="34720.29" calcext:value-type="float">
            <text:p>34720.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48" calcext:value-type="float">
            <text:p>1648</text:p>
          </table:table-cell>
          <table:table-cell office:value-type="float" office:value="39476" calcext:value-type="float">
            <text:p>39476</text:p>
          </table:table-cell>
          <table:table-cell office:value-type="float" office:value="1649" calcext:value-type="float">
            <text:p>1649</text:p>
          </table:table-cell>
          <table:table-cell office:value-type="float" office:value="141" calcext:value-type="float">
            <text:p>141</text:p>
          </table:table-cell>
          <table:table-cell table:formula="of:= 20.63 * [.B809]" office:value-type="float" office:value="33998.24" calcext:value-type="float">
            <text:p>33998.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93" calcext:value-type="float">
            <text:p>1593</text:p>
          </table:table-cell>
          <table:table-cell office:value-type="float" office:value="39239" calcext:value-type="float">
            <text:p>39239</text:p>
          </table:table-cell>
          <table:table-cell office:value-type="float" office:value="1658" calcext:value-type="float">
            <text:p>1658</text:p>
          </table:table-cell>
          <table:table-cell office:value-type="float" office:value="235" calcext:value-type="float">
            <text:p>235</text:p>
          </table:table-cell>
          <table:table-cell table:formula="of:= 20.63 * [.B810]" office:value-type="float" office:value="32863.59" calcext:value-type="float">
            <text:p>32863.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53" calcext:value-type="float">
            <text:p>1553</text:p>
          </table:table-cell>
          <table:table-cell office:value-type="float" office:value="38577" calcext:value-type="float">
            <text:p>38577</text:p>
          </table:table-cell>
          <table:table-cell office:value-type="float" office:value="1661" calcext:value-type="float">
            <text:p>1661</text:p>
          </table:table-cell>
          <table:table-cell office:value-type="float" office:value="330" calcext:value-type="float">
            <text:p>330</text:p>
          </table:table-cell>
          <table:table-cell table:formula="of:= 20.63 * [.B811]" office:value-type="float" office:value="32038.39" calcext:value-type="float">
            <text:p>32038.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18" calcext:value-type="float">
            <text:p>1518</text:p>
          </table:table-cell>
          <table:table-cell office:value-type="float" office:value="37440" calcext:value-type="float">
            <text:p>37440</text:p>
          </table:table-cell>
          <table:table-cell office:value-type="float" office:value="1669" calcext:value-type="float">
            <text:p>1669</text:p>
          </table:table-cell>
          <table:table-cell office:value-type="float" office:value="426" calcext:value-type="float">
            <text:p>426</text:p>
          </table:table-cell>
          <table:table-cell table:formula="of:= 20.63 * [.B812]" office:value-type="float" office:value="31316.34" calcext:value-type="float">
            <text:p>31316.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78" calcext:value-type="float">
            <text:p>1478</text:p>
          </table:table-cell>
          <table:table-cell office:value-type="float" office:value="37937" calcext:value-type="float">
            <text:p>37937</text:p>
          </table:table-cell>
          <table:table-cell office:value-type="float" office:value="1675" calcext:value-type="float">
            <text:p>1675</text:p>
          </table:table-cell>
          <table:table-cell office:value-type="float" office:value="514" calcext:value-type="float">
            <text:p>514</text:p>
          </table:table-cell>
          <table:table-cell table:formula="of:= 20.63 * [.B813]" office:value-type="float" office:value="30491.14" calcext:value-type="float">
            <text:p>30491.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" calcext:value-type="float">
            <text:p>1443</text:p>
          </table:table-cell>
          <table:table-cell office:value-type="float" office:value="36483" calcext:value-type="float">
            <text:p>36483</text:p>
          </table:table-cell>
          <table:table-cell office:value-type="float" office:value="1679" calcext:value-type="float">
            <text:p>1679</text:p>
          </table:table-cell>
          <table:table-cell office:value-type="float" office:value="577" calcext:value-type="float">
            <text:p>577</text:p>
          </table:table-cell>
          <table:table-cell table:formula="of:= 20.63 * [.B814]" office:value-type="float" office:value="29769.09" calcext:value-type="float">
            <text:p>29769.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03" calcext:value-type="float">
            <text:p>1403</text:p>
          </table:table-cell>
          <table:table-cell office:value-type="float" office:value="35246" calcext:value-type="float">
            <text:p>35246</text:p>
          </table:table-cell>
          <table:table-cell office:value-type="float" office:value="1677" calcext:value-type="float">
            <text:p>1677</text:p>
          </table:table-cell>
          <table:table-cell office:value-type="float" office:value="631" calcext:value-type="float">
            <text:p>631</text:p>
          </table:table-cell>
          <table:table-cell table:formula="of:= 20.63 * [.B815]" office:value-type="float" office:value="28943.89" calcext:value-type="float">
            <text:p>28943.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68" calcext:value-type="float">
            <text:p>1368</text:p>
          </table:table-cell>
          <table:table-cell office:value-type="float" office:value="34896" calcext:value-type="float">
            <text:p>34896</text:p>
          </table:table-cell>
          <table:table-cell office:value-type="float" office:value="1686" calcext:value-type="float">
            <text:p>1686</text:p>
          </table:table-cell>
          <table:table-cell office:value-type="float" office:value="672" calcext:value-type="float">
            <text:p>672</text:p>
          </table:table-cell>
          <table:table-cell table:formula="of:= 20.63 * [.B816]" office:value-type="float" office:value="28221.84" calcext:value-type="float">
            <text:p>28221.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38" calcext:value-type="float">
            <text:p>1338</text:p>
          </table:table-cell>
          <table:table-cell office:value-type="float" office:value="34166" calcext:value-type="float">
            <text:p>34166</text:p>
          </table:table-cell>
          <table:table-cell office:value-type="float" office:value="1687" calcext:value-type="float">
            <text:p>1687</text:p>
          </table:table-cell>
          <table:table-cell office:value-type="float" office:value="695" calcext:value-type="float">
            <text:p>695</text:p>
          </table:table-cell>
          <table:table-cell table:formula="of:= 20.63 * [.B817]" office:value-type="float" office:value="27602.94" calcext:value-type="float">
            <text:p>27602.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03" calcext:value-type="float">
            <text:p>1303</text:p>
          </table:table-cell>
          <table:table-cell office:value-type="float" office:value="34115" calcext:value-type="float">
            <text:p>34115</text:p>
          </table:table-cell>
          <table:table-cell office:value-type="float" office:value="1694" calcext:value-type="float">
            <text:p>1694</text:p>
          </table:table-cell>
          <table:table-cell office:value-type="float" office:value="729" calcext:value-type="float">
            <text:p>729</text:p>
          </table:table-cell>
          <table:table-cell table:formula="of:= 20.63 * [.B818]" office:value-type="float" office:value="26880.89" calcext:value-type="float">
            <text:p>26880.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73" calcext:value-type="float">
            <text:p>1273</text:p>
          </table:table-cell>
          <table:table-cell office:value-type="float" office:value="33613" calcext:value-type="float">
            <text:p>33613</text:p>
          </table:table-cell>
          <table:table-cell office:value-type="float" office:value="1692" calcext:value-type="float">
            <text:p>1692</text:p>
          </table:table-cell>
          <table:table-cell office:value-type="float" office:value="744" calcext:value-type="float">
            <text:p>744</text:p>
          </table:table-cell>
          <table:table-cell table:formula="of:= 20.63 * [.B819]" office:value-type="float" office:value="26261.99" calcext:value-type="float">
            <text:p>26261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32770" calcext:value-type="float">
            <text:p>32770</text:p>
          </table:table-cell>
          <table:table-cell office:value-type="float" office:value="1688" calcext:value-type="float">
            <text:p>1688</text:p>
          </table:table-cell>
          <table:table-cell office:value-type="float" office:value="753" calcext:value-type="float">
            <text:p>753</text:p>
          </table:table-cell>
          <table:table-cell table:formula="of:= 20.63 * [.B820]" office:value-type="float" office:value="25539.94" calcext:value-type="float">
            <text:p>25539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3" calcext:value-type="float">
            <text:p>1203</text:p>
          </table:table-cell>
          <table:table-cell office:value-type="float" office:value="33222" calcext:value-type="float">
            <text:p>33222</text:p>
          </table:table-cell>
          <table:table-cell office:value-type="float" office:value="1685" calcext:value-type="float">
            <text:p>1685</text:p>
          </table:table-cell>
          <table:table-cell office:value-type="float" office:value="755" calcext:value-type="float">
            <text:p>755</text:p>
          </table:table-cell>
          <table:table-cell table:formula="of:= 20.63 * [.B821]" office:value-type="float" office:value="24817.89" calcext:value-type="float">
            <text:p>24817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8" calcext:value-type="float">
            <text:p>1178</text:p>
          </table:table-cell>
          <table:table-cell office:value-type="float" office:value="31834" calcext:value-type="float">
            <text:p>31834</text:p>
          </table:table-cell>
          <table:table-cell office:value-type="float" office:value="1692" calcext:value-type="float">
            <text:p>1692</text:p>
          </table:table-cell>
          <table:table-cell office:value-type="float" office:value="762" calcext:value-type="float">
            <text:p>762</text:p>
          </table:table-cell>
          <table:table-cell table:formula="of:= 20.63 * [.B822]" office:value-type="float" office:value="24302.14" calcext:value-type="float">
            <text:p>24302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8" calcext:value-type="float">
            <text:p>1148</text:p>
          </table:table-cell>
          <table:table-cell office:value-type="float" office:value="31878" calcext:value-type="float">
            <text:p>31878</text:p>
          </table:table-cell>
          <table:table-cell office:value-type="float" office:value="1698" calcext:value-type="float">
            <text:p>1698</text:p>
          </table:table-cell>
          <table:table-cell office:value-type="float" office:value="757" calcext:value-type="float">
            <text:p>757</text:p>
          </table:table-cell>
          <table:table-cell table:formula="of:= 20.63 * [.B823]" office:value-type="float" office:value="23683.24" calcext:value-type="float">
            <text:p>23683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8" calcext:value-type="float">
            <text:p>1118</text:p>
          </table:table-cell>
          <table:table-cell office:value-type="float" office:value="30294" calcext:value-type="float">
            <text:p>30294</text:p>
          </table:table-cell>
          <table:table-cell office:value-type="float" office:value="1701" calcext:value-type="float">
            <text:p>1701</text:p>
          </table:table-cell>
          <table:table-cell office:value-type="float" office:value="772" calcext:value-type="float">
            <text:p>772</text:p>
          </table:table-cell>
          <table:table-cell table:formula="of:= 20.63 * [.B824]" office:value-type="float" office:value="23064.34" calcext:value-type="float">
            <text:p>23064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3" calcext:value-type="float">
            <text:p>1093</text:p>
          </table:table-cell>
          <table:table-cell office:value-type="float" office:value="31098" calcext:value-type="float">
            <text:p>31098</text:p>
          </table:table-cell>
          <table:table-cell office:value-type="float" office:value="1709" calcext:value-type="float">
            <text:p>1709</text:p>
          </table:table-cell>
          <table:table-cell office:value-type="float" office:value="783" calcext:value-type="float">
            <text:p>783</text:p>
          </table:table-cell>
          <table:table-cell table:formula="of:= 20.63 * [.B825]" office:value-type="float" office:value="22548.59" calcext:value-type="float">
            <text:p>22548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3" calcext:value-type="float">
            <text:p>1063</text:p>
          </table:table-cell>
          <table:table-cell office:value-type="float" office:value="28787" calcext:value-type="float">
            <text:p>28787</text:p>
          </table:table-cell>
          <table:table-cell office:value-type="float" office:value="1705" calcext:value-type="float">
            <text:p>1705</text:p>
          </table:table-cell>
          <table:table-cell office:value-type="float" office:value="773" calcext:value-type="float">
            <text:p>773</text:p>
          </table:table-cell>
          <table:table-cell table:formula="of:= 20.63 * [.B826]" office:value-type="float" office:value="21929.69" calcext:value-type="float">
            <text:p>2192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3" calcext:value-type="float">
            <text:p>1033</text:p>
          </table:table-cell>
          <table:table-cell office:value-type="float" office:value="29684" calcext:value-type="float">
            <text:p>29684</text:p>
          </table:table-cell>
          <table:table-cell office:value-type="float" office:value="1721" calcext:value-type="float">
            <text:p>1721</text:p>
          </table:table-cell>
          <table:table-cell office:value-type="float" office:value="779" calcext:value-type="float">
            <text:p>779</text:p>
          </table:table-cell>
          <table:table-cell table:formula="of:= 20.63 * [.B827]" office:value-type="float" office:value="21310.79" calcext:value-type="float">
            <text:p>21310.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8" calcext:value-type="float">
            <text:p>1008</text:p>
          </table:table-cell>
          <table:table-cell office:value-type="float" office:value="28393" calcext:value-type="float">
            <text:p>28393</text:p>
          </table:table-cell>
          <table:table-cell office:value-type="float" office:value="1735" calcext:value-type="float">
            <text:p>1735</text:p>
          </table:table-cell>
          <table:table-cell office:value-type="float" office:value="779" calcext:value-type="float">
            <text:p>779</text:p>
          </table:table-cell>
          <table:table-cell table:formula="of:= 20.63 * [.B828]" office:value-type="float" office:value="20795.04" calcext:value-type="float">
            <text:p>20795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8" calcext:value-type="float">
            <text:p>978</text:p>
          </table:table-cell>
          <table:table-cell office:value-type="float" office:value="28660" calcext:value-type="float">
            <text:p>28660</text:p>
          </table:table-cell>
          <table:table-cell office:value-type="float" office:value="1735" calcext:value-type="float">
            <text:p>1735</text:p>
          </table:table-cell>
          <table:table-cell office:value-type="float" office:value="772" calcext:value-type="float">
            <text:p>772</text:p>
          </table:table-cell>
          <table:table-cell table:formula="of:= 20.63 * [.B829]" office:value-type="float" office:value="20176.14" calcext:value-type="float">
            <text:p>20176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3" calcext:value-type="float">
            <text:p>943</text:p>
          </table:table-cell>
          <table:table-cell office:value-type="float" office:value="28553" calcext:value-type="float">
            <text:p>28553</text:p>
          </table:table-cell>
          <table:table-cell office:value-type="float" office:value="1738" calcext:value-type="float">
            <text:p>1738</text:p>
          </table:table-cell>
          <table:table-cell office:value-type="float" office:value="777" calcext:value-type="float">
            <text:p>777</text:p>
          </table:table-cell>
          <table:table-cell table:formula="of:= 20.63 * [.B830]" office:value-type="float" office:value="19454.09" calcext:value-type="float">
            <text:p>19454.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8" calcext:value-type="float">
            <text:p>918</text:p>
          </table:table-cell>
          <table:table-cell office:value-type="float" office:value="29266" calcext:value-type="float">
            <text:p>29266</text:p>
          </table:table-cell>
          <table:table-cell office:value-type="float" office:value="1732" calcext:value-type="float">
            <text:p>1732</text:p>
          </table:table-cell>
          <table:table-cell office:value-type="float" office:value="783" calcext:value-type="float">
            <text:p>783</text:p>
          </table:table-cell>
          <table:table-cell table:formula="of:= 20.63 * [.B831]" office:value-type="float" office:value="18938.34" calcext:value-type="float">
            <text:p>18938.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8" calcext:value-type="float">
            <text:p>888</text:p>
          </table:table-cell>
          <table:table-cell office:value-type="float" office:value="26424" calcext:value-type="float">
            <text:p>26424</text:p>
          </table:table-cell>
          <table:table-cell office:value-type="float" office:value="1740" calcext:value-type="float">
            <text:p>1740</text:p>
          </table:table-cell>
          <table:table-cell office:value-type="float" office:value="785" calcext:value-type="float">
            <text:p>785</text:p>
          </table:table-cell>
          <table:table-cell table:formula="of:= 20.63 * [.B832]" office:value-type="float" office:value="18319.44" calcext:value-type="float">
            <text:p>18319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63" calcext:value-type="float">
            <text:p>863</text:p>
          </table:table-cell>
          <table:table-cell office:value-type="float" office:value="26455" calcext:value-type="float">
            <text:p>26455</text:p>
          </table:table-cell>
          <table:table-cell office:value-type="float" office:value="1734" calcext:value-type="float">
            <text:p>1734</text:p>
          </table:table-cell>
          <table:table-cell office:value-type="float" office:value="783" calcext:value-type="float">
            <text:p>783</text:p>
          </table:table-cell>
          <table:table-cell table:formula="of:= 20.63 * [.B833]" office:value-type="float" office:value="17803.69" calcext:value-type="float">
            <text:p>17803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8" calcext:value-type="float">
            <text:p>828</text:p>
          </table:table-cell>
          <table:table-cell office:value-type="float" office:value="26062" calcext:value-type="float">
            <text:p>26062</text:p>
          </table:table-cell>
          <table:table-cell office:value-type="float" office:value="1730" calcext:value-type="float">
            <text:p>1730</text:p>
          </table:table-cell>
          <table:table-cell office:value-type="float" office:value="783" calcext:value-type="float">
            <text:p>783</text:p>
          </table:table-cell>
          <table:table-cell table:formula="of:= 20.63 * [.B834]" office:value-type="float" office:value="17081.64" calcext:value-type="float">
            <text:p>17081.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8" calcext:value-type="float">
            <text:p>798</text:p>
          </table:table-cell>
          <table:table-cell office:value-type="float" office:value="25396" calcext:value-type="float">
            <text:p>25396</text:p>
          </table:table-cell>
          <table:table-cell office:value-type="float" office:value="1717" calcext:value-type="float">
            <text:p>1717</text:p>
          </table:table-cell>
          <table:table-cell office:value-type="float" office:value="766" calcext:value-type="float">
            <text:p>766</text:p>
          </table:table-cell>
          <table:table-cell table:formula="of:= 20.63 * [.B835]" office:value-type="float" office:value="16462.74" calcext:value-type="float">
            <text:p>16462.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8" calcext:value-type="float">
            <text:p>768</text:p>
          </table:table-cell>
          <table:table-cell office:value-type="float" office:value="25298" calcext:value-type="float">
            <text:p>25298</text:p>
          </table:table-cell>
          <table:table-cell office:value-type="float" office:value="1719" calcext:value-type="float">
            <text:p>1719</text:p>
          </table:table-cell>
          <table:table-cell office:value-type="float" office:value="740" calcext:value-type="float">
            <text:p>740</text:p>
          </table:table-cell>
          <table:table-cell table:formula="of:= 20.63 * [.B836]" office:value-type="float" office:value="15843.84" calcext:value-type="float">
            <text:p>15843.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3" calcext:value-type="float">
            <text:p>743</text:p>
          </table:table-cell>
          <table:table-cell office:value-type="float" office:value="24290" calcext:value-type="float">
            <text:p>24290</text:p>
          </table:table-cell>
          <table:table-cell office:value-type="float" office:value="1717" calcext:value-type="float">
            <text:p>1717</text:p>
          </table:table-cell>
          <table:table-cell office:value-type="float" office:value="742" calcext:value-type="float">
            <text:p>742</text:p>
          </table:table-cell>
          <table:table-cell table:formula="of:= 20.63 * [.B837]" office:value-type="float" office:value="15328.09" calcext:value-type="float">
            <text:p>15328.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8" calcext:value-type="float">
            <text:p>718</text:p>
          </table:table-cell>
          <table:table-cell office:value-type="float" office:value="22995" calcext:value-type="float">
            <text:p>22995</text:p>
          </table:table-cell>
          <table:table-cell office:value-type="float" office:value="1711" calcext:value-type="float">
            <text:p>1711</text:p>
          </table:table-cell>
          <table:table-cell office:value-type="float" office:value="723" calcext:value-type="float">
            <text:p>723</text:p>
          </table:table-cell>
          <table:table-cell table:formula="of:= 20.63 * [.B838]" office:value-type="float" office:value="14812.34" calcext:value-type="float">
            <text:p>14812.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3" calcext:value-type="float">
            <text:p>693</text:p>
          </table:table-cell>
          <table:table-cell office:value-type="float" office:value="22788" calcext:value-type="float">
            <text:p>22788</text:p>
          </table:table-cell>
          <table:table-cell office:value-type="float" office:value="1727" calcext:value-type="float">
            <text:p>1727</text:p>
          </table:table-cell>
          <table:table-cell office:value-type="float" office:value="706" calcext:value-type="float">
            <text:p>706</text:p>
          </table:table-cell>
          <table:table-cell table:formula="of:= 20.63 * [.B839]" office:value-type="float" office:value="14296.59" calcext:value-type="float">
            <text:p>14296.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8" calcext:value-type="float">
            <text:p>668</text:p>
          </table:table-cell>
          <table:table-cell office:value-type="float" office:value="21706" calcext:value-type="float">
            <text:p>21706</text:p>
          </table:table-cell>
          <table:table-cell office:value-type="float" office:value="1708" calcext:value-type="float">
            <text:p>1708</text:p>
          </table:table-cell>
          <table:table-cell office:value-type="float" office:value="676" calcext:value-type="float">
            <text:p>676</text:p>
          </table:table-cell>
          <table:table-cell table:formula="of:= 20.63 * [.B840]" office:value-type="float" office:value="13780.84" calcext:value-type="float">
            <text:p>13780.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3" calcext:value-type="float">
            <text:p>643</text:p>
          </table:table-cell>
          <table:table-cell office:value-type="float" office:value="21462" calcext:value-type="float">
            <text:p>21462</text:p>
          </table:table-cell>
          <table:table-cell office:value-type="float" office:value="1706" calcext:value-type="float">
            <text:p>1706</text:p>
          </table:table-cell>
          <table:table-cell office:value-type="float" office:value="646" calcext:value-type="float">
            <text:p>646</text:p>
          </table:table-cell>
          <table:table-cell table:formula="of:= 20.63 * [.B841]" office:value-type="float" office:value="13265.09" calcext:value-type="float">
            <text:p>13265.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8" calcext:value-type="float">
            <text:p>618</text:p>
          </table:table-cell>
          <table:table-cell office:value-type="float" office:value="21056" calcext:value-type="float">
            <text:p>21056</text:p>
          </table:table-cell>
          <table:table-cell office:value-type="float" office:value="1715" calcext:value-type="float">
            <text:p>1715</text:p>
          </table:table-cell>
          <table:table-cell office:value-type="float" office:value="626" calcext:value-type="float">
            <text:p>626</text:p>
          </table:table-cell>
          <table:table-cell table:formula="of:= 20.63 * [.B842]" office:value-type="float" office:value="12749.34" calcext:value-type="float">
            <text:p>12749.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93" calcext:value-type="float">
            <text:p>593</text:p>
          </table:table-cell>
          <table:table-cell office:value-type="float" office:value="19248" calcext:value-type="float">
            <text:p>19248</text:p>
          </table:table-cell>
          <table:table-cell office:value-type="float" office:value="1713" calcext:value-type="float">
            <text:p>1713</text:p>
          </table:table-cell>
          <table:table-cell office:value-type="float" office:value="615" calcext:value-type="float">
            <text:p>615</text:p>
          </table:table-cell>
          <table:table-cell table:formula="of:= 20.63 * [.B843]" office:value-type="float" office:value="12233.59" calcext:value-type="float">
            <text:p>12233.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3" calcext:value-type="float">
            <text:p>573</text:p>
          </table:table-cell>
          <table:table-cell office:value-type="float" office:value="19586" calcext:value-type="float">
            <text:p>19586</text:p>
          </table:table-cell>
          <table:table-cell office:value-type="float" office:value="1694" calcext:value-type="float">
            <text:p>1694</text:p>
          </table:table-cell>
          <table:table-cell office:value-type="float" office:value="609" calcext:value-type="float">
            <text:p>609</text:p>
          </table:table-cell>
          <table:table-cell table:formula="of:= 20.63 * [.B844]" office:value-type="float" office:value="11820.99" calcext:value-type="float">
            <text:p>11820.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18234" calcext:value-type="float">
            <text:p>18234</text:p>
          </table:table-cell>
          <table:table-cell office:value-type="float" office:value="1694" calcext:value-type="float">
            <text:p>1694</text:p>
          </table:table-cell>
          <table:table-cell office:value-type="float" office:value="590" calcext:value-type="float">
            <text:p>590</text:p>
          </table:table-cell>
          <table:table-cell table:formula="of:= 20.63 * [.B845]" office:value-type="float" office:value="11305.24" calcext:value-type="float">
            <text:p>11305.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18205" calcext:value-type="float">
            <text:p>18205</text:p>
          </table:table-cell>
          <table:table-cell office:value-type="float" office:value="1685" calcext:value-type="float">
            <text:p>1685</text:p>
          </table:table-cell>
          <table:table-cell office:value-type="float" office:value="557" calcext:value-type="float">
            <text:p>557</text:p>
          </table:table-cell>
          <table:table-cell table:formula="of:= 20.63 * [.B846]" office:value-type="float" office:value="10892.64" calcext:value-type="float">
            <text:p>10892.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3" calcext:value-type="float">
            <text:p>503</text:p>
          </table:table-cell>
          <table:table-cell office:value-type="float" office:value="18241" calcext:value-type="float">
            <text:p>18241</text:p>
          </table:table-cell>
          <table:table-cell office:value-type="float" office:value="1684" calcext:value-type="float">
            <text:p>1684</text:p>
          </table:table-cell>
          <table:table-cell office:value-type="float" office:value="542" calcext:value-type="float">
            <text:p>542</text:p>
          </table:table-cell>
          <table:table-cell table:formula="of:= 20.63 * [.B847]" office:value-type="float" office:value="10376.89" calcext:value-type="float">
            <text:p>10376.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8" calcext:value-type="float">
            <text:p>478</text:p>
          </table:table-cell>
          <table:table-cell office:value-type="float" office:value="17166" calcext:value-type="float">
            <text:p>17166</text:p>
          </table:table-cell>
          <table:table-cell office:value-type="float" office:value="1689" calcext:value-type="float">
            <text:p>1689</text:p>
          </table:table-cell>
          <table:table-cell office:value-type="float" office:value="514" calcext:value-type="float">
            <text:p>514</text:p>
          </table:table-cell>
          <table:table-cell table:formula="of:= 20.63 * [.B848]" office:value-type="float" office:value="9861.14" calcext:value-type="float">
            <text:p>9861.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3" calcext:value-type="float">
            <text:p>463</text:p>
          </table:table-cell>
          <table:table-cell office:value-type="float" office:value="16515" calcext:value-type="float">
            <text:p>16515</text:p>
          </table:table-cell>
          <table:table-cell office:value-type="float" office:value="1711" calcext:value-type="float">
            <text:p>1711</text:p>
          </table:table-cell>
          <table:table-cell office:value-type="float" office:value="499" calcext:value-type="float">
            <text:p>499</text:p>
          </table:table-cell>
          <table:table-cell table:formula="of:= 20.63 * [.B849]" office:value-type="float" office:value="9551.69" calcext:value-type="float">
            <text:p>9551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8" calcext:value-type="float">
            <text:p>438</text:p>
          </table:table-cell>
          <table:table-cell office:value-type="float" office:value="15944" calcext:value-type="float">
            <text:p>15944</text:p>
          </table:table-cell>
          <table:table-cell office:value-type="float" office:value="1710" calcext:value-type="float">
            <text:p>1710</text:p>
          </table:table-cell>
          <table:table-cell office:value-type="float" office:value="478" calcext:value-type="float">
            <text:p>478</text:p>
          </table:table-cell>
          <table:table-cell table:formula="of:= 20.63 * [.B850]" office:value-type="float" office:value="9035.94" calcext:value-type="float">
            <text:p>9035.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8" calcext:value-type="float">
            <text:p>418</text:p>
          </table:table-cell>
          <table:table-cell office:value-type="float" office:value="15790" calcext:value-type="float">
            <text:p>15790</text:p>
          </table:table-cell>
          <table:table-cell office:value-type="float" office:value="1713" calcext:value-type="float">
            <text:p>1713</text:p>
          </table:table-cell>
          <table:table-cell office:value-type="float" office:value="454" calcext:value-type="float">
            <text:p>454</text:p>
          </table:table-cell>
          <table:table-cell table:formula="of:= 20.63 * [.B851]" office:value-type="float" office:value="8623.34" calcext:value-type="float">
            <text:p>8623.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3" calcext:value-type="float">
            <text:p>393</text:p>
          </table:table-cell>
          <table:table-cell office:value-type="float" office:value="15007" calcext:value-type="float">
            <text:p>15007</text:p>
          </table:table-cell>
          <table:table-cell office:value-type="float" office:value="1723" calcext:value-type="float">
            <text:p>1723</text:p>
          </table:table-cell>
          <table:table-cell office:value-type="float" office:value="433" calcext:value-type="float">
            <text:p>433</text:p>
          </table:table-cell>
          <table:table-cell table:formula="of:= 20.63 * [.B852]" office:value-type="float" office:value="8107.59" calcext:value-type="float">
            <text:p>8107.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8" calcext:value-type="float">
            <text:p>378</text:p>
          </table:table-cell>
          <table:table-cell office:value-type="float" office:value="14393" calcext:value-type="float">
            <text:p>14393</text:p>
          </table:table-cell>
          <table:table-cell office:value-type="float" office:value="1723" calcext:value-type="float">
            <text:p>1723</text:p>
          </table:table-cell>
          <table:table-cell office:value-type="float" office:value="405" calcext:value-type="float">
            <text:p>405</text:p>
          </table:table-cell>
          <table:table-cell table:formula="of:= 20.63 * [.B853]" office:value-type="float" office:value="7798.14" calcext:value-type="float">
            <text:p>7798.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8" calcext:value-type="float">
            <text:p>358</text:p>
          </table:table-cell>
          <table:table-cell office:value-type="float" office:value="14022" calcext:value-type="float">
            <text:p>14022</text:p>
          </table:table-cell>
          <table:table-cell office:value-type="float" office:value="1726" calcext:value-type="float">
            <text:p>1726</text:p>
          </table:table-cell>
          <table:table-cell office:value-type="float" office:value="403" calcext:value-type="float">
            <text:p>403</text:p>
          </table:table-cell>
          <table:table-cell table:formula="of:= 20.63 * [.B854]" office:value-type="float" office:value="7385.54" calcext:value-type="float">
            <text:p>7385.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8" calcext:value-type="float">
            <text:p>338</text:p>
          </table:table-cell>
          <table:table-cell office:value-type="float" office:value="13536" calcext:value-type="float">
            <text:p>13536</text:p>
          </table:table-cell>
          <table:table-cell office:value-type="float" office:value="1714" calcext:value-type="float">
            <text:p>1714</text:p>
          </table:table-cell>
          <table:table-cell office:value-type="float" office:value="390" calcext:value-type="float">
            <text:p>390</text:p>
          </table:table-cell>
          <table:table-cell table:formula="of:= 20.63 * [.B855]" office:value-type="float" office:value="6972.94" calcext:value-type="float">
            <text:p>6972.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8" calcext:value-type="float">
            <text:p>318</text:p>
          </table:table-cell>
          <table:table-cell office:value-type="float" office:value="13012" calcext:value-type="float">
            <text:p>13012</text:p>
          </table:table-cell>
          <table:table-cell office:value-type="float" office:value="1712" calcext:value-type="float">
            <text:p>1712</text:p>
          </table:table-cell>
          <table:table-cell office:value-type="float" office:value="373" calcext:value-type="float">
            <text:p>373</text:p>
          </table:table-cell>
          <table:table-cell table:formula="of:= 20.63 * [.B856]" office:value-type="float" office:value="6560.34" calcext:value-type="float">
            <text:p>6560.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8" calcext:value-type="float">
            <text:p>298</text:p>
          </table:table-cell>
          <table:table-cell office:value-type="float" office:value="12659" calcext:value-type="float">
            <text:p>12659</text:p>
          </table:table-cell>
          <table:table-cell office:value-type="float" office:value="1699" calcext:value-type="float">
            <text:p>1699</text:p>
          </table:table-cell>
          <table:table-cell office:value-type="float" office:value="364" calcext:value-type="float">
            <text:p>364</text:p>
          </table:table-cell>
          <table:table-cell table:formula="of:= 20.63 * [.B857]" office:value-type="float" office:value="6147.74" calcext:value-type="float">
            <text:p>6147.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3" calcext:value-type="float">
            <text:p>283</text:p>
          </table:table-cell>
          <table:table-cell office:value-type="float" office:value="12206" calcext:value-type="float">
            <text:p>12206</text:p>
          </table:table-cell>
          <table:table-cell office:value-type="float" office:value="1695" calcext:value-type="float">
            <text:p>1695</text:p>
          </table:table-cell>
          <table:table-cell office:value-type="float" office:value="351" calcext:value-type="float">
            <text:p>351</text:p>
          </table:table-cell>
          <table:table-cell table:formula="of:= 20.63 * [.B858]" office:value-type="float" office:value="5838.29" calcext:value-type="float">
            <text:p>5838.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3" calcext:value-type="float">
            <text:p>263</text:p>
          </table:table-cell>
          <table:table-cell office:value-type="float" office:value="11821" calcext:value-type="float">
            <text:p>11821</text:p>
          </table:table-cell>
          <table:table-cell office:value-type="float" office:value="1699" calcext:value-type="float">
            <text:p>1699</text:p>
          </table:table-cell>
          <table:table-cell office:value-type="float" office:value="341" calcext:value-type="float">
            <text:p>341</text:p>
          </table:table-cell>
          <table:table-cell table:formula="of:= 20.63 * [.B859]" office:value-type="float" office:value="5425.69" calcext:value-type="float">
            <text:p>5425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3" calcext:value-type="float">
            <text:p>243</text:p>
          </table:table-cell>
          <table:table-cell office:value-type="float" office:value="11066" calcext:value-type="float">
            <text:p>11066</text:p>
          </table:table-cell>
          <table:table-cell office:value-type="float" office:value="1698" calcext:value-type="float">
            <text:p>1698</text:p>
          </table:table-cell>
          <table:table-cell office:value-type="float" office:value="330" calcext:value-type="float">
            <text:p>330</text:p>
          </table:table-cell>
          <table:table-cell table:formula="of:= 20.63 * [.B860]" office:value-type="float" office:value="5013.09" calcext:value-type="float">
            <text:p>5013.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8" calcext:value-type="float">
            <text:p>228</text:p>
          </table:table-cell>
          <table:table-cell office:value-type="float" office:value="10994" calcext:value-type="float">
            <text:p>10994</text:p>
          </table:table-cell>
          <table:table-cell office:value-type="float" office:value="1703" calcext:value-type="float">
            <text:p>1703</text:p>
          </table:table-cell>
          <table:table-cell office:value-type="float" office:value="312" calcext:value-type="float">
            <text:p>312</text:p>
          </table:table-cell>
          <table:table-cell table:formula="of:= 20.63 * [.B861]" office:value-type="float" office:value="4703.64" calcext:value-type="float">
            <text:p>4703.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8" calcext:value-type="float">
            <text:p>208</text:p>
          </table:table-cell>
          <table:table-cell office:value-type="float" office:value="10413" calcext:value-type="float">
            <text:p>10413</text:p>
          </table:table-cell>
          <table:table-cell office:value-type="float" office:value="1704" calcext:value-type="float">
            <text:p>1704</text:p>
          </table:table-cell>
          <table:table-cell office:value-type="float" office:value="291" calcext:value-type="float">
            <text:p>291</text:p>
          </table:table-cell>
          <table:table-cell table:formula="of:= 20.63 * [.B862]" office:value-type="float" office:value="4291.04" calcext:value-type="float">
            <text:p>4291.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office:value-type="float" office:value="10036" calcext:value-type="float">
            <text:p>10036</text:p>
          </table:table-cell>
          <table:table-cell office:value-type="float" office:value="1705" calcext:value-type="float">
            <text:p>1705</text:p>
          </table:table-cell>
          <table:table-cell office:value-type="float" office:value="270" calcext:value-type="float">
            <text:p>270</text:p>
          </table:table-cell>
          <table:table-cell table:formula="of:= 20.63 * [.B863]" office:value-type="float" office:value="3981.59" calcext:value-type="float">
            <text:p>3981.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office:value-type="float" office:value="9660" calcext:value-type="float">
            <text:p>9660</text:p>
          </table:table-cell>
          <table:table-cell office:value-type="float" office:value="1705" calcext:value-type="float">
            <text:p>1705</text:p>
          </table:table-cell>
          <table:table-cell office:value-type="float" office:value="259" calcext:value-type="float">
            <text:p>259</text:p>
          </table:table-cell>
          <table:table-cell table:formula="of:= 20.63 * [.B864]" office:value-type="float" office:value="3775.29" calcext:value-type="float">
            <text:p>3775.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8" calcext:value-type="float">
            <text:p>168</text:p>
          </table:table-cell>
          <table:table-cell office:value-type="float" office:value="9306" calcext:value-type="float">
            <text:p>9306</text:p>
          </table:table-cell>
          <table:table-cell office:value-type="float" office:value="1700" calcext:value-type="float">
            <text:p>1700</text:p>
          </table:table-cell>
          <table:table-cell office:value-type="float" office:value="241" calcext:value-type="float">
            <text:p>241</text:p>
          </table:table-cell>
          <table:table-cell table:formula="of:= 20.63 * [.B865]" office:value-type="float" office:value="3465.84" calcext:value-type="float">
            <text:p>3465.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office:value-type="float" office:value="9102" calcext:value-type="float">
            <text:p>9102</text:p>
          </table:table-cell>
          <table:table-cell office:value-type="float" office:value="1693" calcext:value-type="float">
            <text:p>1693</text:p>
          </table:table-cell>
          <table:table-cell office:value-type="float" office:value="229" calcext:value-type="float">
            <text:p>229</text:p>
          </table:table-cell>
          <table:table-cell table:formula="of:= 20.63 * [.B866]" office:value-type="float" office:value="3259.54" calcext:value-type="float">
            <text:p>3259.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office:value-type="float" office:value="8977" calcext:value-type="float">
            <text:p>8977</text:p>
          </table:table-cell>
          <table:table-cell office:value-type="float" office:value="1691" calcext:value-type="float">
            <text:p>1691</text:p>
          </table:table-cell>
          <table:table-cell office:value-type="float" office:value="212" calcext:value-type="float">
            <text:p>212</text:p>
          </table:table-cell>
          <table:table-cell table:formula="of:= 20.63 * [.B867]" office:value-type="float" office:value="3053.24" calcext:value-type="float">
            <text:p>3053.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8690" calcext:value-type="float">
            <text:p>8690</text:p>
          </table:table-cell>
          <table:table-cell office:value-type="float" office:value="1686" calcext:value-type="float">
            <text:p>1686</text:p>
          </table:table-cell>
          <table:table-cell office:value-type="float" office:value="211" calcext:value-type="float">
            <text:p>211</text:p>
          </table:table-cell>
          <table:table-cell table:formula="of:= 20.63 * [.B868]" office:value-type="float" office:value="2743.79" calcext:value-type="float">
            <text:p>2743.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office:value-type="float" office:value="8481" calcext:value-type="float">
            <text:p>8481</text:p>
          </table:table-cell>
          <table:table-cell office:value-type="float" office:value="1683" calcext:value-type="float">
            <text:p>1683</text:p>
          </table:table-cell>
          <table:table-cell office:value-type="float" office:value="203" calcext:value-type="float">
            <text:p>203</text:p>
          </table:table-cell>
          <table:table-cell table:formula="of:= 20.63 * [.B869]" office:value-type="float" office:value="2537.49" calcext:value-type="float">
            <text:p>2537.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8196" calcext:value-type="float">
            <text:p>8196</text:p>
          </table:table-cell>
          <table:table-cell office:value-type="float" office:value="1681" calcext:value-type="float">
            <text:p>1681</text:p>
          </table:table-cell>
          <table:table-cell office:value-type="float" office:value="199" calcext:value-type="float">
            <text:p>199</text:p>
          </table:table-cell>
          <table:table-cell table:formula="of:= 20.63 * [.B870]" office:value-type="float" office:value="2331.19" calcext:value-type="float">
            <text:p>2331.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7913" calcext:value-type="float">
            <text:p>7913</text:p>
          </table:table-cell>
          <table:table-cell office:value-type="float" office:value="1680" calcext:value-type="float">
            <text:p>1680</text:p>
          </table:table-cell>
          <table:table-cell office:value-type="float" office:value="190" calcext:value-type="float">
            <text:p>190</text:p>
          </table:table-cell>
          <table:table-cell table:formula="of:= 20.63 * [.B871]" office:value-type="float" office:value="2228.04" calcext:value-type="float">
            <text:p>2228.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7657" calcext:value-type="float">
            <text:p>7657</text:p>
          </table:table-cell>
          <table:table-cell office:value-type="float" office:value="1683" calcext:value-type="float">
            <text:p>1683</text:p>
          </table:table-cell>
          <table:table-cell office:value-type="float" office:value="186" calcext:value-type="float">
            <text:p>186</text:p>
          </table:table-cell>
          <table:table-cell table:formula="of:= 20.63 * [.B872]" office:value-type="float" office:value="1918.59" calcext:value-type="float">
            <text:p>1918.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7353" calcext:value-type="float">
            <text:p>7353</text:p>
          </table:table-cell>
          <table:table-cell office:value-type="float" office:value="1685" calcext:value-type="float">
            <text:p>1685</text:p>
          </table:table-cell>
          <table:table-cell office:value-type="float" office:value="184" calcext:value-type="float">
            <text:p>184</text:p>
          </table:table-cell>
          <table:table-cell table:formula="of:= 20.63 * [.B873]" office:value-type="float" office:value="1712.29" calcext:value-type="float">
            <text:p>1712.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239" calcext:value-type="float">
            <text:p>7239</text:p>
          </table:table-cell>
          <table:table-cell office:value-type="float" office:value="1686" calcext:value-type="float">
            <text:p>1686</text:p>
          </table:table-cell>
          <table:table-cell office:value-type="float" office:value="173" calcext:value-type="float">
            <text:p>173</text:p>
          </table:table-cell>
          <table:table-cell table:formula="of:= 20.63 * [.B874]" office:value-type="float" office:value="1505.99" calcext:value-type="float">
            <text:p>1505.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65" calcext:value-type="float">
            <text:p>6965</text:p>
          </table:table-cell>
          <table:table-cell office:value-type="float" office:value="1682" calcext:value-type="float">
            <text:p>1682</text:p>
          </table:table-cell>
          <table:table-cell office:value-type="float" office:value="168" calcext:value-type="float">
            <text:p>168</text:p>
          </table:table-cell>
          <table:table-cell table:formula="of:= 20.63 * [.B875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6738" calcext:value-type="float">
            <text:p>6738</text:p>
          </table:table-cell>
          <table:table-cell office:value-type="float" office:value="1679" calcext:value-type="float">
            <text:p>1679</text:p>
          </table:table-cell>
          <table:table-cell office:value-type="float" office:value="153" calcext:value-type="float">
            <text:p>153</text:p>
          </table:table-cell>
          <table:table-cell table:formula="of:= 20.63 * [.B876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6489" calcext:value-type="float">
            <text:p>6489</text:p>
          </table:table-cell>
          <table:table-cell office:value-type="float" office:value="1683" calcext:value-type="float">
            <text:p>1683</text:p>
          </table:table-cell>
          <table:table-cell office:value-type="float" office:value="147" calcext:value-type="float">
            <text:p>147</text:p>
          </table:table-cell>
          <table:table-cell table:formula="of:= 20.63 * [.B8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71" calcext:value-type="float">
            <text:p>6271</text:p>
          </table:table-cell>
          <table:table-cell office:value-type="float" office:value="1682" calcext:value-type="float">
            <text:p>1682</text:p>
          </table:table-cell>
          <table:table-cell office:value-type="float" office:value="138" calcext:value-type="float">
            <text:p>138</text:p>
          </table:table-cell>
          <table:table-cell table:formula="of:= 20.63 * [.B8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006" calcext:value-type="float">
            <text:p>6006</text:p>
          </table:table-cell>
          <table:table-cell office:value-type="float" office:value="1677" calcext:value-type="float">
            <text:p>1677</text:p>
          </table:table-cell>
          <table:table-cell office:value-type="float" office:value="128" calcext:value-type="float">
            <text:p>128</text:p>
          </table:table-cell>
          <table:table-cell table:formula="of:= 20.63 * [.B8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882" calcext:value-type="float">
            <text:p>5882</text:p>
          </table:table-cell>
          <table:table-cell office:value-type="float" office:value="1672" calcext:value-type="float">
            <text:p>1672</text:p>
          </table:table-cell>
          <table:table-cell office:value-type="float" office:value="117" calcext:value-type="float">
            <text:p>117</text:p>
          </table:table-cell>
          <table:table-cell table:formula="of:= 20.63 * [.B8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626" calcext:value-type="float">
            <text:p>5626</text:p>
          </table:table-cell>
          <table:table-cell office:value-type="float" office:value="1671" calcext:value-type="float">
            <text:p>1671</text:p>
          </table:table-cell>
          <table:table-cell office:value-type="float" office:value="106" calcext:value-type="float">
            <text:p>106</text:p>
          </table:table-cell>
          <table:table-cell table:formula="of:= 20.63 * [.B8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438" calcext:value-type="float">
            <text:p>5438</text:p>
          </table:table-cell>
          <table:table-cell office:value-type="float" office:value="1674" calcext:value-type="float">
            <text:p>1674</text:p>
          </table:table-cell>
          <table:table-cell office:value-type="float" office:value="100" calcext:value-type="float">
            <text:p>100</text:p>
          </table:table-cell>
          <table:table-cell table:formula="of:= 20.63 * [.B8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309" calcext:value-type="float">
            <text:p>5309</text:p>
          </table:table-cell>
          <table:table-cell office:value-type="float" office:value="1675" calcext:value-type="float">
            <text:p>1675</text:p>
          </table:table-cell>
          <table:table-cell office:value-type="float" office:value="95" calcext:value-type="float">
            <text:p>95</text:p>
          </table:table-cell>
          <table:table-cell table:formula="of:= 20.63 * [.B8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149" calcext:value-type="float">
            <text:p>5149</text:p>
          </table:table-cell>
          <table:table-cell office:value-type="float" office:value="1679" calcext:value-type="float">
            <text:p>1679</text:p>
          </table:table-cell>
          <table:table-cell office:value-type="float" office:value="87" calcext:value-type="float">
            <text:p>87</text:p>
          </table:table-cell>
          <table:table-cell table:formula="of:= 20.63 * [.B8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4891" calcext:value-type="float">
            <text:p>4891</text:p>
          </table:table-cell>
          <table:table-cell office:value-type="float" office:value="1677" calcext:value-type="float">
            <text:p>1677</text:p>
          </table:table-cell>
          <table:table-cell office:value-type="float" office:value="78" calcext:value-type="float">
            <text:p>78</text:p>
          </table:table-cell>
          <table:table-cell table:formula="of:= 20.63 * [.B8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4670" calcext:value-type="float">
            <text:p>4670</text:p>
          </table:table-cell>
          <table:table-cell office:value-type="float" office:value="1680" calcext:value-type="float">
            <text:p>1680</text:p>
          </table:table-cell>
          <table:table-cell office:value-type="float" office:value="74" calcext:value-type="float">
            <text:p>74</text:p>
          </table:table-cell>
          <table:table-cell table:formula="of:= 20.63 * [.B8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4535" calcext:value-type="float">
            <text:p>4535</text:p>
          </table:table-cell>
          <table:table-cell office:value-type="float" office:value="1680" calcext:value-type="float">
            <text:p>1680</text:p>
          </table:table-cell>
          <table:table-cell office:value-type="float" office:value="68" calcext:value-type="float">
            <text:p>68</text:p>
          </table:table-cell>
          <table:table-cell table:formula="of:= 20.63 * [.B8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4431" calcext:value-type="float">
            <text:p>4431</text:p>
          </table:table-cell>
          <table:table-cell office:value-type="float" office:value="1682" calcext:value-type="float">
            <text:p>1682</text:p>
          </table:table-cell>
          <table:table-cell office:value-type="float" office:value="63" calcext:value-type="float">
            <text:p>63</text:p>
          </table:table-cell>
          <table:table-cell table:formula="of:= 20.63 * [.B8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4292" calcext:value-type="float">
            <text:p>4292</text:p>
          </table:table-cell>
          <table:table-cell office:value-type="float" office:value="1680" calcext:value-type="float">
            <text:p>1680</text:p>
          </table:table-cell>
          <table:table-cell office:value-type="float" office:value="57" calcext:value-type="float">
            <text:p>57</text:p>
          </table:table-cell>
          <table:table-cell table:formula="of:= 20.63 * [.B8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236" calcext:value-type="float">
            <text:p>4236</text:p>
          </table:table-cell>
          <table:table-cell office:value-type="float" office:value="1679" calcext:value-type="float">
            <text:p>1679</text:p>
          </table:table-cell>
          <table:table-cell office:value-type="float" office:value="52" calcext:value-type="float">
            <text:p>52</text:p>
          </table:table-cell>
          <table:table-cell table:formula="of:= 20.63 * [.B8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152" calcext:value-type="float">
            <text:p>4152</text:p>
          </table:table-cell>
          <table:table-cell office:value-type="float" office:value="1677" calcext:value-type="float">
            <text:p>1677</text:p>
          </table:table-cell>
          <table:table-cell office:value-type="float" office:value="48" calcext:value-type="float">
            <text:p>48</text:p>
          </table:table-cell>
          <table:table-cell table:formula="of:= 20.63 * [.B8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4058" calcext:value-type="float">
            <text:p>4058</text:p>
          </table:table-cell>
          <table:table-cell office:value-type="float" office:value="1677" calcext:value-type="float">
            <text:p>1677</text:p>
          </table:table-cell>
          <table:table-cell office:value-type="float" office:value="42" calcext:value-type="float">
            <text:p>42</text:p>
          </table:table-cell>
          <table:table-cell table:formula="of:= 20.63 * [.B8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4013" calcext:value-type="float">
            <text:p>4013</text:p>
          </table:table-cell>
          <table:table-cell office:value-type="float" office:value="1676" calcext:value-type="float">
            <text:p>1676</text:p>
          </table:table-cell>
          <table:table-cell office:value-type="float" office:value="42" calcext:value-type="float">
            <text:p>42</text:p>
          </table:table-cell>
          <table:table-cell table:formula="of:= 20.63 * [.B8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3889" calcext:value-type="float">
            <text:p>3889</text:p>
          </table:table-cell>
          <table:table-cell office:value-type="float" office:value="1676" calcext:value-type="float">
            <text:p>1676</text:p>
          </table:table-cell>
          <table:table-cell office:value-type="float" office:value="37" calcext:value-type="float">
            <text:p>37</text:p>
          </table:table-cell>
          <table:table-cell table:formula="of:= 20.63 * [.B8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3854" calcext:value-type="float">
            <text:p>3854</text:p>
          </table:table-cell>
          <table:table-cell office:value-type="float" office:value="1674" calcext:value-type="float">
            <text:p>1674</text:p>
          </table:table-cell>
          <table:table-cell office:value-type="float" office:value="35" calcext:value-type="float">
            <text:p>35</text:p>
          </table:table-cell>
          <table:table-cell table:formula="of:= 20.63 * [.B8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3745" calcext:value-type="float">
            <text:p>3745</text:p>
          </table:table-cell>
          <table:table-cell office:value-type="float" office:value="1673" calcext:value-type="float">
            <text:p>1673</text:p>
          </table:table-cell>
          <table:table-cell office:value-type="float" office:value="33" calcext:value-type="float">
            <text:p>33</text:p>
          </table:table-cell>
          <table:table-cell table:formula="of:= 20.63 * [.B8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3684" calcext:value-type="float">
            <text:p>3684</text:p>
          </table:table-cell>
          <table:table-cell office:value-type="float" office:value="1671" calcext:value-type="float">
            <text:p>1671</text:p>
          </table:table-cell>
          <table:table-cell office:value-type="float" office:value="29" calcext:value-type="float">
            <text:p>29</text:p>
          </table:table-cell>
          <table:table-cell table:formula="of:= 20.63 * [.B8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682" calcext:value-type="float">
            <text:p>3682</text:p>
          </table:table-cell>
          <table:table-cell office:value-type="float" office:value="1671" calcext:value-type="float">
            <text:p>1671</text:p>
          </table:table-cell>
          <table:table-cell office:value-type="float" office:value="29" calcext:value-type="float">
            <text:p>29</text:p>
          </table:table-cell>
          <table:table-cell table:formula="of:= 20.63 * [.B8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554" calcext:value-type="float">
            <text:p>3554</text:p>
          </table:table-cell>
          <table:table-cell office:value-type="float" office:value="1671" calcext:value-type="float">
            <text:p>1671</text:p>
          </table:table-cell>
          <table:table-cell office:value-type="float" office:value="27" calcext:value-type="float">
            <text:p>27</text:p>
          </table:table-cell>
          <table:table-cell table:formula="of:= 20.63 * [.B8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3526" calcext:value-type="float">
            <text:p>3526</text:p>
          </table:table-cell>
          <table:table-cell office:value-type="float" office:value="1671" calcext:value-type="float">
            <text:p>1671</text:p>
          </table:table-cell>
          <table:table-cell office:value-type="float" office:value="24" calcext:value-type="float">
            <text:p>24</text:p>
          </table:table-cell>
          <table:table-cell table:formula="of:= 20.63 * [.B9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3465" calcext:value-type="float">
            <text:p>3465</text:p>
          </table:table-cell>
          <table:table-cell office:value-type="float" office:value="1670" calcext:value-type="float">
            <text:p>1670</text:p>
          </table:table-cell>
          <table:table-cell office:value-type="float" office:value="22" calcext:value-type="float">
            <text:p>22</text:p>
          </table:table-cell>
          <table:table-cell table:formula="of:= 20.63 * [.B9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3407" calcext:value-type="float">
            <text:p>3407</text:p>
          </table:table-cell>
          <table:table-cell office:value-type="float" office:value="1669" calcext:value-type="float">
            <text:p>1669</text:p>
          </table:table-cell>
          <table:table-cell office:value-type="float" office:value="22" calcext:value-type="float">
            <text:p>22</text:p>
          </table:table-cell>
          <table:table-cell table:formula="of:= 20.63 * [.B9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389" calcext:value-type="float">
            <text:p>3389</text:p>
          </table:table-cell>
          <table:table-cell office:value-type="float" office:value="1669" calcext:value-type="float">
            <text:p>1669</text:p>
          </table:table-cell>
          <table:table-cell office:value-type="float" office:value="20" calcext:value-type="float">
            <text:p>20</text:p>
          </table:table-cell>
          <table:table-cell table:formula="of:= 20.63 * [.B9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3285" calcext:value-type="float">
            <text:p>3285</text:p>
          </table:table-cell>
          <table:table-cell office:value-type="float" office:value="1669" calcext:value-type="float">
            <text:p>1669</text:p>
          </table:table-cell>
          <table:table-cell office:value-type="float" office:value="18" calcext:value-type="float">
            <text:p>18</text:p>
          </table:table-cell>
          <table:table-cell table:formula="of:= 20.63 * [.B9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3219" calcext:value-type="float">
            <text:p>3219</text:p>
          </table:table-cell>
          <table:table-cell office:value-type="float" office:value="1669" calcext:value-type="float">
            <text:p>1669</text:p>
          </table:table-cell>
          <table:table-cell office:value-type="float" office:value="18" calcext:value-type="float">
            <text:p>18</text:p>
          </table:table-cell>
          <table:table-cell table:formula="of:= 20.63 * [.B9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181" calcext:value-type="float">
            <text:p>3181</text:p>
          </table:table-cell>
          <table:table-cell office:value-type="float" office:value="1668" calcext:value-type="float">
            <text:p>1668</text:p>
          </table:table-cell>
          <table:table-cell office:value-type="float" office:value="16" calcext:value-type="float">
            <text:p>16</text:p>
          </table:table-cell>
          <table:table-cell table:formula="of:= 20.63 * [.B9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126" calcext:value-type="float">
            <text:p>3126</text:p>
          </table:table-cell>
          <table:table-cell office:value-type="float" office:value="1667" calcext:value-type="float">
            <text:p>1667</text:p>
          </table:table-cell>
          <table:table-cell office:value-type="float" office:value="12" calcext:value-type="float">
            <text:p>12</text:p>
          </table:table-cell>
          <table:table-cell table:formula="of:= 20.63 * [.B9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3082" calcext:value-type="float">
            <text:p>3082</text:p>
          </table:table-cell>
          <table:table-cell office:value-type="float" office:value="1667" calcext:value-type="float">
            <text:p>1667</text:p>
          </table:table-cell>
          <table:table-cell office:value-type="float" office:value="12" calcext:value-type="float">
            <text:p>12</text:p>
          </table:table-cell>
          <table:table-cell table:formula="of:= 20.63 * [.B9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3033" calcext:value-type="float">
            <text:p>3033</text:p>
          </table:table-cell>
          <table:table-cell office:value-type="float" office:value="1667" calcext:value-type="float">
            <text:p>1667</text:p>
          </table:table-cell>
          <table:table-cell office:value-type="float" office:value="7" calcext:value-type="float">
            <text:p>7</text:p>
          </table:table-cell>
          <table:table-cell table:formula="of:= 20.63 * [.B9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982" calcext:value-type="float">
            <text:p>2982</text:p>
          </table:table-cell>
          <table:table-cell office:value-type="float" office:value="1667" calcext:value-type="float">
            <text:p>1667</text:p>
          </table:table-cell>
          <table:table-cell office:value-type="float" office:value="5" calcext:value-type="float">
            <text:p>5</text:p>
          </table:table-cell>
          <table:table-cell table:formula="of:= 20.63 * [.B9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973" calcext:value-type="float">
            <text:p>2973</text:p>
          </table:table-cell>
          <table:table-cell office:value-type="float" office:value="1667" calcext:value-type="float">
            <text:p>1667</text:p>
          </table:table-cell>
          <table:table-cell office:value-type="float" office:value="3" calcext:value-type="float">
            <text:p>3</text:p>
          </table:table-cell>
          <table:table-cell table:formula="of:= 20.63 * [.B9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927" calcext:value-type="float">
            <text:p>2927</text:p>
          </table:table-cell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  <table:table-cell table:formula="of:= 20.63 * [.B9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909" calcext:value-type="float">
            <text:p>2909</text:p>
          </table:table-cell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table:formula="of:= 20.63 * [.B9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870" calcext:value-type="float">
            <text:p>2870</text:p>
          </table:table-cell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table:formula="of:= 20.63 * [.B9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828" calcext:value-type="float">
            <text:p>2828</text:p>
          </table:table-cell>
          <table:table-cell office:value-type="float" office:value="1666" calcext:value-type="float">
            <text:p>1666</text:p>
          </table:table-cell>
          <table:table-cell office:value-type="float" office:value="2" calcext:value-type="float">
            <text:p>2</text:p>
          </table:table-cell>
          <table:table-cell table:formula="of:= 20.63 * [.B9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807" calcext:value-type="float">
            <text:p>2807</text:p>
          </table:table-cell>
          <table:table-cell office:value-type="float" office:value="1666" calcext:value-type="float">
            <text:p>1666</text:p>
          </table:table-cell>
          <table:table-cell office:value-type="float" office:value="2" calcext:value-type="float">
            <text:p>2</text:p>
          </table:table-cell>
          <table:table-cell table:formula="of:= 20.63 * [.B9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802" calcext:value-type="float">
            <text:p>2802</text:p>
          </table:table-cell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  <table:table-cell table:formula="of:= 20.63 * [.B9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758" calcext:value-type="float">
            <text:p>2758</text:p>
          </table:table-cell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  <table:table-cell table:formula="of:= 20.63 * [.B9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756" calcext:value-type="float">
            <text:p>2756</text:p>
          </table:table-cell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  <table:table-cell table:formula="of:= 20.63 * [.B9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734" calcext:value-type="float">
            <text:p>2734</text:p>
          </table:table-cell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  <table:table-cell table:formula="of:= 20.63 * [.B9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701" calcext:value-type="float">
            <text:p>2701</text:p>
          </table:table-cell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</text:p>
          </table:table-cell>
          <table:table-cell table:formula="of:= 20.63 * [.B9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702" calcext:value-type="float">
            <text:p>2702</text:p>
          </table:table-cell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</text:p>
          </table:table-cell>
          <table:table-cell table:formula="of:= 20.63 * [.B9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678" calcext:value-type="float">
            <text:p>2678</text:p>
          </table:table-cell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</text:p>
          </table:table-cell>
          <table:table-cell table:formula="of:= 20.63 * [.B9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662" calcext:value-type="float">
            <text:p>2662</text:p>
          </table:table-cell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</text:p>
          </table:table-cell>
          <table:table-cell table:formula="of:= 20.63 * [.B9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656" calcext:value-type="float">
            <text:p>2656</text:p>
          </table:table-cell>
          <table:table-cell office:value-type="float" office:value="1664" calcext:value-type="float">
            <text:p>1664</text:p>
          </table:table-cell>
          <table:table-cell office:value-type="float" office:value="2" calcext:value-type="float">
            <text:p>2</text:p>
          </table:table-cell>
          <table:table-cell table:formula="of:= 20.63 * [.B9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627" calcext:value-type="float">
            <text:p>2627</text:p>
          </table:table-cell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</text:p>
          </table:table-cell>
          <table:table-cell table:formula="of:= 20.63 * [.B9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618" calcext:value-type="float">
            <text:p>2618</text:p>
          </table:table-cell>
          <table:table-cell office:value-type="float" office:value="1663" calcext:value-type="float">
            <text:p>1663</text:p>
          </table:table-cell>
          <table:table-cell office:value-type="float" office:value="5" calcext:value-type="float">
            <text:p>5</text:p>
          </table:table-cell>
          <table:table-cell table:formula="of:= 20.63 * [.B9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607" calcext:value-type="float">
            <text:p>2607</text:p>
          </table:table-cell>
          <table:table-cell office:value-type="float" office:value="1663" calcext:value-type="float">
            <text:p>1663</text:p>
          </table:table-cell>
          <table:table-cell office:value-type="float" office:value="5" calcext:value-type="float">
            <text:p>5</text:p>
          </table:table-cell>
          <table:table-cell table:formula="of:= 20.63 * [.B9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604" calcext:value-type="float">
            <text:p>2604</text:p>
          </table:table-cell>
          <table:table-cell office:value-type="float" office:value="1663" calcext:value-type="float">
            <text:p>1663</text:p>
          </table:table-cell>
          <table:table-cell office:value-type="float" office:value="3" calcext:value-type="float">
            <text:p>3</text:p>
          </table:table-cell>
          <table:table-cell table:formula="of:= 20.63 * [.B9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593" calcext:value-type="float">
            <text:p>2593</text:p>
          </table:table-cell>
          <table:table-cell office:value-type="float" office:value="1663" calcext:value-type="float">
            <text:p>1663</text:p>
          </table:table-cell>
          <table:table-cell office:value-type="float" office:value="5" calcext:value-type="float">
            <text:p>5</text:p>
          </table:table-cell>
          <table:table-cell table:formula="of:= 20.63 * [.B9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580" calcext:value-type="float">
            <text:p>2580</text:p>
          </table:table-cell>
          <table:table-cell office:value-type="float" office:value="1663" calcext:value-type="float">
            <text:p>1663</text:p>
          </table:table-cell>
          <table:table-cell office:value-type="float" office:value="5" calcext:value-type="float">
            <text:p>5</text:p>
          </table:table-cell>
          <table:table-cell table:formula="of:= 20.63 * [.B9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573" calcext:value-type="float">
            <text:p>2573</text:p>
          </table:table-cell>
          <table:table-cell office:value-type="float" office:value="1662" calcext:value-type="float">
            <text:p>1662</text:p>
          </table:table-cell>
          <table:table-cell office:value-type="float" office:value="5" calcext:value-type="float">
            <text:p>5</text:p>
          </table:table-cell>
          <table:table-cell table:formula="of:= 20.63 * [.B9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546" calcext:value-type="float">
            <text:p>2546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 20.63 * [.B9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549" calcext:value-type="float">
            <text:p>2549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 20.63 * [.B9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541" calcext:value-type="float">
            <text:p>2541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 20.63 * [.B9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527" calcext:value-type="float">
            <text:p>2527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 20.63 * [.B9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530" calcext:value-type="float">
            <text:p>2530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 20.63 * [.B9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524" calcext:value-type="float">
            <text:p>2524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500" calcext:value-type="float">
            <text:p>2500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513" calcext:value-type="float">
            <text:p>2513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502" calcext:value-type="float">
            <text:p>2502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86" calcext:value-type="float">
            <text:p>2486</text:p>
          </table:table-cell>
          <table:table-cell office:value-type="float" office:value="1660" calcext:value-type="float">
            <text:p>1660</text:p>
          </table:table-cell>
          <table:table-cell office:value-type="float" office:value="9" calcext:value-type="float">
            <text:p>9</text:p>
          </table:table-cell>
          <table:table-cell table:formula="of:= 20.63 * [.B9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98" calcext:value-type="float">
            <text:p>2498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77" calcext:value-type="float">
            <text:p>2477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89" calcext:value-type="float">
            <text:p>2489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87" calcext:value-type="float">
            <text:p>2487</text:p>
          </table:table-cell>
          <table:table-cell office:value-type="float" office:value="1660" calcext:value-type="float">
            <text:p>1660</text:p>
          </table:table-cell>
          <table:table-cell office:value-type="float" office:value="9" calcext:value-type="float">
            <text:p>9</text:p>
          </table:table-cell>
          <table:table-cell table:formula="of:= 20.63 * [.B9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73" calcext:value-type="float">
            <text:p>2473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78" calcext:value-type="float">
            <text:p>2478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60" calcext:value-type="float">
            <text:p>2460</text:p>
          </table:table-cell>
          <table:table-cell office:value-type="float" office:value="1659" calcext:value-type="float">
            <text:p>1659</text:p>
          </table:table-cell>
          <table:table-cell office:value-type="float" office:value="7" calcext:value-type="float">
            <text:p>7</text:p>
          </table:table-cell>
          <table:table-cell table:formula="of:= 20.63 * [.B9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60" calcext:value-type="float">
            <text:p>2460</text:p>
          </table:table-cell>
          <table:table-cell office:value-type="float" office:value="1659" calcext:value-type="float">
            <text:p>1659</text:p>
          </table:table-cell>
          <table:table-cell office:value-type="float" office:value="7" calcext:value-type="float">
            <text:p>7</text:p>
          </table:table-cell>
          <table:table-cell table:formula="of:= 20.63 * [.B9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61" calcext:value-type="float">
            <text:p>2461</text:p>
          </table:table-cell>
          <table:table-cell office:value-type="float" office:value="1659" calcext:value-type="float">
            <text:p>1659</text:p>
          </table:table-cell>
          <table:table-cell office:value-type="float" office:value="7" calcext:value-type="float">
            <text:p>7</text:p>
          </table:table-cell>
          <table:table-cell table:formula="of:= 20.63 * [.B9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48" calcext:value-type="float">
            <text:p>2448</text:p>
          </table:table-cell>
          <table:table-cell office:value-type="float" office:value="1659" calcext:value-type="float">
            <text:p>1659</text:p>
          </table:table-cell>
          <table:table-cell office:value-type="float" office:value="9" calcext:value-type="float">
            <text:p>9</text:p>
          </table:table-cell>
          <table:table-cell table:formula="of:= 20.63 * [.B9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59" calcext:value-type="float">
            <text:p>2459</text:p>
          </table:table-cell>
          <table:table-cell office:value-type="float" office:value="1659" calcext:value-type="float">
            <text:p>1659</text:p>
          </table:table-cell>
          <table:table-cell office:value-type="float" office:value="7" calcext:value-type="float">
            <text:p>7</text:p>
          </table:table-cell>
          <table:table-cell table:formula="of:= 20.63 * [.B9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48" calcext:value-type="float">
            <text:p>2448</text:p>
          </table:table-cell>
          <table:table-cell office:value-type="float" office:value="1658" calcext:value-type="float">
            <text:p>1658</text:p>
          </table:table-cell>
          <table:table-cell office:value-type="float" office:value="7" calcext:value-type="float">
            <text:p>7</text:p>
          </table:table-cell>
          <table:table-cell table:formula="of:= 20.63 * [.B9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44" calcext:value-type="float">
            <text:p>2444</text:p>
          </table:table-cell>
          <table:table-cell office:value-type="float" office:value="1659" calcext:value-type="float">
            <text:p>1659</text:p>
          </table:table-cell>
          <table:table-cell office:value-type="float" office:value="9" calcext:value-type="float">
            <text:p>9</text:p>
          </table:table-cell>
          <table:table-cell table:formula="of:= 20.63 * [.B9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48" calcext:value-type="float">
            <text:p>2448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37" calcext:value-type="float">
            <text:p>2437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44" calcext:value-type="float">
            <text:p>2444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40" calcext:value-type="float">
            <text:p>2440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41" calcext:value-type="float">
            <text:p>2441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45" calcext:value-type="float">
            <text:p>2445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32" calcext:value-type="float">
            <text:p>2432</text:p>
          </table:table-cell>
          <table:table-cell office:value-type="float" office:value="1658" calcext:value-type="float">
            <text:p>1658</text:p>
          </table:table-cell>
          <table:table-cell office:value-type="float" office:value="11" calcext:value-type="float">
            <text:p>11</text:p>
          </table:table-cell>
          <table:table-cell table:formula="of:= 20.63 * [.B9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32" calcext:value-type="float">
            <text:p>2432</text:p>
          </table:table-cell>
          <table:table-cell office:value-type="float" office:value="1658" calcext:value-type="float">
            <text:p>1658</text:p>
          </table:table-cell>
          <table:table-cell office:value-type="float" office:value="11" calcext:value-type="float">
            <text:p>11</text:p>
          </table:table-cell>
          <table:table-cell table:formula="of:= 20.63 * [.B9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27" calcext:value-type="float">
            <text:p>2427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35" calcext:value-type="float">
            <text:p>2435</text:p>
          </table:table-cell>
          <table:table-cell office:value-type="float" office:value="1658" calcext:value-type="float">
            <text:p>1658</text:p>
          </table:table-cell>
          <table:table-cell office:value-type="float" office:value="11" calcext:value-type="float">
            <text:p>11</text:p>
          </table:table-cell>
          <table:table-cell table:formula="of:= 20.63 * [.B9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35" calcext:value-type="float">
            <text:p>2435</text:p>
          </table:table-cell>
          <table:table-cell office:value-type="float" office:value="1658" calcext:value-type="float">
            <text:p>1658</text:p>
          </table:table-cell>
          <table:table-cell office:value-type="float" office:value="11" calcext:value-type="float">
            <text:p>11</text:p>
          </table:table-cell>
          <table:table-cell table:formula="of:= 20.63 * [.B9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32" calcext:value-type="float">
            <text:p>2432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28" calcext:value-type="float">
            <text:p>2428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23" calcext:value-type="float">
            <text:p>2423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28" calcext:value-type="float">
            <text:p>2428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35" calcext:value-type="float">
            <text:p>2435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 20.63 * [.B9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22" calcext:value-type="float">
            <text:p>2422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 20.63 * [.B9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29" calcext:value-type="float">
            <text:p>2429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 20.63 * [.B9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22" calcext:value-type="float">
            <text:p>2422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22" calcext:value-type="float">
            <text:p>2422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 20.63 * [.B9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21" calcext:value-type="float">
            <text:p>2421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 20.63 * [.B9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 20.63 * [.B9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 20.63 * [.B9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 20.63 * [.B9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18" calcext:value-type="float">
            <text:p>2418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21" calcext:value-type="float">
            <text:p>2421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21" calcext:value-type="float">
            <text:p>2421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 20.63 * [.B9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9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9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9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9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9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9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18" calcext:value-type="float">
            <text:p>2418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09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28" calcext:value-type="float">
            <text:p>242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5" calcext:value-type="float">
            <text:p>1655</text:p>
          </table:table-cell>
          <table:table-cell office:value-type="float" office:value="7" calcext:value-type="float">
            <text:p>7</text:p>
          </table:table-cell>
          <table:table-cell table:formula="of:= 20.63 * [.B10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5" calcext:value-type="float">
            <text:p>1655</text:p>
          </table:table-cell>
          <table:table-cell office:value-type="float" office:value="7" calcext:value-type="float">
            <text:p>7</text:p>
          </table:table-cell>
          <table:table-cell table:formula="of:= 20.63 * [.B10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10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10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10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10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10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0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91" calcext:value-type="float">
            <text:p>239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0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0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0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0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0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0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0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0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0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1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1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1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1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1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1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3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388" calcext:value-type="float">
            <text:p>238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1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1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1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1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1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20" calcext:value-type="float">
            <text:p>242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386" calcext:value-type="float">
            <text:p>238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2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2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392" calcext:value-type="float">
            <text:p>239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390" calcext:value-type="float">
            <text:p>239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20" calcext:value-type="float">
            <text:p>242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384" calcext:value-type="float">
            <text:p>238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57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84" calcext:value-type="float">
            <text:p>238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20" calcext:value-type="float">
            <text:p>242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2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2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2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3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3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3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3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3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92" calcext:value-type="float">
            <text:p>239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89" calcext:value-type="float">
            <text:p>238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3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393" calcext:value-type="float">
            <text:p>239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3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3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90" calcext:value-type="float">
            <text:p>2390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3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81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84" calcext:value-type="float">
            <text:p>238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93" calcext:value-type="float">
            <text:p>239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387" calcext:value-type="float">
            <text:p>238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389" calcext:value-type="float">
            <text:p>238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92" calcext:value-type="float">
            <text:p>239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20.63 * [.B14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20.63 * [.B14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20.63 * [.B14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5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5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04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5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5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5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5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5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5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528]" office:value-type="float" office:value="1299.69" calcext:value-type="float">
            <text:p>1299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02T21:49:24.203166334</dc:date>
    <meta:editing-duration>PT14M49S</meta:editing-duration>
    <meta:editing-cycles>8</meta:editing-cycles>
    <meta:document-statistic meta:table-count="4" meta:cell-count="91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496cm" svg:height="21.619cm" xlink:href=".." xlink:type="simple" chart:class="chart:bar" chart:style-name="ch1">
        <chart:plot-area chart:style-name="ch2" table:cell-range-address="6a199013bdb_no_prop.C1:6a199013bdb_no_prop.C1528 6a199013bdb_no_prop.F1:6a199013bdb_no_prop.F1528" svg:x="0.809cm" svg:y="0.432cm" svg:width="38.878cm" svg:height="20.755cm">
          <chartooo:coordinate-region svg:x="2.013cm" svg:y="0.432cm" svg:width="37.674cm" svg:height="19.47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6a199013bdb_no_prop.C1:6a199013bdb_no_prop.C1528" chart:class="chart:bar">
            <chart:data-point chart:repeated="1528"/>
          </chart:series>
          <chart:series chart:style-name="ch7" chart:values-cell-range-address="6a199013bdb_no_prop.F1:6a199013bdb_no_prop.F1528" chart:class="chart:bar">
            <chart:data-point chart:repeated="15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a199013bdb_no_prop.C1:6a199013bdb_no_prop.C1528</svg:desc>
                </draw:g>
              </table:table-cell>
              <table:table-cell office:value-type="float" office:value="1299.69">
                <text:p>1299.69</text:p>
                <draw:g>
                  <svg:desc>6a199013bdb_no_prop.F1:6a199013bdb_no_prop.F15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21">
                <text:p>41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9">
                <text:p>24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6">
                <text:p>193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4">
                <text:p>32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38">
                <text:p>383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52">
                <text:p>455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46">
                <text:p>494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59">
                <text:p>525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73">
                <text:p>547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72">
                <text:p>577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54">
                <text:p>605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89">
                <text:p>61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50">
                <text:p>645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70">
                <text:p>657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37">
                <text:p>663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76">
                <text:p>667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94">
                <text:p>67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72">
                <text:p>687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0">
                <text:p>692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21">
                <text:p>69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66">
                <text:p>686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82">
                <text:p>668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72">
                <text:p>647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32">
                <text:p>613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02">
                <text:p>59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44">
                <text:p>564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57">
                <text:p>535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90">
                <text:p>509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49">
                <text:p>494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26">
                <text:p>482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66">
                <text:p>456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1">
                <text:p>445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41">
                <text:p>424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40">
                <text:p>414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1">
                <text:p>40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0">
                <text:p>39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93">
                <text:p>379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09">
                <text:p>37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66">
                <text:p>356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8">
                <text:p>34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90">
                <text:p>339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32">
                <text:p>333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69">
                <text:p>326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27">
                <text:p>322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75">
                <text:p>317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16">
                <text:p>31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53">
                <text:p>305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16">
                <text:p>30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8">
                <text:p>29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5">
                <text:p>295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07">
                <text:p>29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84">
                <text:p>288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60">
                <text:p>286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40">
                <text:p>284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8">
                <text:p>28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82">
                <text:p>278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63">
                <text:p>276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16">
                <text:p>27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3">
                <text:p>272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93">
                <text:p>269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83">
                <text:p>268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80">
                <text:p>268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9">
                <text:p>264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40">
                <text:p>264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26">
                <text:p>262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08">
                <text:p>26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92">
                <text:p>259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84">
                <text:p>258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65">
                <text:p>256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67">
                <text:p>256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6">
                <text:p>255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48">
                <text:p>254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41">
                <text:p>254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25">
                <text:p>252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6">
                <text:p>25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21">
                <text:p>25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09">
                <text:p>25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05">
                <text:p>25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89">
                <text:p>24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86">
                <text:p>248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82">
                <text:p>248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77">
                <text:p>247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80">
                <text:p>248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74">
                <text:p>247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63">
                <text:p>246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57">
                <text:p>245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60">
                <text:p>246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56">
                <text:p>245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55">
                <text:p>245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50">
                <text:p>245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43">
                <text:p>244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32">
                <text:p>243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35">
                <text:p>243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39">
                <text:p>243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29">
                <text:p>242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49">
                <text:p>244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7">
                <text:p>243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34">
                <text:p>243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26">
                <text:p>242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39">
                <text:p>243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18">
                <text:p>241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25">
                <text:p>242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21">
                <text:p>24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25">
                <text:p>242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25">
                <text:p>242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84">
                <text:p>238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23">
                <text:p>242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92">
                <text:p>239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89">
                <text:p>23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18">
                <text:p>241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86">
                <text:p>238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28">
                <text:p>242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2">
                <text:p>239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20">
                <text:p>242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85">
                <text:p>238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22">
                <text:p>242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91">
                <text:p>239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88">
                <text:p>238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20">
                <text:p>242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89">
                <text:p>23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89">
                <text:p>23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80">
                <text:p>238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91">
                <text:p>239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0">
                <text:p>242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89">
                <text:p>23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93">
                <text:p>239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388">
                <text:p>238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418">
                <text:p>241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390">
                <text:p>239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418">
                <text:p>241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85">
                <text:p>238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421">
                <text:p>24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407">
                <text:p>2407</text:p>
              </table:table-cell>
              <table:table-cell office:value-type="float" office:value="1402.84">
                <text:p>1402.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408">
                <text:p>2408</text:p>
              </table:table-cell>
              <table:table-cell office:value-type="float" office:value="1712.29">
                <text:p>1712.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409">
                <text:p>2409</text:p>
              </table:table-cell>
              <table:table-cell office:value-type="float" office:value="2021.74">
                <text:p>2021.7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414">
                <text:p>2414</text:p>
              </table:table-cell>
              <table:table-cell office:value-type="float" office:value="2331.19">
                <text:p>2331.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440">
                <text:p>2440</text:p>
              </table:table-cell>
              <table:table-cell office:value-type="float" office:value="2743.79">
                <text:p>2743.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501">
                <text:p>2501</text:p>
              </table:table-cell>
              <table:table-cell office:value-type="float" office:value="3156.39">
                <text:p>3156.3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583">
                <text:p>2583</text:p>
              </table:table-cell>
              <table:table-cell office:value-type="float" office:value="3568.99">
                <text:p>3568.9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66">
                <text:p>2766</text:p>
              </table:table-cell>
              <table:table-cell office:value-type="float" office:value="3981.59">
                <text:p>3981.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988">
                <text:p>2988</text:p>
              </table:table-cell>
              <table:table-cell office:value-type="float" office:value="4600.49">
                <text:p>4600.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256">
                <text:p>3256</text:p>
              </table:table-cell>
              <table:table-cell office:value-type="float" office:value="5013.09">
                <text:p>5013.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681">
                <text:p>3681</text:p>
              </table:table-cell>
              <table:table-cell office:value-type="float" office:value="5528.84">
                <text:p>5528.8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013">
                <text:p>4013</text:p>
              </table:table-cell>
              <table:table-cell office:value-type="float" office:value="6044.59">
                <text:p>6044.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378">
                <text:p>4378</text:p>
              </table:table-cell>
              <table:table-cell office:value-type="float" office:value="6766.64">
                <text:p>6766.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860">
                <text:p>4860</text:p>
              </table:table-cell>
              <table:table-cell office:value-type="float" office:value="7282.39">
                <text:p>7282.3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352">
                <text:p>5352</text:p>
              </table:table-cell>
              <table:table-cell office:value-type="float" office:value="7798.14">
                <text:p>7798.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748">
                <text:p>5748</text:p>
              </table:table-cell>
              <table:table-cell office:value-type="float" office:value="8313.89">
                <text:p>8313.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240">
                <text:p>6240</text:p>
              </table:table-cell>
              <table:table-cell office:value-type="float" office:value="8932.79">
                <text:p>8932.7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737">
                <text:p>6737</text:p>
              </table:table-cell>
              <table:table-cell office:value-type="float" office:value="9448.54">
                <text:p>9448.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136">
                <text:p>7136</text:p>
              </table:table-cell>
              <table:table-cell office:value-type="float" office:value="9964.29">
                <text:p>9964.2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627">
                <text:p>7627</text:p>
              </table:table-cell>
              <table:table-cell office:value-type="float" office:value="10480.04">
                <text:p>10480.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093">
                <text:p>8093</text:p>
              </table:table-cell>
              <table:table-cell office:value-type="float" office:value="11098.94">
                <text:p>11098.9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462">
                <text:p>8462</text:p>
              </table:table-cell>
              <table:table-cell office:value-type="float" office:value="11614.69">
                <text:p>11614.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26">
                <text:p>9126</text:p>
              </table:table-cell>
              <table:table-cell office:value-type="float" office:value="12233.59">
                <text:p>12233.5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648">
                <text:p>9648</text:p>
              </table:table-cell>
              <table:table-cell office:value-type="float" office:value="12852.49">
                <text:p>12852.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113">
                <text:p>10113</text:p>
              </table:table-cell>
              <table:table-cell office:value-type="float" office:value="13471.39">
                <text:p>13471.3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809">
                <text:p>10809</text:p>
              </table:table-cell>
              <table:table-cell office:value-type="float" office:value="14193.44">
                <text:p>14193.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380">
                <text:p>11380</text:p>
              </table:table-cell>
              <table:table-cell office:value-type="float" office:value="14812.34">
                <text:p>14812.3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889">
                <text:p>11889</text:p>
              </table:table-cell>
              <table:table-cell office:value-type="float" office:value="15328.09">
                <text:p>15328.0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2548">
                <text:p>12548</text:p>
              </table:table-cell>
              <table:table-cell office:value-type="float" office:value="15946.99">
                <text:p>15946.9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572">
                <text:p>12572</text:p>
              </table:table-cell>
              <table:table-cell office:value-type="float" office:value="16359.59">
                <text:p>16359.5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489">
                <text:p>13489</text:p>
              </table:table-cell>
              <table:table-cell office:value-type="float" office:value="16565.89">
                <text:p>16565.8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493">
                <text:p>13493</text:p>
              </table:table-cell>
              <table:table-cell office:value-type="float" office:value="16978.49">
                <text:p>16978.4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496">
                <text:p>13496</text:p>
              </table:table-cell>
              <table:table-cell office:value-type="float" office:value="17287.94">
                <text:p>17287.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968">
                <text:p>14968</text:p>
              </table:table-cell>
              <table:table-cell office:value-type="float" office:value="17597.39">
                <text:p>17597.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19">
                <text:p>14219</text:p>
              </table:table-cell>
              <table:table-cell office:value-type="float" office:value="18113.14">
                <text:p>18113.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834">
                <text:p>15834</text:p>
              </table:table-cell>
              <table:table-cell office:value-type="float" office:value="18628.89">
                <text:p>18628.8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829">
                <text:p>15829</text:p>
              </table:table-cell>
              <table:table-cell office:value-type="float" office:value="19041.49">
                <text:p>19041.4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563">
                <text:p>16563</text:p>
              </table:table-cell>
              <table:table-cell office:value-type="float" office:value="19454.09">
                <text:p>19454.0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563">
                <text:p>16563</text:p>
              </table:table-cell>
              <table:table-cell office:value-type="float" office:value="20072.99">
                <text:p>20072.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677">
                <text:p>16677</text:p>
              </table:table-cell>
              <table:table-cell office:value-type="float" office:value="20588.74">
                <text:p>20588.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227">
                <text:p>18227</text:p>
              </table:table-cell>
              <table:table-cell office:value-type="float" office:value="21001.34">
                <text:p>21001.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220">
                <text:p>18220</text:p>
              </table:table-cell>
              <table:table-cell office:value-type="float" office:value="21517.09">
                <text:p>21517.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127">
                <text:p>19127</text:p>
              </table:table-cell>
              <table:table-cell office:value-type="float" office:value="22135.99">
                <text:p>22135.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119">
                <text:p>19119</text:p>
              </table:table-cell>
              <table:table-cell office:value-type="float" office:value="22651.74">
                <text:p>22651.7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396">
                <text:p>18396</text:p>
              </table:table-cell>
              <table:table-cell office:value-type="float" office:value="23064.34">
                <text:p>23064.3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103">
                <text:p>19103</text:p>
              </table:table-cell>
              <table:table-cell office:value-type="float" office:value="23580.09">
                <text:p>23580.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2234">
                <text:p>22234</text:p>
              </table:table-cell>
              <table:table-cell office:value-type="float" office:value="24198.99">
                <text:p>24198.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619">
                <text:p>19619</text:p>
              </table:table-cell>
              <table:table-cell office:value-type="float" office:value="24611.59">
                <text:p>24611.5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435">
                <text:p>20435</text:p>
              </table:table-cell>
              <table:table-cell office:value-type="float" office:value="25127.34">
                <text:p>25127.3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573">
                <text:p>21573</text:p>
              </table:table-cell>
              <table:table-cell office:value-type="float" office:value="25643.09">
                <text:p>25643.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282">
                <text:p>21282</text:p>
              </table:table-cell>
              <table:table-cell office:value-type="float" office:value="26055.69">
                <text:p>26055.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2223">
                <text:p>22223</text:p>
              </table:table-cell>
              <table:table-cell office:value-type="float" office:value="26674.59">
                <text:p>26674.5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2073">
                <text:p>22073</text:p>
              </table:table-cell>
              <table:table-cell office:value-type="float" office:value="27293.49">
                <text:p>27293.4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2983">
                <text:p>22983</text:p>
              </table:table-cell>
              <table:table-cell office:value-type="float" office:value="27809.24">
                <text:p>27809.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029">
                <text:p>23029</text:p>
              </table:table-cell>
              <table:table-cell office:value-type="float" office:value="28324.99">
                <text:p>28324.9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099">
                <text:p>23099</text:p>
              </table:table-cell>
              <table:table-cell office:value-type="float" office:value="28943.89">
                <text:p>28943.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5495">
                <text:p>25495</text:p>
              </table:table-cell>
              <table:table-cell office:value-type="float" office:value="29459.64">
                <text:p>29459.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657">
                <text:p>24657</text:p>
              </table:table-cell>
              <table:table-cell office:value-type="float" office:value="30078.54">
                <text:p>30078.5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683">
                <text:p>24683</text:p>
              </table:table-cell>
              <table:table-cell office:value-type="float" office:value="30594.29">
                <text:p>30594.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5595">
                <text:p>25595</text:p>
              </table:table-cell>
              <table:table-cell office:value-type="float" office:value="31213.19">
                <text:p>31213.1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6107">
                <text:p>26107</text:p>
              </table:table-cell>
              <table:table-cell office:value-type="float" office:value="31728.94">
                <text:p>31728.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6470">
                <text:p>26470</text:p>
              </table:table-cell>
              <table:table-cell office:value-type="float" office:value="32347.84">
                <text:p>32347.8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6107">
                <text:p>26107</text:p>
              </table:table-cell>
              <table:table-cell office:value-type="float" office:value="33069.89">
                <text:p>33069.8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7994">
                <text:p>27994</text:p>
              </table:table-cell>
              <table:table-cell office:value-type="float" office:value="33585.64">
                <text:p>33585.6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942">
                <text:p>27942</text:p>
              </table:table-cell>
              <table:table-cell office:value-type="float" office:value="34204.54">
                <text:p>34204.5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684">
                <text:p>29684</text:p>
              </table:table-cell>
              <table:table-cell office:value-type="float" office:value="34823.44">
                <text:p>34823.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665">
                <text:p>29665</text:p>
              </table:table-cell>
              <table:table-cell office:value-type="float" office:value="35442.34">
                <text:p>35442.3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0415">
                <text:p>30415</text:p>
              </table:table-cell>
              <table:table-cell office:value-type="float" office:value="36061.24">
                <text:p>36061.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0154">
                <text:p>30154</text:p>
              </table:table-cell>
              <table:table-cell office:value-type="float" office:value="36576.99">
                <text:p>36576.9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0804">
                <text:p>30804</text:p>
              </table:table-cell>
              <table:table-cell office:value-type="float" office:value="37195.89">
                <text:p>37195.8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1140">
                <text:p>31140</text:p>
              </table:table-cell>
              <table:table-cell office:value-type="float" office:value="37814.79">
                <text:p>37814.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1483">
                <text:p>31483</text:p>
              </table:table-cell>
              <table:table-cell office:value-type="float" office:value="38536.84">
                <text:p>38536.8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2560">
                <text:p>32560</text:p>
              </table:table-cell>
              <table:table-cell office:value-type="float" office:value="39155.74">
                <text:p>39155.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2329">
                <text:p>32329</text:p>
              </table:table-cell>
              <table:table-cell office:value-type="float" office:value="39877.79">
                <text:p>39877.7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3368">
                <text:p>33368</text:p>
              </table:table-cell>
              <table:table-cell office:value-type="float" office:value="40599.84">
                <text:p>40599.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3937">
                <text:p>33937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5300">
                <text:p>35300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4737">
                <text:p>34737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5382">
                <text:p>35382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5382">
                <text:p>35382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6137">
                <text:p>36137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6396">
                <text:p>3639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6866">
                <text:p>3686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7015">
                <text:p>3701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9786">
                <text:p>3978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6571">
                <text:p>36571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7532">
                <text:p>37532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7905">
                <text:p>3790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905">
                <text:p>3890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0065">
                <text:p>4006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350">
                <text:p>38350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7045">
                <text:p>3704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75">
                <text:p>3867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938">
                <text:p>38938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000">
                <text:p>38000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480">
                <text:p>38480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9138">
                <text:p>39138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9476">
                <text:p>3947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9341">
                <text:p>39341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476">
                <text:p>3947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476">
                <text:p>3947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751">
                <text:p>39751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579">
                <text:p>39579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786">
                <text:p>3978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06">
                <text:p>3920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890">
                <text:p>39890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072">
                <text:p>39072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925">
                <text:p>3992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0100">
                <text:p>40100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0065">
                <text:p>4006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0135">
                <text:p>4013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0135">
                <text:p>4013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0526">
                <text:p>4052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2288">
                <text:p>42288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1146">
                <text:p>4114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0348">
                <text:p>40348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1221">
                <text:p>41221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0490">
                <text:p>40490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0455">
                <text:p>4045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925">
                <text:p>4092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455">
                <text:p>4045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526">
                <text:p>40526</text:p>
              </table:table-cell>
              <table:table-cell office:value-type="float" office:value="40187.24">
                <text:p>40187.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634">
                <text:p>40634</text:p>
              </table:table-cell>
              <table:table-cell office:value-type="float" office:value="39258.89">
                <text:p>39258.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526">
                <text:p>40526</text:p>
              </table:table-cell>
              <table:table-cell office:value-type="float" office:value="38330.54">
                <text:p>38330.5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1184">
                <text:p>41184</text:p>
              </table:table-cell>
              <table:table-cell office:value-type="float" office:value="37505.34">
                <text:p>37505.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1036">
                <text:p>41036</text:p>
              </table:table-cell>
              <table:table-cell office:value-type="float" office:value="36576.99">
                <text:p>36576.9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9995">
                <text:p>39995</text:p>
              </table:table-cell>
              <table:table-cell office:value-type="float" office:value="35648.64">
                <text:p>35648.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9682">
                <text:p>39682</text:p>
              </table:table-cell>
              <table:table-cell office:value-type="float" office:value="34720.29">
                <text:p>34720.2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9476">
                <text:p>39476</text:p>
              </table:table-cell>
              <table:table-cell office:value-type="float" office:value="33998.24">
                <text:p>33998.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9239">
                <text:p>39239</text:p>
              </table:table-cell>
              <table:table-cell office:value-type="float" office:value="32863.59">
                <text:p>32863.5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8577">
                <text:p>38577</text:p>
              </table:table-cell>
              <table:table-cell office:value-type="float" office:value="32038.39">
                <text:p>32038.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7440">
                <text:p>37440</text:p>
              </table:table-cell>
              <table:table-cell office:value-type="float" office:value="31316.34">
                <text:p>31316.3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7937">
                <text:p>37937</text:p>
              </table:table-cell>
              <table:table-cell office:value-type="float" office:value="30491.14">
                <text:p>30491.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6483">
                <text:p>36483</text:p>
              </table:table-cell>
              <table:table-cell office:value-type="float" office:value="29769.09">
                <text:p>29769.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5246">
                <text:p>35246</text:p>
              </table:table-cell>
              <table:table-cell office:value-type="float" office:value="28943.89">
                <text:p>28943.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4896">
                <text:p>34896</text:p>
              </table:table-cell>
              <table:table-cell office:value-type="float" office:value="28221.84">
                <text:p>28221.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4166">
                <text:p>34166</text:p>
              </table:table-cell>
              <table:table-cell office:value-type="float" office:value="27602.94">
                <text:p>27602.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4115">
                <text:p>34115</text:p>
              </table:table-cell>
              <table:table-cell office:value-type="float" office:value="26880.89">
                <text:p>26880.8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3613">
                <text:p>33613</text:p>
              </table:table-cell>
              <table:table-cell office:value-type="float" office:value="26261.99">
                <text:p>26261.9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770">
                <text:p>32770</text:p>
              </table:table-cell>
              <table:table-cell office:value-type="float" office:value="25539.94">
                <text:p>25539.9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3222">
                <text:p>33222</text:p>
              </table:table-cell>
              <table:table-cell office:value-type="float" office:value="24817.89">
                <text:p>24817.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1834">
                <text:p>31834</text:p>
              </table:table-cell>
              <table:table-cell office:value-type="float" office:value="24302.14">
                <text:p>24302.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1878">
                <text:p>31878</text:p>
              </table:table-cell>
              <table:table-cell office:value-type="float" office:value="23683.24">
                <text:p>23683.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0294">
                <text:p>30294</text:p>
              </table:table-cell>
              <table:table-cell office:value-type="float" office:value="23064.34">
                <text:p>23064.3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1098">
                <text:p>31098</text:p>
              </table:table-cell>
              <table:table-cell office:value-type="float" office:value="22548.59">
                <text:p>22548.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8787">
                <text:p>28787</text:p>
              </table:table-cell>
              <table:table-cell office:value-type="float" office:value="21929.69">
                <text:p>21929.6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9684">
                <text:p>29684</text:p>
              </table:table-cell>
              <table:table-cell office:value-type="float" office:value="21310.79">
                <text:p>21310.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8393">
                <text:p>28393</text:p>
              </table:table-cell>
              <table:table-cell office:value-type="float" office:value="20795.04">
                <text:p>20795.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8660">
                <text:p>28660</text:p>
              </table:table-cell>
              <table:table-cell office:value-type="float" office:value="20176.14">
                <text:p>20176.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8553">
                <text:p>28553</text:p>
              </table:table-cell>
              <table:table-cell office:value-type="float" office:value="19454.09">
                <text:p>19454.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9266">
                <text:p>29266</text:p>
              </table:table-cell>
              <table:table-cell office:value-type="float" office:value="18938.34">
                <text:p>18938.3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6424">
                <text:p>26424</text:p>
              </table:table-cell>
              <table:table-cell office:value-type="float" office:value="18319.44">
                <text:p>18319.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6455">
                <text:p>26455</text:p>
              </table:table-cell>
              <table:table-cell office:value-type="float" office:value="17803.69">
                <text:p>17803.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6062">
                <text:p>26062</text:p>
              </table:table-cell>
              <table:table-cell office:value-type="float" office:value="17081.64">
                <text:p>17081.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5396">
                <text:p>25396</text:p>
              </table:table-cell>
              <table:table-cell office:value-type="float" office:value="16462.74">
                <text:p>16462.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298">
                <text:p>25298</text:p>
              </table:table-cell>
              <table:table-cell office:value-type="float" office:value="15843.84">
                <text:p>15843.8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4290">
                <text:p>24290</text:p>
              </table:table-cell>
              <table:table-cell office:value-type="float" office:value="15328.09">
                <text:p>15328.0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2995">
                <text:p>22995</text:p>
              </table:table-cell>
              <table:table-cell office:value-type="float" office:value="14812.34">
                <text:p>14812.3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2788">
                <text:p>22788</text:p>
              </table:table-cell>
              <table:table-cell office:value-type="float" office:value="14296.59">
                <text:p>14296.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1706">
                <text:p>21706</text:p>
              </table:table-cell>
              <table:table-cell office:value-type="float" office:value="13780.84">
                <text:p>13780.8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1462">
                <text:p>21462</text:p>
              </table:table-cell>
              <table:table-cell office:value-type="float" office:value="13265.09">
                <text:p>13265.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1056">
                <text:p>21056</text:p>
              </table:table-cell>
              <table:table-cell office:value-type="float" office:value="12749.34">
                <text:p>12749.3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9248">
                <text:p>19248</text:p>
              </table:table-cell>
              <table:table-cell office:value-type="float" office:value="12233.59">
                <text:p>12233.5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586">
                <text:p>19586</text:p>
              </table:table-cell>
              <table:table-cell office:value-type="float" office:value="11820.99">
                <text:p>11820.9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8234">
                <text:p>18234</text:p>
              </table:table-cell>
              <table:table-cell office:value-type="float" office:value="11305.24">
                <text:p>11305.2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8205">
                <text:p>18205</text:p>
              </table:table-cell>
              <table:table-cell office:value-type="float" office:value="10892.64">
                <text:p>10892.6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8241">
                <text:p>18241</text:p>
              </table:table-cell>
              <table:table-cell office:value-type="float" office:value="10376.89">
                <text:p>10376.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166">
                <text:p>17166</text:p>
              </table:table-cell>
              <table:table-cell office:value-type="float" office:value="9861.14">
                <text:p>9861.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515">
                <text:p>16515</text:p>
              </table:table-cell>
              <table:table-cell office:value-type="float" office:value="9551.69">
                <text:p>9551.6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944">
                <text:p>15944</text:p>
              </table:table-cell>
              <table:table-cell office:value-type="float" office:value="9035.94">
                <text:p>9035.9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790">
                <text:p>15790</text:p>
              </table:table-cell>
              <table:table-cell office:value-type="float" office:value="8623.34">
                <text:p>8623.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007">
                <text:p>15007</text:p>
              </table:table-cell>
              <table:table-cell office:value-type="float" office:value="8107.59">
                <text:p>8107.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393">
                <text:p>14393</text:p>
              </table:table-cell>
              <table:table-cell office:value-type="float" office:value="7798.14">
                <text:p>7798.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022">
                <text:p>14022</text:p>
              </table:table-cell>
              <table:table-cell office:value-type="float" office:value="7385.54">
                <text:p>7385.5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536">
                <text:p>13536</text:p>
              </table:table-cell>
              <table:table-cell office:value-type="float" office:value="6972.94">
                <text:p>6972.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012">
                <text:p>13012</text:p>
              </table:table-cell>
              <table:table-cell office:value-type="float" office:value="6560.34">
                <text:p>6560.3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659">
                <text:p>12659</text:p>
              </table:table-cell>
              <table:table-cell office:value-type="float" office:value="6147.74">
                <text:p>6147.7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206">
                <text:p>12206</text:p>
              </table:table-cell>
              <table:table-cell office:value-type="float" office:value="5838.29">
                <text:p>5838.2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821">
                <text:p>11821</text:p>
              </table:table-cell>
              <table:table-cell office:value-type="float" office:value="5425.69">
                <text:p>5425.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066">
                <text:p>11066</text:p>
              </table:table-cell>
              <table:table-cell office:value-type="float" office:value="5013.09">
                <text:p>5013.0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994">
                <text:p>10994</text:p>
              </table:table-cell>
              <table:table-cell office:value-type="float" office:value="4703.64">
                <text:p>4703.6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413">
                <text:p>10413</text:p>
              </table:table-cell>
              <table:table-cell office:value-type="float" office:value="4291.04">
                <text:p>4291.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036">
                <text:p>10036</text:p>
              </table:table-cell>
              <table:table-cell office:value-type="float" office:value="3981.59">
                <text:p>3981.5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660">
                <text:p>9660</text:p>
              </table:table-cell>
              <table:table-cell office:value-type="float" office:value="3775.29">
                <text:p>3775.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306">
                <text:p>9306</text:p>
              </table:table-cell>
              <table:table-cell office:value-type="float" office:value="3465.84">
                <text:p>3465.8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102">
                <text:p>9102</text:p>
              </table:table-cell>
              <table:table-cell office:value-type="float" office:value="3259.54">
                <text:p>3259.5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977">
                <text:p>8977</text:p>
              </table:table-cell>
              <table:table-cell office:value-type="float" office:value="3053.24">
                <text:p>3053.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90">
                <text:p>8690</text:p>
              </table:table-cell>
              <table:table-cell office:value-type="float" office:value="2743.79">
                <text:p>2743.7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481">
                <text:p>8481</text:p>
              </table:table-cell>
              <table:table-cell office:value-type="float" office:value="2537.49">
                <text:p>2537.4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196">
                <text:p>8196</text:p>
              </table:table-cell>
              <table:table-cell office:value-type="float" office:value="2331.19">
                <text:p>2331.1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913">
                <text:p>7913</text:p>
              </table:table-cell>
              <table:table-cell office:value-type="float" office:value="2228.04">
                <text:p>2228.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657">
                <text:p>7657</text:p>
              </table:table-cell>
              <table:table-cell office:value-type="float" office:value="1918.59">
                <text:p>1918.5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353">
                <text:p>7353</text:p>
              </table:table-cell>
              <table:table-cell office:value-type="float" office:value="1712.29">
                <text:p>1712.2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239">
                <text:p>7239</text:p>
              </table:table-cell>
              <table:table-cell office:value-type="float" office:value="1505.99">
                <text:p>1505.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965">
                <text:p>696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738">
                <text:p>673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489">
                <text:p>64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271">
                <text:p>627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006">
                <text:p>60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882">
                <text:p>588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626">
                <text:p>562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438">
                <text:p>543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309">
                <text:p>53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149">
                <text:p>514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891">
                <text:p>489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670">
                <text:p>467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535">
                <text:p>453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31">
                <text:p>443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292">
                <text:p>429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236">
                <text:p>423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152">
                <text:p>415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058">
                <text:p>405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013">
                <text:p>40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889">
                <text:p>38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854">
                <text:p>385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745">
                <text:p>374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684">
                <text:p>368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682">
                <text:p>368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54">
                <text:p>355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526">
                <text:p>352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465">
                <text:p>346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407">
                <text:p>3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389">
                <text:p>33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285">
                <text:p>328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219">
                <text:p>32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181">
                <text:p>318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126">
                <text:p>312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82">
                <text:p>308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33">
                <text:p>303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82">
                <text:p>298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73">
                <text:p>297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27">
                <text:p>292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09">
                <text:p>29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70">
                <text:p>287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828">
                <text:p>282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807">
                <text:p>28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802">
                <text:p>28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758">
                <text:p>275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756">
                <text:p>275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734">
                <text:p>273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701">
                <text:p>27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702">
                <text:p>27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678">
                <text:p>267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662">
                <text:p>266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656">
                <text:p>265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627">
                <text:p>262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618">
                <text:p>261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607">
                <text:p>26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604">
                <text:p>26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593">
                <text:p>259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580">
                <text:p>258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573">
                <text:p>257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546">
                <text:p>254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549">
                <text:p>254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541">
                <text:p>254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527">
                <text:p>252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530">
                <text:p>253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524">
                <text:p>25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00">
                <text:p>25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513">
                <text:p>25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502">
                <text:p>25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486">
                <text:p>248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498">
                <text:p>24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477">
                <text:p>247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489">
                <text:p>24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487">
                <text:p>248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473">
                <text:p>247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478">
                <text:p>247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460">
                <text:p>246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460">
                <text:p>246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461">
                <text:p>246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448">
                <text:p>244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459">
                <text:p>245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448">
                <text:p>244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444">
                <text:p>244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448">
                <text:p>244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437">
                <text:p>243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444">
                <text:p>244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440">
                <text:p>244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441">
                <text:p>244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445">
                <text:p>244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432">
                <text:p>243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432">
                <text:p>243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427">
                <text:p>242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435">
                <text:p>243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435">
                <text:p>243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432">
                <text:p>243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428">
                <text:p>242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423">
                <text:p>242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428">
                <text:p>242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435">
                <text:p>243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422">
                <text:p>242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429">
                <text:p>242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422">
                <text:p>242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422">
                <text:p>242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421">
                <text:p>24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418">
                <text:p>241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21">
                <text:p>24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21">
                <text:p>24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418">
                <text:p>241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428">
                <text:p>242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391">
                <text:p>239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88">
                <text:p>238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20">
                <text:p>242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386">
                <text:p>238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392">
                <text:p>239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390">
                <text:p>239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20">
                <text:p>242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384">
                <text:p>238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384">
                <text:p>238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420">
                <text:p>242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392">
                <text:p>239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389">
                <text:p>23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393">
                <text:p>239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390">
                <text:p>239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384">
                <text:p>238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393">
                <text:p>239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387">
                <text:p>238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389">
                <text:p>23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392">
                <text:p>239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526cm" svg:height="21.847cm" xlink:href=".." xlink:type="simple" chart:class="chart:bar" chart:style-name="ch1">
        <chart:plot-area chart:style-name="ch2" table:cell-range-address="6a199013bdb_no_prop.D1:6a199013bdb_no_prop.E1528" svg:x="0.81cm" svg:y="0.436cm" svg:width="38.906cm" svg:height="20.975cm">
          <chartooo:coordinate-region svg:x="1.823cm" svg:y="0.436cm" svg:width="37.893cm" svg:height="19.6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6a199013bdb_no_prop.D1:6a199013bdb_no_prop.D1528" chart:class="chart:bar">
            <chart:data-point chart:repeated="1528"/>
          </chart:series>
          <chart:series chart:style-name="ch7" chart:values-cell-range-address="6a199013bdb_no_prop.E1:6a199013bdb_no_prop.E1528" chart:class="chart:bar">
            <chart:data-point chart:repeated="15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7">
                <text:p>1647</text:p>
                <draw:g>
                  <svg:desc>6a199013bdb_no_prop.D1:6a199013bdb_no_prop.D1528</svg:desc>
                </draw:g>
              </table:table-cell>
              <table:table-cell office:value-type="float" office:value="0">
                <text:p>0</text:p>
                <draw:g>
                  <svg:desc>6a199013bdb_no_prop.E1:6a199013bdb_no_prop.E15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9">
                <text:p>164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9">
                <text:p>164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2">
                <text:p>163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6">
                <text:p>162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6">
                <text:p>162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6">
                <text:p>162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2">
                <text:p>162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8">
                <text:p>162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4">
                <text:p>162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4">
                <text:p>162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6">
                <text:p>163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1">
                <text:p>164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2">
                <text:p>164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9">
                <text:p>163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9">
                <text:p>16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6">
                <text:p>163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8">
                <text:p>16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3">
                <text:p>163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8">
                <text:p>163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8">
                <text:p>16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0">
                <text:p>16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3">
                <text:p>16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8">
                <text:p>16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2">
                <text:p>16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">
                <text:p>16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58">
                <text:p>16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7">
                <text:p>16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7">
                <text:p>165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5">
                <text:p>165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5">
                <text:p>16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5">
                <text:p>16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7">
                <text:p>16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8">
                <text:p>16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5">
                <text:p>16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5">
                <text:p>16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57">
                <text:p>16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7">
                <text:p>16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6">
                <text:p>16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3">
                <text:p>16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2">
                <text:p>16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2">
                <text:p>16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2">
                <text:p>16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2">
                <text:p>16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51">
                <text:p>16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1">
                <text:p>16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0">
                <text:p>16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51">
                <text:p>1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51">
                <text:p>1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51">
                <text:p>1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51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53">
                <text:p>1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53">
                <text:p>1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53">
                <text:p>1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53">
                <text:p>1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53">
                <text:p>1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54">
                <text:p>16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52">
                <text:p>16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53">
                <text:p>16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49">
                <text:p>16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48">
                <text:p>16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46">
                <text:p>16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40">
                <text:p>16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39">
                <text:p>163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33">
                <text:p>16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27">
                <text:p>162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18">
                <text:p>161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19">
                <text:p>161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23">
                <text:p>162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15">
                <text:p>161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23">
                <text:p>162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13">
                <text:p>161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16">
                <text:p>161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17">
                <text:p>161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27">
                <text:p>162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19">
                <text:p>161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1">
                <text:p>161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20">
                <text:p>162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13">
                <text:p>161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19">
                <text:p>161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01">
                <text:p>160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92">
                <text:p>15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75">
                <text:p>157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91">
                <text:p>1591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83">
                <text:p>1583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63">
                <text:p>1563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70">
                <text:p>157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58">
                <text:p>155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75">
                <text:p>1575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86">
                <text:p>1586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88">
                <text:p>158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82">
                <text:p>158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91">
                <text:p>159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03">
                <text:p>160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98">
                <text:p>1598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93">
                <text:p>159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89">
                <text:p>158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81">
                <text:p>1581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94">
                <text:p>1594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85">
                <text:p>158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79">
                <text:p>157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70">
                <text:p>157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49">
                <text:p>154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48">
                <text:p>1548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37">
                <text:p>153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29">
                <text:p>1529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13">
                <text:p>151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4">
                <text:p>1504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4">
                <text:p>1504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19">
                <text:p>1519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22">
                <text:p>152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25">
                <text:p>152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23">
                <text:p>152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35">
                <text:p>153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41">
                <text:p>1541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44">
                <text:p>154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30">
                <text:p>153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25">
                <text:p>1525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28">
                <text:p>152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33">
                <text:p>1533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40">
                <text:p>154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30">
                <text:p>153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25">
                <text:p>1525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19">
                <text:p>1519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17">
                <text:p>1517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17">
                <text:p>1517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4">
                <text:p>1514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0">
                <text:p>1510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4">
                <text:p>151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6">
                <text:p>1516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24">
                <text:p>1524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31">
                <text:p>153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40">
                <text:p>1540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36">
                <text:p>153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48">
                <text:p>154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56">
                <text:p>155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55">
                <text:p>155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61">
                <text:p>1561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60">
                <text:p>156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65">
                <text:p>156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66">
                <text:p>1566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73">
                <text:p>157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72">
                <text:p>157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75">
                <text:p>157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77">
                <text:p>157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80">
                <text:p>158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83">
                <text:p>158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86">
                <text:p>158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93">
                <text:p>1593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94">
                <text:p>159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96">
                <text:p>159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99">
                <text:p>159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4">
                <text:p>160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05">
                <text:p>160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08">
                <text:p>160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08">
                <text:p>16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10">
                <text:p>16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8">
                <text:p>160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11">
                <text:p>161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13">
                <text:p>161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12">
                <text:p>161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11">
                <text:p>161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11">
                <text:p>161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12">
                <text:p>161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14">
                <text:p>161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17">
                <text:p>161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17">
                <text:p>161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17">
                <text:p>161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17">
                <text:p>161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19">
                <text:p>161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20">
                <text:p>16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22">
                <text:p>162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21">
                <text:p>162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22">
                <text:p>162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23">
                <text:p>162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26">
                <text:p>162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30">
                <text:p>16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35">
                <text:p>16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44">
                <text:p>16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45">
                <text:p>16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49">
                <text:p>164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58">
                <text:p>165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61">
                <text:p>166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69">
                <text:p>166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75">
                <text:p>167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79">
                <text:p>1679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77">
                <text:p>167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86">
                <text:p>168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87">
                <text:p>168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94">
                <text:p>169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92">
                <text:p>1692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88">
                <text:p>168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85">
                <text:p>168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92">
                <text:p>169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98">
                <text:p>169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01">
                <text:p>170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09">
                <text:p>1709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05">
                <text:p>170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21">
                <text:p>172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35">
                <text:p>1735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35">
                <text:p>1735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38">
                <text:p>173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32">
                <text:p>173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40">
                <text:p>174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34">
                <text:p>1734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30">
                <text:p>173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17">
                <text:p>171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19">
                <text:p>171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17">
                <text:p>171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11">
                <text:p>1711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27">
                <text:p>172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08">
                <text:p>170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06">
                <text:p>170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15">
                <text:p>171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13">
                <text:p>171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94">
                <text:p>169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4">
                <text:p>16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85">
                <text:p>1685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84">
                <text:p>168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89">
                <text:p>168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11">
                <text:p>171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10">
                <text:p>171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13">
                <text:p>171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23">
                <text:p>172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23">
                <text:p>172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26">
                <text:p>172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4">
                <text:p>171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2">
                <text:p>171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99">
                <text:p>169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95">
                <text:p>169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99">
                <text:p>169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98">
                <text:p>169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03">
                <text:p>170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04">
                <text:p>170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05">
                <text:p>170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05">
                <text:p>170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00">
                <text:p>17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93">
                <text:p>169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91">
                <text:p>169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86">
                <text:p>168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83">
                <text:p>168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81">
                <text:p>168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80">
                <text:p>16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83">
                <text:p>168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85">
                <text:p>168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86">
                <text:p>168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82">
                <text:p>168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79">
                <text:p>167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83">
                <text:p>168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82">
                <text:p>16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77">
                <text:p>167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72">
                <text:p>16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71">
                <text:p>167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74">
                <text:p>1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75">
                <text:p>16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79">
                <text:p>16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77">
                <text:p>16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80">
                <text:p>16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80">
                <text:p>16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82">
                <text:p>16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80">
                <text:p>16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79">
                <text:p>16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77">
                <text:p>16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77">
                <text:p>16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76">
                <text:p>16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76">
                <text:p>16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74">
                <text:p>16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73">
                <text:p>16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71">
                <text:p>16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71">
                <text:p>16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71">
                <text:p>16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71">
                <text:p>16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70">
                <text:p>16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669">
                <text:p>16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669">
                <text:p>16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669">
                <text:p>1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669">
                <text:p>1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668">
                <text:p>16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667">
                <text:p>16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667">
                <text:p>16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667">
                <text:p>1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667">
                <text:p>1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67">
                <text:p>1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667">
                <text:p>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66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66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66">
                <text:p>16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66">
                <text:p>16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65">
                <text:p>1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65">
                <text:p>1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65">
                <text:p>1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65">
                <text:p>1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64">
                <text:p>1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64">
                <text:p>1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664">
                <text:p>1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64">
                <text:p>1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664">
                <text:p>1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664">
                <text:p>1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663">
                <text:p>1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663">
                <text:p>1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63">
                <text:p>1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63">
                <text:p>1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63">
                <text:p>1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62">
                <text:p>16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60">
                <text:p>1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660">
                <text:p>1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659">
                <text:p>16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59">
                <text:p>16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659">
                <text:p>16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659">
                <text:p>16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659">
                <text:p>16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658">
                <text:p>16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659">
                <text:p>16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58">
                <text:p>16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58">
                <text:p>16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58">
                <text:p>16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658">
                <text:p>16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655">
                <text:p>16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655">
                <text:p>16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27cm" svg:height="20.547cm" xlink:href=".." xlink:type="simple" chart:class="chart:bar" chart:style-name="ch1">
        <chart:plot-area chart:style-name="ch2" table:cell-range-address="6a199013bdb_no_prop.A1:6a199013bdb_no_prop.A1528" svg:x="0.805cm" svg:y="0.41cm" svg:width="38.66cm" svg:height="19.727cm">
          <chartooo:coordinate-region svg:x="1.628cm" svg:y="0.41cm" svg:width="37.837cm" svg:height="18.4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6a199013bdb_no_prop.A1:6a199013bdb_no_prop.A1528" chart:class="chart:bar">
            <chart:data-point chart:repeated="15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6a199013bdb_no_prop.A1:6a199013bdb_no_prop.A15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